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ZSongTi" svg:font-family="FZSongTi" style:font-family-generic="system" style:font-pitch="variable"/>
    <style:font-face style:name="Noto Kufi Arabic" svg:font-family="'Noto Kufi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cd5b45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7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number-columns-repeated="5" table:default-cell-style-name="ce2"/>
        <table:table-row table:style-name="ro1">
          <table:table-cell table:style-name="ce1" office:value-type="string" calcext:value-type="string">
            <text:p><text:a xlink:href="javascript:alert('This%20column%20provides%20a%20link%20to%20a%20detailed%20full%20record%20(Not%20to%20be%20used%20for%20identification)')" xlink:type="simple">Full</text:a></text:p>
          </table:table-cell>
          <table:table-cell table:style-name="ce3" office:value-type="string" calcext:value-type="string">
            <text:p><text:a xlink:href="javascript:vNote('//%2A&amp;-5N&amp;%3C%22Label%22&amp;catid=51510085&amp;tabid=1&amp;colid=1')" xlink:type="simple">Name</text:a></text:p>
          </table:table-cell>
          <table:table-cell table:style-name="ce5" office:value-type="string" calcext:value-type="string">
            <text:p><text:a xlink:href="javascript:vNote('//%2A&amp;-5N&amp;%3C%22Label%22&amp;catid=51510085&amp;tabid=1&amp;colid=33')" xlink:type="simple">[Fe/H]</text:a></text:p>
            <text:p><text:a xlink:href="javascript:Unit('[-]')" xlink:type="simple">[-]</text:a></text:p>
          </table:table-cell>
          <table:table-cell table:style-name="ce6" office:value-type="string" calcext:value-type="string">
            <text:p><text:a xlink:href="javascript:vNote('//%2A&amp;-5N&amp;%3C%22Label%22&amp;catid=51510085&amp;tabid=1&amp;colid=37')" xlink:type="simple">M*</text:a></text:p>
            <text:p><text:a xlink:href="javascript:Unit('Msun')" xlink:type="simple">Msun</text:a></text:p>
          </table:table-cell>
          <table:table-cell table:style-name="ce6" office:value-type="string" calcext:value-type="string">
            <text:p><text:a xlink:href="javascript:vNote('//%2A&amp;-5N&amp;%3C%22Label%22&amp;catid=51510085&amp;tabid=1&amp;colid=48')" xlink:type="simple">Per</text:a></text:p>
            <text:p><text:a xlink:href="javascript:Unit('d')" xlink:type="simple">d</text:a></text:p>
          </table:table-cell>
          <table:table-cell table:style-name="ce6" office:value-type="string" calcext:value-type="string">
            <text:p><text:a xlink:href="javascript:vNote('//%2A&amp;-5N&amp;%3C%22Label%22&amp;catid=51510085&amp;tabid=1&amp;colid=66')" xlink:type="simple">msini</text:a></text:p>
            <text:p><text:a xlink:href="javascript:Unit('Msun')" xlink:type="simple">Msun</text:a></text:p>
          </table:table-cell>
          <table:table-cell table:style-name="ce6" office:value-type="string" calcext:value-type="string">
            <text:p><text:a xlink:href="javascript:vNote('//%2A&amp;-5N&amp;%3C%22Label%22&amp;catid=51510085&amp;tabid=1&amp;colid=67')" xlink:type="simple">a</text:a></text:p>
            <text:p><text:a xlink:href="javascript:Unit('AU')" xlink:type="simple">AU</text:a>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" xlink:type="simple">1</text:a></text:p>
          </table:table-cell>
          <table:table-cell office:value-type="string" calcext:value-type="string">
            <text:p>2M00110648+6609349</text:p>
          </table:table-cell>
          <table:table-cell office:value-type="float" office:value="-0.370823" calcext:value-type="float">
            <text:p>-0.370823</text:p>
          </table:table-cell>
          <table:table-cell office:value-type="float" office:value="0.923444" calcext:value-type="float">
            <text:p>0.923444</text:p>
          </table:table-cell>
          <table:table-cell office:value-type="float" office:value="244.53564" calcext:value-type="float">
            <text:p>244.53564</text:p>
          </table:table-cell>
          <table:table-cell office:value-type="float" office:value="0.116064" calcext:value-type="float">
            <text:p>0.116064</text:p>
          </table:table-cell>
          <table:table-cell office:value-type="float" office:value="0.6887" calcext:value-type="float">
            <text:p>0.688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" xlink:type="simple">2</text:a></text:p>
          </table:table-cell>
          <table:table-cell office:value-type="string" calcext:value-type="string">
            <text:p>2M00114326+7112562</text:p>
          </table:table-cell>
          <table:table-cell office:value-type="float" office:value="-0.534219" calcext:value-type="float">
            <text:p>-0.534219</text:p>
          </table:table-cell>
          <table:table-cell office:value-type="float" office:value="1.251942" calcext:value-type="float">
            <text:p>1.251942</text:p>
          </table:table-cell>
          <table:table-cell office:value-type="float" office:value="25.556105" calcext:value-type="float">
            <text:p>25.556105</text:p>
          </table:table-cell>
          <table:table-cell office:value-type="float" office:value="0.966304" calcext:value-type="float">
            <text:p>0.966304</text:p>
          </table:table-cell>
          <table:table-cell office:value-type="float" office:value="0.12498" calcext:value-type="float">
            <text:p>0.1249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" xlink:type="simple">3</text:a></text:p>
          </table:table-cell>
          <table:table-cell office:value-type="string" calcext:value-type="string">
            <text:p>2M00225114+6202031</text:p>
          </table:table-cell>
          <table:table-cell office:value-type="float" office:value="-0.12926" calcext:value-type="float">
            <text:p>-0.12926</text:p>
          </table:table-cell>
          <table:table-cell office:value-type="float" office:value="0.659883" calcext:value-type="float">
            <text:p>0.659883</text:p>
          </table:table-cell>
          <table:table-cell office:value-type="float" office:value="20.218648" calcext:value-type="float">
            <text:p>20.218648</text:p>
          </table:table-cell>
          <table:table-cell office:value-type="float" office:value="0.0103456" calcext:value-type="float">
            <text:p>0.0103456</text:p>
          </table:table-cell>
          <table:table-cell office:value-type="float" office:value="0.12515" calcext:value-type="float">
            <text:p>0.12515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4" xlink:type="simple">4</text:a></text:p>
          </table:table-cell>
          <table:table-cell office:value-type="string" calcext:value-type="string">
            <text:p>2M00230781+6635311</text:p>
          </table:table-cell>
          <table:table-cell office:value-type="float" office:value="0.132665" calcext:value-type="float">
            <text:p>0.132665</text:p>
          </table:table-cell>
          <table:table-cell office:value-type="float" office:value="2.251461" calcext:value-type="float">
            <text:p>2.251461</text:p>
          </table:table-cell>
          <table:table-cell office:value-type="float" office:value="49.562371" calcext:value-type="float">
            <text:p>49.562371</text:p>
          </table:table-cell>
          <table:table-cell office:value-type="float" office:value="0.0474853" calcext:value-type="float">
            <text:p>0.0474853</text:p>
          </table:table-cell>
          <table:table-cell office:value-type="float" office:value="0.34131" calcext:value-type="float">
            <text:p>0.3413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5" xlink:type="simple">5</text:a></text:p>
          </table:table-cell>
          <table:table-cell office:value-type="string" calcext:value-type="string">
            <text:p>2M00241366+5907430</text:p>
          </table:table-cell>
          <table:table-cell office:value-type="float" office:value="-0.554713" calcext:value-type="float">
            <text:p>-0.554713</text:p>
          </table:table-cell>
          <table:table-cell office:value-type="float" office:value="1.345437" calcext:value-type="float">
            <text:p>1.345437</text:p>
          </table:table-cell>
          <table:table-cell office:value-type="float" office:value="199.301" calcext:value-type="float">
            <text:p>199.301</text:p>
          </table:table-cell>
          <table:table-cell office:value-type="float" office:value="0.14441" calcext:value-type="float">
            <text:p>0.14441</text:p>
          </table:table-cell>
          <table:table-cell office:value-type="float" office:value="0.68872" calcext:value-type="float">
            <text:p>0.6887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6" xlink:type="simple">6</text:a></text:p>
          </table:table-cell>
          <table:table-cell office:value-type="string" calcext:value-type="string">
            <text:p>2M00283822+5833027</text:p>
          </table:table-cell>
          <table:table-cell office:value-type="float" office:value="0.18498" calcext:value-type="float">
            <text:p>0.18498</text:p>
          </table:table-cell>
          <table:table-cell office:value-type="float" office:value="0.844387" calcext:value-type="float">
            <text:p>0.844387</text:p>
          </table:table-cell>
          <table:table-cell office:value-type="float" office:value="86.519001" calcext:value-type="float">
            <text:p>86.519001</text:p>
          </table:table-cell>
          <table:table-cell office:value-type="float" office:value="0.0129621" calcext:value-type="float">
            <text:p>0.0129621</text:p>
          </table:table-cell>
          <table:table-cell office:value-type="float" office:value="0.35818" calcext:value-type="float">
            <text:p>0.3581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7" xlink:type="simple">7</text:a></text:p>
          </table:table-cell>
          <table:table-cell office:value-type="string" calcext:value-type="string">
            <text:p>2M00283971+8530377</text:p>
          </table:table-cell>
          <table:table-cell office:value-type="float" office:value="0.095452" calcext:value-type="float">
            <text:p>0.095452</text:p>
          </table:table-cell>
          <table:table-cell office:value-type="float" office:value="1.228334" calcext:value-type="float">
            <text:p>1.228334</text:p>
          </table:table-cell>
          <table:table-cell office:value-type="float" office:value="41.265049" calcext:value-type="float">
            <text:p>41.265049</text:p>
          </table:table-cell>
          <table:table-cell office:value-type="float" office:value="0.00439574" calcext:value-type="float">
            <text:p>0.00439574</text:p>
          </table:table-cell>
          <table:table-cell office:value-type="float" office:value="0.24968" calcext:value-type="float">
            <text:p>0.2496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8" xlink:type="simple">8</text:a></text:p>
          </table:table-cell>
          <table:table-cell office:value-type="string" calcext:value-type="string">
            <text:p>2M00293898+6641295</text:p>
          </table:table-cell>
          <table:table-cell office:value-type="float" office:value="-0.569554" calcext:value-type="float">
            <text:p>-0.569554</text:p>
          </table:table-cell>
          <table:table-cell office:value-type="float" office:value="1.352067" calcext:value-type="float">
            <text:p>1.352067</text:p>
          </table:table-cell>
          <table:table-cell office:value-type="float" office:value="43.652711" calcext:value-type="float">
            <text:p>43.652711</text:p>
          </table:table-cell>
          <table:table-cell office:value-type="float" office:value="0.191498" calcext:value-type="float">
            <text:p>0.191498</text:p>
          </table:table-cell>
          <table:table-cell office:value-type="float" office:value="0.24561" calcext:value-type="float">
            <text:p>0.2456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9" xlink:type="simple">9</text:a></text:p>
          </table:table-cell>
          <table:table-cell office:value-type="string" calcext:value-type="string">
            <text:p>2M00295684+6356284</text:p>
          </table:table-cell>
          <table:table-cell office:value-type="float" office:value="-0.170303" calcext:value-type="float">
            <text:p>-0.170303</text:p>
          </table:table-cell>
          <table:table-cell office:value-type="float" office:value="2.190596" calcext:value-type="float">
            <text:p>2.190596</text:p>
          </table:table-cell>
          <table:table-cell office:value-type="float" office:value="94.001199" calcext:value-type="float">
            <text:p>94.001199</text:p>
          </table:table-cell>
          <table:table-cell office:value-type="float" office:value="0.0694524" calcext:value-type="float">
            <text:p>0.0694524</text:p>
          </table:table-cell>
          <table:table-cell office:value-type="float" office:value="0.51464" calcext:value-type="float">
            <text:p>0.5146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0" xlink:type="simple">10</text:a></text:p>
          </table:table-cell>
          <table:table-cell office:value-type="string" calcext:value-type="string">
            <text:p>2M00301928+6648359</text:p>
          </table:table-cell>
          <table:table-cell office:value-type="float" office:value="-0.379957" calcext:value-type="float">
            <text:p>-0.379957</text:p>
          </table:table-cell>
          <table:table-cell office:value-type="float" office:value="1.174127" calcext:value-type="float">
            <text:p>1.174127</text:p>
          </table:table-cell>
          <table:table-cell office:value-type="float" office:value="18.220843" calcext:value-type="float">
            <text:p>18.220843</text:p>
          </table:table-cell>
          <table:table-cell office:value-type="float" office:value="0.00875542" calcext:value-type="float">
            <text:p>0.00875542</text:p>
          </table:table-cell>
          <table:table-cell office:value-type="float" office:value="0.14226" calcext:value-type="float">
            <text:p>0.14226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1" xlink:type="simple">11</text:a></text:p>
          </table:table-cell>
          <table:table-cell office:value-type="string" calcext:value-type="string">
            <text:p>2M00330093+8454150</text:p>
          </table:table-cell>
          <table:table-cell office:value-type="float" office:value="-0.10033" calcext:value-type="float">
            <text:p>-0.10033</text:p>
          </table:table-cell>
          <table:table-cell office:value-type="float" office:value="1.068009" calcext:value-type="float">
            <text:p>1.068009</text:p>
          </table:table-cell>
          <table:table-cell office:value-type="float" office:value="10.925002" calcext:value-type="float">
            <text:p>10.925002</text:p>
          </table:table-cell>
          <table:table-cell office:value-type="float" office:value="0.00405385" calcext:value-type="float">
            <text:p>0.00405385</text:p>
          </table:table-cell>
          <table:table-cell office:value-type="float" office:value="0.09824" calcext:value-type="float">
            <text:p>0.0982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2" xlink:type="simple">12</text:a></text:p>
          </table:table-cell>
          <table:table-cell office:value-type="string" calcext:value-type="string">
            <text:p>2M00334291+6236198</text:p>
          </table:table-cell>
          <table:table-cell office:value-type="float" office:value="-0.136952" calcext:value-type="float">
            <text:p>-0.136952</text:p>
          </table:table-cell>
          <table:table-cell office:value-type="float" office:value="2.98535" calcext:value-type="float">
            <text:p>2.98535</text:p>
          </table:table-cell>
          <table:table-cell office:value-type="float" office:value="14.568467" calcext:value-type="float">
            <text:p>14.568467</text:p>
          </table:table-cell>
          <table:table-cell office:value-type="float" office:value="0.0164729" calcext:value-type="float">
            <text:p>0.0164729</text:p>
          </table:table-cell>
          <table:table-cell office:value-type="float" office:value="0.16747" calcext:value-type="float">
            <text:p>0.1674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3" xlink:type="simple">13</text:a></text:p>
          </table:table-cell>
          <table:table-cell office:value-type="string" calcext:value-type="string">
            <text:p>2M00334320+8523017</text:p>
          </table:table-cell>
          <table:table-cell office:value-type="float" office:value="0.059662" calcext:value-type="float">
            <text:p>0.059662</text:p>
          </table:table-cell>
          <table:table-cell office:value-type="float" office:value="1.263622" calcext:value-type="float">
            <text:p>1.263622</text:p>
          </table:table-cell>
          <table:table-cell office:value-type="float" office:value="76.57287" calcext:value-type="float">
            <text:p>76.57287</text:p>
          </table:table-cell>
          <table:table-cell office:value-type="float" office:value="0.028383" calcext:value-type="float">
            <text:p>0.028383</text:p>
          </table:table-cell>
          <table:table-cell office:value-type="float" office:value="0.37591" calcext:value-type="float">
            <text:p>0.3759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4" xlink:type="simple">14</text:a></text:p>
          </table:table-cell>
          <table:table-cell office:value-type="string" calcext:value-type="string">
            <text:p>2M00344509+8512058</text:p>
          </table:table-cell>
          <table:table-cell office:value-type="float" office:value="0.150057" calcext:value-type="float">
            <text:p>0.150057</text:p>
          </table:table-cell>
          <table:table-cell office:value-type="float" office:value="1.237631" calcext:value-type="float">
            <text:p>1.237631</text:p>
          </table:table-cell>
          <table:table-cell office:value-type="float" office:value="123.73619" calcext:value-type="float">
            <text:p>123.73619</text:p>
          </table:table-cell>
          <table:table-cell office:value-type="float" office:value="0.255487" calcext:value-type="float">
            <text:p>0.255487</text:p>
          </table:table-cell>
          <table:table-cell office:value-type="float" office:value="0.46039" calcext:value-type="float">
            <text:p>0.4603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5" xlink:type="simple">15</text:a></text:p>
          </table:table-cell>
          <table:table-cell office:value-type="string" calcext:value-type="string">
            <text:p>2M00370172+8455256</text:p>
          </table:table-cell>
          <table:table-cell office:value-type="float" office:value="-0.434377" calcext:value-type="float">
            <text:p>-0.434377</text:p>
          </table:table-cell>
          <table:table-cell office:value-type="float" office:value="1.248852" calcext:value-type="float">
            <text:p>1.248852</text:p>
          </table:table-cell>
          <table:table-cell office:value-type="float" office:value="13.466896" calcext:value-type="float">
            <text:p>13.466896</text:p>
          </table:table-cell>
          <table:table-cell office:value-type="float" office:value="0.0217877" calcext:value-type="float">
            <text:p>0.0217877</text:p>
          </table:table-cell>
          <table:table-cell office:value-type="float" office:value="0.11792" calcext:value-type="float">
            <text:p>0.1179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6" xlink:type="simple">16</text:a></text:p>
          </table:table-cell>
          <table:table-cell office:value-type="string" calcext:value-type="string">
            <text:p>2M00393636+8359378</text:p>
          </table:table-cell>
          <table:table-cell office:value-type="float" office:value="-0.626156" calcext:value-type="float">
            <text:p>-0.626156</text:p>
          </table:table-cell>
          <table:table-cell office:value-type="float" office:value="1.14986" calcext:value-type="float">
            <text:p>1.14986</text:p>
          </table:table-cell>
          <table:table-cell office:value-type="float" office:value="125.63072" calcext:value-type="float">
            <text:p>125.63072</text:p>
          </table:table-cell>
          <table:table-cell office:value-type="float" office:value="0.185596" calcext:value-type="float">
            <text:p>0.185596</text:p>
          </table:table-cell>
          <table:table-cell office:value-type="float" office:value="0.46546" calcext:value-type="float">
            <text:p>0.46546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7" xlink:type="simple">17</text:a></text:p>
          </table:table-cell>
          <table:table-cell office:value-type="string" calcext:value-type="string">
            <text:p>2M00394524+8449597</text:p>
          </table:table-cell>
          <table:table-cell office:value-type="float" office:value="0.193773" calcext:value-type="float">
            <text:p>0.193773</text:p>
          </table:table-cell>
          <table:table-cell office:value-type="float" office:value="1.388053" calcext:value-type="float">
            <text:p>1.388053</text:p>
          </table:table-cell>
          <table:table-cell office:value-type="float" office:value="0.57061087" calcext:value-type="float">
            <text:p>0.57061087</text:p>
          </table:table-cell>
          <table:table-cell office:value-type="float" office:value="0.00390425" calcext:value-type="float">
            <text:p>0.00390425</text:p>
          </table:table-cell>
          <table:table-cell office:value-type="float" office:value="0.01499" calcext:value-type="float">
            <text:p>0.0149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8" xlink:type="simple">18</text:a></text:p>
          </table:table-cell>
          <table:table-cell office:value-type="string" calcext:value-type="string">
            <text:p>2M00471754+8456301</text:p>
          </table:table-cell>
          <table:table-cell office:value-type="float" office:value="-0.207" calcext:value-type="float">
            <text:p>-0.207</text:p>
          </table:table-cell>
          <table:table-cell office:value-type="float" office:value="0.891386" calcext:value-type="float">
            <text:p>0.891386</text:p>
          </table:table-cell>
          <table:table-cell office:value-type="float" office:value="66.509697" calcext:value-type="float">
            <text:p>66.509697</text:p>
          </table:table-cell>
          <table:table-cell office:value-type="float" office:value="0.00784232" calcext:value-type="float">
            <text:p>0.00784232</text:p>
          </table:table-cell>
          <table:table-cell office:value-type="float" office:value="0.30739" calcext:value-type="float">
            <text:p>0.3073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9" xlink:type="simple">19</text:a></text:p>
          </table:table-cell>
          <table:table-cell office:value-type="string" calcext:value-type="string">
            <text:p>2M00475315+8504023</text:p>
          </table:table-cell>
          <table:table-cell office:value-type="float" office:value="-0.13238" calcext:value-type="float">
            <text:p>-0.13238</text:p>
          </table:table-cell>
          <table:table-cell office:value-type="float" office:value="1.238772" calcext:value-type="float">
            <text:p>1.238772</text:p>
          </table:table-cell>
          <table:table-cell office:value-type="float" office:value="36.589029" calcext:value-type="float">
            <text:p>36.589029</text:p>
          </table:table-cell>
          <table:table-cell office:value-type="float" office:value="0.0243439" calcext:value-type="float">
            <text:p>0.0243439</text:p>
          </table:table-cell>
          <table:table-cell office:value-type="float" office:value="0.22866" calcext:value-type="float">
            <text:p>0.22866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0" xlink:type="simple">20</text:a></text:p>
          </table:table-cell>
          <table:table-cell office:value-type="string" calcext:value-type="string">
            <text:p>2M00513648+8443583</text:p>
          </table:table-cell>
          <table:table-cell office:value-type="float" office:value="0.334085" calcext:value-type="float">
            <text:p>0.334085</text:p>
          </table:table-cell>
          <table:table-cell office:value-type="float" office:value="1.248576" calcext:value-type="float">
            <text:p>1.248576</text:p>
          </table:table-cell>
          <table:table-cell office:value-type="float" office:value="98.321238" calcext:value-type="float">
            <text:p>98.321238</text:p>
          </table:table-cell>
          <table:table-cell office:value-type="float" office:value="0.0772153" calcext:value-type="float">
            <text:p>0.0772153</text:p>
          </table:table-cell>
          <table:table-cell office:value-type="float" office:value="0.43131" calcext:value-type="float">
            <text:p>0.4313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1" xlink:type="simple">21</text:a></text:p>
          </table:table-cell>
          <table:table-cell office:value-type="string" calcext:value-type="string">
            <text:p>2M01214291+8604187</text:p>
          </table:table-cell>
          <table:table-cell office:value-type="float" office:value="-0.047259" calcext:value-type="float">
            <text:p>-0.047259</text:p>
          </table:table-cell>
          <table:table-cell office:value-type="float" office:value="0.529928" calcext:value-type="float">
            <text:p>0.529928</text:p>
          </table:table-cell>
          <table:table-cell office:value-type="float" office:value="13.716268" calcext:value-type="float">
            <text:p>13.716268</text:p>
          </table:table-cell>
          <table:table-cell office:value-type="float" office:value="0.00686275" calcext:value-type="float">
            <text:p>0.00686275</text:p>
          </table:table-cell>
          <table:table-cell office:value-type="float" office:value="0.08998" calcext:value-type="float">
            <text:p>0.0899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2" xlink:type="simple">22</text:a></text:p>
          </table:table-cell>
          <table:table-cell office:value-type="string" calcext:value-type="string">
            <text:p>2M01250592+8444252</text:p>
          </table:table-cell>
          <table:table-cell office:value-type="float" office:value="-0.116993" calcext:value-type="float">
            <text:p>-0.116993</text:p>
          </table:table-cell>
          <table:table-cell office:value-type="float" office:value="1.297377" calcext:value-type="float">
            <text:p>1.297377</text:p>
          </table:table-cell>
          <table:table-cell office:value-type="float" office:value="307.21396" calcext:value-type="float">
            <text:p>307.21396</text:p>
          </table:table-cell>
          <table:table-cell office:value-type="float" office:value="0.03149" calcext:value-type="float">
            <text:p>0.03149</text:p>
          </table:table-cell>
          <table:table-cell office:value-type="float" office:value="0.95639" calcext:value-type="float">
            <text:p>0.9563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3" xlink:type="simple">23</text:a></text:p>
          </table:table-cell>
          <table:table-cell office:value-type="string" calcext:value-type="string">
            <text:p>2M01304108+8553271</text:p>
          </table:table-cell>
          <table:table-cell office:value-type="float" office:value="-0.103354" calcext:value-type="float">
            <text:p>-0.103354</text:p>
          </table:table-cell>
          <table:table-cell office:value-type="float" office:value="1.377935" calcext:value-type="float">
            <text:p>1.377935</text:p>
          </table:table-cell>
          <table:table-cell office:value-type="float" office:value="217.05118" calcext:value-type="float">
            <text:p>217.05118</text:p>
          </table:table-cell>
          <table:table-cell office:value-type="float" office:value="0.0142026" calcext:value-type="float">
            <text:p>0.0142026</text:p>
          </table:table-cell>
          <table:table-cell office:value-type="float" office:value="0.7812" calcext:value-type="float">
            <text:p>0.781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4" xlink:type="simple">24</text:a></text:p>
          </table:table-cell>
          <table:table-cell office:value-type="string" calcext:value-type="string">
            <text:p>2M01340081+8535530</text:p>
          </table:table-cell>
          <table:table-cell office:value-type="float" office:value="-0.251762" calcext:value-type="float">
            <text:p>-0.251762</text:p>
          </table:table-cell>
          <table:table-cell office:value-type="float" office:value="1.503774" calcext:value-type="float">
            <text:p>1.503774</text:p>
          </table:table-cell>
          <table:table-cell office:value-type="float" office:value="108.59818" calcext:value-type="float">
            <text:p>108.59818</text:p>
          </table:table-cell>
          <table:table-cell office:value-type="float" office:value="0.0117463" calcext:value-type="float">
            <text:p>0.0117463</text:p>
          </table:table-cell>
          <table:table-cell office:value-type="float" office:value="0.50773" calcext:value-type="float">
            <text:p>0.50773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5" xlink:type="simple">25</text:a></text:p>
          </table:table-cell>
          <table:table-cell office:value-type="string" calcext:value-type="string">
            <text:p>2M01471839+8454501</text:p>
          </table:table-cell>
          <table:table-cell office:value-type="float" office:value="0.066922" calcext:value-type="float">
            <text:p>0.066922</text:p>
          </table:table-cell>
          <table:table-cell office:value-type="float" office:value="0.546598" calcext:value-type="float">
            <text:p>0.546598</text:p>
          </table:table-cell>
          <table:table-cell office:value-type="float" office:value="8.7725009" calcext:value-type="float">
            <text:p>8.7725009</text:p>
          </table:table-cell>
          <table:table-cell office:value-type="float" office:value="0.00302106" calcext:value-type="float">
            <text:p>0.00302106</text:p>
          </table:table-cell>
          <table:table-cell office:value-type="float" office:value="0.06781" calcext:value-type="float">
            <text:p>0.0678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6" xlink:type="simple">26</text:a></text:p>
          </table:table-cell>
          <table:table-cell office:value-type="string" calcext:value-type="string">
            <text:p>2M01565559+8526305</text:p>
          </table:table-cell>
          <table:table-cell office:value-type="float" office:value="0.077404" calcext:value-type="float">
            <text:p>0.077404</text:p>
          </table:table-cell>
          <table:table-cell office:value-type="float" office:value="0.715686" calcext:value-type="float">
            <text:p>0.715686</text:p>
          </table:table-cell>
          <table:table-cell office:value-type="float" office:value="86.175071" calcext:value-type="float">
            <text:p>86.175071</text:p>
          </table:table-cell>
          <table:table-cell office:value-type="float" office:value="0.00574223" calcext:value-type="float">
            <text:p>0.00574223</text:p>
          </table:table-cell>
          <table:table-cell office:value-type="float" office:value="0.33972" calcext:value-type="float">
            <text:p>0.3397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7" xlink:type="simple">27</text:a></text:p>
          </table:table-cell>
          <table:table-cell office:value-type="string" calcext:value-type="string">
            <text:p>2M03033027+7944165</text:p>
          </table:table-cell>
          <table:table-cell office:value-type="float" office:value="-0.398286" calcext:value-type="float">
            <text:p>-0.398286</text:p>
          </table:table-cell>
          <table:table-cell office:value-type="float" office:value="1.266041" calcext:value-type="float">
            <text:p>1.266041</text:p>
          </table:table-cell>
          <table:table-cell office:value-type="float" office:value="933.09036" calcext:value-type="float">
            <text:p>933.09036</text:p>
          </table:table-cell>
          <table:table-cell office:value-type="float" office:value="0.409319" calcext:value-type="float">
            <text:p>0.409319</text:p>
          </table:table-cell>
          <table:table-cell office:value-type="float" office:value="1.67723" calcext:value-type="float">
            <text:p>1.67723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8" xlink:type="simple">28</text:a></text:p>
          </table:table-cell>
          <table:table-cell office:value-type="string" calcext:value-type="string">
            <text:p>2M03072395+7944317</text:p>
          </table:table-cell>
          <table:table-cell office:value-type="float" office:value="0.004151" calcext:value-type="float">
            <text:p>0.004151</text:p>
          </table:table-cell>
          <table:table-cell office:value-type="float" office:value="0.662735" calcext:value-type="float">
            <text:p>0.662735</text:p>
          </table:table-cell>
          <table:table-cell office:value-type="float" office:value="43.998169" calcext:value-type="float">
            <text:p>43.998169</text:p>
          </table:table-cell>
          <table:table-cell office:value-type="float" office:value="0.322568" calcext:value-type="float">
            <text:p>0.322568</text:p>
          </table:table-cell>
          <table:table-cell office:value-type="float" office:value="0.16326" calcext:value-type="float">
            <text:p>0.16326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9" xlink:type="simple">29</text:a></text:p>
          </table:table-cell>
          <table:table-cell office:value-type="string" calcext:value-type="string">
            <text:p>2M03080601+7950502</text:p>
          </table:table-cell>
          <table:table-cell office:value-type="float" office:value="-0.097657" calcext:value-type="float">
            <text:p>-0.097657</text:p>
          </table:table-cell>
          <table:table-cell office:value-type="float" office:value="1.71737" calcext:value-type="float">
            <text:p>1.71737</text:p>
          </table:table-cell>
          <table:table-cell office:value-type="float" office:value="184.47932" calcext:value-type="float">
            <text:p>184.47932</text:p>
          </table:table-cell>
          <table:table-cell office:value-type="float" office:value="0.303666" calcext:value-type="float">
            <text:p>0.303666</text:p>
          </table:table-cell>
          <table:table-cell office:value-type="float" office:value="0.68136" calcext:value-type="float">
            <text:p>0.68136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0" xlink:type="simple">30</text:a></text:p>
          </table:table-cell>
          <table:table-cell office:value-type="string" calcext:value-type="string">
            <text:p>2M03123190+8018137</text:p>
          </table:table-cell>
          <table:table-cell office:value-type="float" office:value="-0.15592" calcext:value-type="float">
            <text:p>-0.15592</text:p>
          </table:table-cell>
          <table:table-cell office:value-type="float" office:value="0.627149" calcext:value-type="float">
            <text:p>0.627149</text:p>
          </table:table-cell>
          <table:table-cell office:value-type="float" office:value="9.1755756" calcext:value-type="float">
            <text:p>9.1755756</text:p>
          </table:table-cell>
          <table:table-cell office:value-type="float" office:value="0.056251" calcext:value-type="float">
            <text:p>0.056251</text:p>
          </table:table-cell>
          <table:table-cell office:value-type="float" office:value="0.06933" calcext:value-type="float">
            <text:p>0.06933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1" xlink:type="simple">31</text:a></text:p>
          </table:table-cell>
          <table:table-cell office:value-type="string" calcext:value-type="string">
            <text:p>2M03145671+8003470</text:p>
          </table:table-cell>
          <table:table-cell office:value-type="float" office:value="0.008894" calcext:value-type="float">
            <text:p>0.008894</text:p>
          </table:table-cell>
          <table:table-cell office:value-type="float" office:value="0.811323" calcext:value-type="float">
            <text:p>0.811323</text:p>
          </table:table-cell>
          <table:table-cell office:value-type="float" office:value="144.64497" calcext:value-type="float">
            <text:p>144.64497</text:p>
          </table:table-cell>
          <table:table-cell office:value-type="float" office:value="0.0142139" calcext:value-type="float">
            <text:p>0.0142139</text:p>
          </table:table-cell>
          <table:table-cell office:value-type="float" office:value="0.49717" calcext:value-type="float">
            <text:p>0.4971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2" xlink:type="simple">32</text:a></text:p>
          </table:table-cell>
          <table:table-cell office:value-type="string" calcext:value-type="string">
            <text:p>2M03192158+7942033</text:p>
          </table:table-cell>
          <table:table-cell office:value-type="float" office:value="-0.17017" calcext:value-type="float">
            <text:p>-0.17017</text:p>
          </table:table-cell>
          <table:table-cell office:value-type="float" office:value="0.653605" calcext:value-type="float">
            <text:p>0.653605</text:p>
          </table:table-cell>
          <table:table-cell office:value-type="float" office:value="23.757502" calcext:value-type="float">
            <text:p>23.757502</text:p>
          </table:table-cell>
          <table:table-cell office:value-type="float" office:value="0.00974582" calcext:value-type="float">
            <text:p>0.00974582</text:p>
          </table:table-cell>
          <table:table-cell office:value-type="float" office:value="0.13899" calcext:value-type="float">
            <text:p>0.1389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3" xlink:type="simple">33</text:a></text:p>
          </table:table-cell>
          <table:table-cell office:value-type="string" calcext:value-type="string">
            <text:p>2M03221892+7846028</text:p>
          </table:table-cell>
          <table:table-cell office:value-type="float" office:value="-0.027839" calcext:value-type="float">
            <text:p>-0.027839</text:p>
          </table:table-cell>
          <table:table-cell office:value-type="float" office:value="1.98726" calcext:value-type="float">
            <text:p>1.98726</text:p>
          </table:table-cell>
          <table:table-cell office:value-type="float" office:value="106.37813" calcext:value-type="float">
            <text:p>106.37813</text:p>
          </table:table-cell>
          <table:table-cell office:value-type="float" office:value="0.828011" calcext:value-type="float">
            <text:p>0.828011</text:p>
          </table:table-cell>
          <table:table-cell office:value-type="float" office:value="0.43793" calcext:value-type="float">
            <text:p>0.43793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4" xlink:type="simple">34</text:a></text:p>
          </table:table-cell>
          <table:table-cell office:value-type="string" calcext:value-type="string">
            <text:p>2M03225614+7935522</text:p>
          </table:table-cell>
          <table:table-cell office:value-type="float" office:value="-0.11071" calcext:value-type="float">
            <text:p>-0.11071</text:p>
          </table:table-cell>
          <table:table-cell office:value-type="float" office:value="0.752386" calcext:value-type="float">
            <text:p>0.752386</text:p>
          </table:table-cell>
          <table:table-cell office:value-type="float" office:value="10.747765" calcext:value-type="float">
            <text:p>10.747765</text:p>
          </table:table-cell>
          <table:table-cell office:value-type="float" office:value="0.325803" calcext:value-type="float">
            <text:p>0.325803</text:p>
          </table:table-cell>
          <table:table-cell office:value-type="float" office:value="0.0682" calcext:value-type="float">
            <text:p>0.068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5" xlink:type="simple">35</text:a></text:p>
          </table:table-cell>
          <table:table-cell office:value-type="string" calcext:value-type="string">
            <text:p>2M03252046+7909078</text:p>
          </table:table-cell>
          <table:table-cell office:value-type="float" office:value="-0.31111" calcext:value-type="float">
            <text:p>-0.31111</text:p>
          </table:table-cell>
          <table:table-cell office:value-type="float" office:value="0.560669" calcext:value-type="float">
            <text:p>0.560669</text:p>
          </table:table-cell>
          <table:table-cell office:value-type="float" office:value="4.6196981" calcext:value-type="float">
            <text:p>4.6196981</text:p>
          </table:table-cell>
          <table:table-cell office:value-type="float" office:value="0.00794967" calcext:value-type="float">
            <text:p>0.00794967</text:p>
          </table:table-cell>
          <table:table-cell office:value-type="float" office:value="0.04435" calcext:value-type="float">
            <text:p>0.04435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6" xlink:type="simple">36</text:a></text:p>
          </table:table-cell>
          <table:table-cell office:value-type="string" calcext:value-type="string">
            <text:p>2M03262508+8007344</text:p>
          </table:table-cell>
          <table:table-cell office:value-type="float" office:value="0.012101" calcext:value-type="float">
            <text:p>0.012101</text:p>
          </table:table-cell>
          <table:table-cell office:value-type="float" office:value="1.330092" calcext:value-type="float">
            <text:p>1.330092</text:p>
          </table:table-cell>
          <table:table-cell office:value-type="float" office:value="1168.5496" calcext:value-type="float">
            <text:p>1168.5496</text:p>
          </table:table-cell>
          <table:table-cell office:value-type="float" office:value="2.1871" calcext:value-type="float">
            <text:p>2.1871</text:p>
          </table:table-cell>
          <table:table-cell office:value-type="float" office:value="1.24867" calcext:value-type="float">
            <text:p>1.2486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7" xlink:type="simple">37</text:a></text:p>
          </table:table-cell>
          <table:table-cell office:value-type="string" calcext:value-type="string">
            <text:p>2M03280181+4707518</text:p>
          </table:table-cell>
          <table:table-cell office:value-type="float" office:value="0.16556" calcext:value-type="float">
            <text:p>0.16556</text:p>
          </table:table-cell>
          <table:table-cell office:value-type="float" office:value="1.403364" calcext:value-type="float">
            <text:p>1.403364</text:p>
          </table:table-cell>
          <table:table-cell office:value-type="float" office:value="154.8365" calcext:value-type="float">
            <text:p>154.8365</text:p>
          </table:table-cell>
          <table:table-cell office:value-type="float" office:value="0.0443592" calcext:value-type="float">
            <text:p>0.0443592</text:p>
          </table:table-cell>
          <table:table-cell office:value-type="float" office:value="0.61882" calcext:value-type="float">
            <text:p>0.6188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8" xlink:type="simple">38</text:a></text:p>
          </table:table-cell>
          <table:table-cell office:value-type="string" calcext:value-type="string">
            <text:p>2M03281799+4621291</text:p>
          </table:table-cell>
          <table:table-cell office:value-type="float" office:value="0.11796" calcext:value-type="float">
            <text:p>0.11796</text:p>
          </table:table-cell>
          <table:table-cell office:value-type="float" office:value="0.605999" calcext:value-type="float">
            <text:p>0.605999</text:p>
          </table:table-cell>
          <table:table-cell office:value-type="float" office:value="104.94401" calcext:value-type="float">
            <text:p>104.94401</text:p>
          </table:table-cell>
          <table:table-cell office:value-type="float" office:value="0.148735" calcext:value-type="float">
            <text:p>0.148735</text:p>
          </table:table-cell>
          <table:table-cell office:value-type="float" office:value="0.31832" calcext:value-type="float">
            <text:p>0.3183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9" xlink:type="simple">39</text:a></text:p>
          </table:table-cell>
          <table:table-cell office:value-type="string" calcext:value-type="string">
            <text:p>2M03321708+7951573</text:p>
          </table:table-cell>
          <table:table-cell office:value-type="float" office:value="-0.10427" calcext:value-type="float">
            <text:p>-0.10427</text:p>
          </table:table-cell>
          <table:table-cell office:value-type="float" office:value="0.597417" calcext:value-type="float">
            <text:p>0.597417</text:p>
          </table:table-cell>
          <table:table-cell office:value-type="float" office:value="185.19826" calcext:value-type="float">
            <text:p>185.19826</text:p>
          </table:table-cell>
          <table:table-cell office:value-type="float" office:value="0.00826904" calcext:value-type="float">
            <text:p>0.00826904</text:p>
          </table:table-cell>
          <table:table-cell office:value-type="float" office:value="0.53068" calcext:value-type="float">
            <text:p>0.5306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40" xlink:type="simple">40</text:a></text:p>
          </table:table-cell>
          <table:table-cell office:value-type="string" calcext:value-type="string">
            <text:p>2M03325390+8047161</text:p>
          </table:table-cell>
          <table:table-cell office:value-type="float" office:value="0.30172" calcext:value-type="float">
            <text:p>0.30172</text:p>
          </table:table-cell>
          <table:table-cell office:value-type="float" office:value="0.975718" calcext:value-type="float">
            <text:p>0.975718</text:p>
          </table:table-cell>
          <table:table-cell office:value-type="float" office:value="38.063015" calcext:value-type="float">
            <text:p>38.063015</text:p>
          </table:table-cell>
          <table:table-cell office:value-type="float" office:value="0.271357" calcext:value-type="float">
            <text:p>0.271357</text:p>
          </table:table-cell>
          <table:table-cell office:value-type="float" office:value="0.1865" calcext:value-type="float">
            <text:p>0.1865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41" xlink:type="simple">41</text:a></text:p>
          </table:table-cell>
          <table:table-cell office:value-type="string" calcext:value-type="string">
            <text:p>2M03360098+8032080</text:p>
          </table:table-cell>
          <table:table-cell office:value-type="float" office:value="0.14384" calcext:value-type="float">
            <text:p>0.14384</text:p>
          </table:table-cell>
          <table:table-cell office:value-type="float" office:value="0.876676" calcext:value-type="float">
            <text:p>0.876676</text:p>
          </table:table-cell>
          <table:table-cell office:value-type="float" office:value="207.23368" calcext:value-type="float">
            <text:p>207.23368</text:p>
          </table:table-cell>
          <table:table-cell office:value-type="float" office:value="0.0387169" calcext:value-type="float">
            <text:p>0.0387169</text:p>
          </table:table-cell>
          <table:table-cell office:value-type="float" office:value="0.6373" calcext:value-type="float">
            <text:p>0.6373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42" xlink:type="simple">42</text:a></text:p>
          </table:table-cell>
          <table:table-cell office:value-type="string" calcext:value-type="string">
            <text:p>2M03360422+4600053</text:p>
          </table:table-cell>
          <table:table-cell office:value-type="float" office:value="-0.013842" calcext:value-type="float">
            <text:p>-0.013842</text:p>
          </table:table-cell>
          <table:table-cell office:value-type="float" office:value="2.00803" calcext:value-type="float">
            <text:p>2.00803</text:p>
          </table:table-cell>
          <table:table-cell office:value-type="float" office:value="2.6372694" calcext:value-type="float">
            <text:p>2.6372694</text:p>
          </table:table-cell>
          <table:table-cell office:value-type="float" office:value="0.0142147" calcext:value-type="float">
            <text:p>0.0142147</text:p>
          </table:table-cell>
          <table:table-cell office:value-type="float" office:value="0.04691" calcext:value-type="float">
            <text:p>0.0469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43" xlink:type="simple">43</text:a></text:p>
          </table:table-cell>
          <table:table-cell office:value-type="string" calcext:value-type="string">
            <text:p>2M03392748+4702546</text:p>
          </table:table-cell>
          <table:table-cell office:value-type="float" office:value="-0.41866" calcext:value-type="float">
            <text:p>-0.41866</text:p>
          </table:table-cell>
          <table:table-cell office:value-type="float" office:value="3.260282" calcext:value-type="float">
            <text:p>3.260282</text:p>
          </table:table-cell>
          <table:table-cell office:value-type="float" office:value="782.20107" calcext:value-type="float">
            <text:p>782.20107</text:p>
          </table:table-cell>
          <table:table-cell office:value-type="float" office:value="0.371727" calcext:value-type="float">
            <text:p>0.371727</text:p>
          </table:table-cell>
          <table:table-cell office:value-type="float" office:value="2.29244" calcext:value-type="float">
            <text:p>2.2924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44" xlink:type="simple">44</text:a></text:p>
          </table:table-cell>
          <table:table-cell office:value-type="string" calcext:value-type="string">
            <text:p>2M03405638+8018109</text:p>
          </table:table-cell>
          <table:table-cell office:value-type="float" office:value="0.18489" calcext:value-type="float">
            <text:p>0.18489</text:p>
          </table:table-cell>
          <table:table-cell office:value-type="float" office:value="0.852336" calcext:value-type="float">
            <text:p>0.852336</text:p>
          </table:table-cell>
          <table:table-cell office:value-type="float" office:value="36.156187" calcext:value-type="float">
            <text:p>36.156187</text:p>
          </table:table-cell>
          <table:table-cell office:value-type="float" office:value="0.182383" calcext:value-type="float">
            <text:p>0.182383</text:p>
          </table:table-cell>
          <table:table-cell office:value-type="float" office:value="0.17829" calcext:value-type="float">
            <text:p>0.1782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45" xlink:type="simple">45</text:a></text:p>
          </table:table-cell>
          <table:table-cell office:value-type="string" calcext:value-type="string">
            <text:p>2M03411894+4631030</text:p>
          </table:table-cell>
          <table:table-cell office:value-type="float" office:value="0.198673" calcext:value-type="float">
            <text:p>0.198673</text:p>
          </table:table-cell>
          <table:table-cell office:value-type="float" office:value="1.899069" calcext:value-type="float">
            <text:p>1.899069</text:p>
          </table:table-cell>
          <table:table-cell office:value-type="float" office:value="19.221372" calcext:value-type="float">
            <text:p>19.221372</text:p>
          </table:table-cell>
          <table:table-cell office:value-type="float" office:value="0.0143211" calcext:value-type="float">
            <text:p>0.0143211</text:p>
          </table:table-cell>
          <table:table-cell office:value-type="float" office:value="0.17303" calcext:value-type="float">
            <text:p>0.17303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46" xlink:type="simple">46</text:a></text:p>
          </table:table-cell>
          <table:table-cell office:value-type="string" calcext:value-type="string">
            <text:p>2M03430919+4806542</text:p>
          </table:table-cell>
          <table:table-cell office:value-type="float" office:value="0.10127" calcext:value-type="float">
            <text:p>0.10127</text:p>
          </table:table-cell>
          <table:table-cell office:value-type="float" office:value="1.081667" calcext:value-type="float">
            <text:p>1.081667</text:p>
          </table:table-cell>
          <table:table-cell office:value-type="float" office:value="216.0162" calcext:value-type="float">
            <text:p>216.0162</text:p>
          </table:table-cell>
          <table:table-cell office:value-type="float" office:value="0.0860177" calcext:value-type="float">
            <text:p>0.0860177</text:p>
          </table:table-cell>
          <table:table-cell office:value-type="float" office:value="0.68728" calcext:value-type="float">
            <text:p>0.6872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47" xlink:type="simple">47</text:a></text:p>
          </table:table-cell>
          <table:table-cell office:value-type="string" calcext:value-type="string">
            <text:p>2M03431065+3235323</text:p>
          </table:table-cell>
          <table:table-cell office:value-type="float" office:value="-0.077139" calcext:value-type="float">
            <text:p>-0.077139</text:p>
          </table:table-cell>
          <table:table-cell office:value-type="float" office:value="2.680225" calcext:value-type="float">
            <text:p>2.680225</text:p>
          </table:table-cell>
          <table:table-cell office:value-type="float" office:value="158.86332" calcext:value-type="float">
            <text:p>158.86332</text:p>
          </table:table-cell>
          <table:table-cell office:value-type="float" office:value="0.0359558" calcext:value-type="float">
            <text:p>0.0359558</text:p>
          </table:table-cell>
          <table:table-cell office:value-type="float" office:value="0.79033" calcext:value-type="float">
            <text:p>0.79033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48" xlink:type="simple">48</text:a></text:p>
          </table:table-cell>
          <table:table-cell office:value-type="string" calcext:value-type="string">
            <text:p>2M03452106+3218178</text:p>
          </table:table-cell>
          <table:table-cell office:value-type="float" office:value="-0.34407" calcext:value-type="float">
            <text:p>-0.34407</text:p>
          </table:table-cell>
          <table:table-cell office:value-type="float" office:value="2.439776" calcext:value-type="float">
            <text:p>2.439776</text:p>
          </table:table-cell>
          <table:table-cell office:value-type="float" office:value="121.53409" calcext:value-type="float">
            <text:p>121.53409</text:p>
          </table:table-cell>
          <table:table-cell office:value-type="float" office:value="0.241725" calcext:value-type="float">
            <text:p>0.241725</text:p>
          </table:table-cell>
          <table:table-cell office:value-type="float" office:value="0.60697" calcext:value-type="float">
            <text:p>0.6069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49" xlink:type="simple">49</text:a></text:p>
          </table:table-cell>
          <table:table-cell office:value-type="string" calcext:value-type="string">
            <text:p>2M03464334+4926498</text:p>
          </table:table-cell>
          <table:table-cell office:value-type="float" office:value="0.080444" calcext:value-type="float">
            <text:p>0.080444</text:p>
          </table:table-cell>
          <table:table-cell office:value-type="float" office:value="0.771811" calcext:value-type="float">
            <text:p>0.771811</text:p>
          </table:table-cell>
          <table:table-cell office:value-type="float" office:value="200.49008" calcext:value-type="float">
            <text:p>200.49008</text:p>
          </table:table-cell>
          <table:table-cell office:value-type="float" office:value="0.0546597" calcext:value-type="float">
            <text:p>0.0546597</text:p>
          </table:table-cell>
          <table:table-cell office:value-type="float" office:value="0.58751" calcext:value-type="float">
            <text:p>0.5875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50" xlink:type="simple">50</text:a></text:p>
          </table:table-cell>
          <table:table-cell office:value-type="string" calcext:value-type="string">
            <text:p>2M03475791+4759452</text:p>
          </table:table-cell>
          <table:table-cell office:value-type="float" office:value="-0.186471" calcext:value-type="float">
            <text:p>-0.186471</text:p>
          </table:table-cell>
          <table:table-cell office:value-type="float" office:value="1.768541" calcext:value-type="float">
            <text:p>1.768541</text:p>
          </table:table-cell>
          <table:table-cell office:value-type="float" office:value="43.202069" calcext:value-type="float">
            <text:p>43.202069</text:p>
          </table:table-cell>
          <table:table-cell office:value-type="float" office:value="0.0167466" calcext:value-type="float">
            <text:p>0.0167466</text:p>
          </table:table-cell>
          <table:table-cell office:value-type="float" office:value="0.28957" calcext:value-type="float">
            <text:p>0.2895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51" xlink:type="simple">51</text:a></text:p>
          </table:table-cell>
          <table:table-cell office:value-type="string" calcext:value-type="string">
            <text:p>2M03523763+4834406</text:p>
          </table:table-cell>
          <table:table-cell office:value-type="float" office:value="-0.406312" calcext:value-type="float">
            <text:p>-0.406312</text:p>
          </table:table-cell>
          <table:table-cell office:value-type="float" office:value="1.284225" calcext:value-type="float">
            <text:p>1.284225</text:p>
          </table:table-cell>
          <table:table-cell office:value-type="float" office:value="497.80085" calcext:value-type="float">
            <text:p>497.80085</text:p>
          </table:table-cell>
          <table:table-cell office:value-type="float" office:value="0.209808" calcext:value-type="float">
            <text:p>0.209808</text:p>
          </table:table-cell>
          <table:table-cell office:value-type="float" office:value="1.20791" calcext:value-type="float">
            <text:p>1.2079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52" xlink:type="simple">52</text:a></text:p>
          </table:table-cell>
          <table:table-cell office:value-type="string" calcext:value-type="string">
            <text:p>2M03543039+7939477</text:p>
          </table:table-cell>
          <table:table-cell office:value-type="float" office:value="-0.13792" calcext:value-type="float">
            <text:p>-0.13792</text:p>
          </table:table-cell>
          <table:table-cell office:value-type="float" office:value="0.544238" calcext:value-type="float">
            <text:p>0.544238</text:p>
          </table:table-cell>
          <table:table-cell office:value-type="float" office:value="88.427149" calcext:value-type="float">
            <text:p>88.427149</text:p>
          </table:table-cell>
          <table:table-cell office:value-type="float" office:value="0.0766377" calcext:value-type="float">
            <text:p>0.0766377</text:p>
          </table:table-cell>
          <table:table-cell office:value-type="float" office:value="0.29048" calcext:value-type="float">
            <text:p>0.2904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53" xlink:type="simple">53</text:a></text:p>
          </table:table-cell>
          <table:table-cell office:value-type="string" calcext:value-type="string">
            <text:p>2M03552887+8008310</text:p>
          </table:table-cell>
          <table:table-cell office:value-type="float" office:value="0.17153" calcext:value-type="float">
            <text:p>0.17153</text:p>
          </table:table-cell>
          <table:table-cell office:value-type="float" office:value="0.905732" calcext:value-type="float">
            <text:p>0.905732</text:p>
          </table:table-cell>
          <table:table-cell office:value-type="float" office:value="96.111241" calcext:value-type="float">
            <text:p>96.111241</text:p>
          </table:table-cell>
          <table:table-cell office:value-type="float" office:value="0.143003" calcext:value-type="float">
            <text:p>0.143003</text:p>
          </table:table-cell>
          <table:table-cell office:value-type="float" office:value="0.3603" calcext:value-type="float">
            <text:p>0.3603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54" xlink:type="simple">54</text:a></text:p>
          </table:table-cell>
          <table:table-cell office:value-type="string" calcext:value-type="string">
            <text:p>2M03553099+5203331</text:p>
          </table:table-cell>
          <table:table-cell office:value-type="float" office:value="-0.045495" calcext:value-type="float">
            <text:p>-0.045495</text:p>
          </table:table-cell>
          <table:table-cell office:value-type="float" office:value="6.455408" calcext:value-type="float">
            <text:p>6.455408</text:p>
          </table:table-cell>
          <table:table-cell office:value-type="float" office:value="19.524069" calcext:value-type="float">
            <text:p>19.524069</text:p>
          </table:table-cell>
          <table:table-cell office:value-type="float" office:value="0.0669372" calcext:value-type="float">
            <text:p>0.0669372</text:p>
          </table:table-cell>
          <table:table-cell office:value-type="float" office:value="0.2624" calcext:value-type="float">
            <text:p>0.262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55" xlink:type="simple">55</text:a></text:p>
          </table:table-cell>
          <table:table-cell office:value-type="string" calcext:value-type="string">
            <text:p>2M03585279+5155016</text:p>
          </table:table-cell>
          <table:table-cell office:value-type="float" office:value="-0.18299" calcext:value-type="float">
            <text:p>-0.18299</text:p>
          </table:table-cell>
          <table:table-cell office:value-type="float" office:value="0.581184" calcext:value-type="float">
            <text:p>0.581184</text:p>
          </table:table-cell>
          <table:table-cell office:value-type="float" office:value="4.1218733" calcext:value-type="float">
            <text:p>4.1218733</text:p>
          </table:table-cell>
          <table:table-cell office:value-type="float" office:value="0.0137866" calcext:value-type="float">
            <text:p>0.0137866</text:p>
          </table:table-cell>
          <table:table-cell office:value-type="float" office:value="0.04133" calcext:value-type="float">
            <text:p>0.04133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56" xlink:type="simple">56</text:a></text:p>
          </table:table-cell>
          <table:table-cell office:value-type="string" calcext:value-type="string">
            <text:p>2M04001229+5119415</text:p>
          </table:table-cell>
          <table:table-cell office:value-type="float" office:value="-0.091707" calcext:value-type="float">
            <text:p>-0.091707</text:p>
          </table:table-cell>
          <table:table-cell office:value-type="float" office:value="3.062579" calcext:value-type="float">
            <text:p>3.062579</text:p>
          </table:table-cell>
          <table:table-cell office:value-type="float" office:value="477.34366" calcext:value-type="float">
            <text:p>477.34366</text:p>
          </table:table-cell>
          <table:table-cell office:value-type="float" office:value="0.157834" calcext:value-type="float">
            <text:p>0.157834</text:p>
          </table:table-cell>
          <table:table-cell office:value-type="float" office:value="1.67866" calcext:value-type="float">
            <text:p>1.67866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57" xlink:type="simple">57</text:a></text:p>
          </table:table-cell>
          <table:table-cell office:value-type="string" calcext:value-type="string">
            <text:p>2M04015072+5222098</text:p>
          </table:table-cell>
          <table:table-cell office:value-type="float" office:value="-0.28458" calcext:value-type="float">
            <text:p>-0.28458</text:p>
          </table:table-cell>
          <table:table-cell office:value-type="float" office:value="1.061308" calcext:value-type="float">
            <text:p>1.061308</text:p>
          </table:table-cell>
          <table:table-cell office:value-type="float" office:value="30.829526" calcext:value-type="float">
            <text:p>30.829526</text:p>
          </table:table-cell>
          <table:table-cell office:value-type="float" office:value="0.115353" calcext:value-type="float">
            <text:p>0.115353</text:p>
          </table:table-cell>
          <table:table-cell office:value-type="float" office:value="0.18323" calcext:value-type="float">
            <text:p>0.18323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58" xlink:type="simple">58</text:a></text:p>
          </table:table-cell>
          <table:table-cell office:value-type="string" calcext:value-type="string">
            <text:p>2M04032444+7917485</text:p>
          </table:table-cell>
          <table:table-cell office:value-type="float" office:value="-0.244366" calcext:value-type="float">
            <text:p>-0.244366</text:p>
          </table:table-cell>
          <table:table-cell office:value-type="float" office:value="1.350961" calcext:value-type="float">
            <text:p>1.350961</text:p>
          </table:table-cell>
          <table:table-cell office:value-type="float" office:value="107.17261" calcext:value-type="float">
            <text:p>107.17261</text:p>
          </table:table-cell>
          <table:table-cell office:value-type="float" office:value="0.194345" calcext:value-type="float">
            <text:p>0.194345</text:p>
          </table:table-cell>
          <table:table-cell office:value-type="float" office:value="0.44629" calcext:value-type="float">
            <text:p>0.4462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59" xlink:type="simple">59</text:a></text:p>
          </table:table-cell>
          <table:table-cell office:value-type="string" calcext:value-type="string">
            <text:p>2M04073011+7923186</text:p>
          </table:table-cell>
          <table:table-cell office:value-type="float" office:value="0.21366" calcext:value-type="float">
            <text:p>0.21366</text:p>
          </table:table-cell>
          <table:table-cell office:value-type="float" office:value="0.833154" calcext:value-type="float">
            <text:p>0.833154</text:p>
          </table:table-cell>
          <table:table-cell office:value-type="float" office:value="6.1011939" calcext:value-type="float">
            <text:p>6.1011939</text:p>
          </table:table-cell>
          <table:table-cell office:value-type="float" office:value="0.00791446" calcext:value-type="float">
            <text:p>0.00791446</text:p>
          </table:table-cell>
          <table:table-cell office:value-type="float" office:value="0.0611" calcext:value-type="float">
            <text:p>0.061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60" xlink:type="simple">60</text:a></text:p>
          </table:table-cell>
          <table:table-cell office:value-type="string" calcext:value-type="string">
            <text:p>2M04184590+5604107</text:p>
          </table:table-cell>
          <table:table-cell office:value-type="float" office:value="-0.18949" calcext:value-type="float">
            <text:p>-0.18949</text:p>
          </table:table-cell>
          <table:table-cell office:value-type="float" office:value="1.215892" calcext:value-type="float">
            <text:p>1.215892</text:p>
          </table:table-cell>
          <table:table-cell office:value-type="float" office:value="50.830665" calcext:value-type="float">
            <text:p>50.830665</text:p>
          </table:table-cell>
          <table:table-cell office:value-type="float" office:value="0.240279" calcext:value-type="float">
            <text:p>0.240279</text:p>
          </table:table-cell>
          <table:table-cell office:value-type="float" office:value="0.25416" calcext:value-type="float">
            <text:p>0.25416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61" xlink:type="simple">61</text:a></text:p>
          </table:table-cell>
          <table:table-cell office:value-type="string" calcext:value-type="string">
            <text:p>2M04212706+5543164</text:p>
          </table:table-cell>
          <table:table-cell office:value-type="float" office:value="0.017714" calcext:value-type="float">
            <text:p>0.017714</text:p>
          </table:table-cell>
          <table:table-cell office:value-type="float" office:value="2.281372" calcext:value-type="float">
            <text:p>2.281372</text:p>
          </table:table-cell>
          <table:table-cell office:value-type="float" office:value="3.4746994" calcext:value-type="float">
            <text:p>3.4746994</text:p>
          </table:table-cell>
          <table:table-cell office:value-type="float" office:value="0.00502765" calcext:value-type="float">
            <text:p>0.00502765</text:p>
          </table:table-cell>
          <table:table-cell office:value-type="float" office:value="0.05902" calcext:value-type="float">
            <text:p>0.0590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62" xlink:type="simple">62</text:a></text:p>
          </table:table-cell>
          <table:table-cell office:value-type="string" calcext:value-type="string">
            <text:p>2M04223850+5550407</text:p>
          </table:table-cell>
          <table:table-cell office:value-type="float" office:value="-0.16659" calcext:value-type="float">
            <text:p>-0.16659</text:p>
          </table:table-cell>
          <table:table-cell office:value-type="float" office:value="4.89594" calcext:value-type="float">
            <text:p>4.89594</text:p>
          </table:table-cell>
          <table:table-cell office:value-type="float" office:value="761.75554" calcext:value-type="float">
            <text:p>761.75554</text:p>
          </table:table-cell>
          <table:table-cell office:value-type="float" office:value="0.398725" calcext:value-type="float">
            <text:p>0.398725</text:p>
          </table:table-cell>
          <table:table-cell office:value-type="float" office:value="2.63078" calcext:value-type="float">
            <text:p>2.6307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63" xlink:type="simple">63</text:a></text:p>
          </table:table-cell>
          <table:table-cell office:value-type="string" calcext:value-type="string">
            <text:p>2M04265695+5405371</text:p>
          </table:table-cell>
          <table:table-cell office:value-type="float" office:value="-0.217834" calcext:value-type="float">
            <text:p>-0.217834</text:p>
          </table:table-cell>
          <table:table-cell office:value-type="float" office:value="1.950645" calcext:value-type="float">
            <text:p>1.950645</text:p>
          </table:table-cell>
          <table:table-cell office:value-type="float" office:value="99.907424" calcext:value-type="float">
            <text:p>99.907424</text:p>
          </table:table-cell>
          <table:table-cell office:value-type="float" office:value="0.0353354" calcext:value-type="float">
            <text:p>0.0353354</text:p>
          </table:table-cell>
          <table:table-cell office:value-type="float" office:value="0.52022" calcext:value-type="float">
            <text:p>0.5202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64" xlink:type="simple">64</text:a></text:p>
          </table:table-cell>
          <table:table-cell office:value-type="string" calcext:value-type="string">
            <text:p>2M04282685+5456563</text:p>
          </table:table-cell>
          <table:table-cell office:value-type="float" office:value="-0.132765" calcext:value-type="float">
            <text:p>-0.132765</text:p>
          </table:table-cell>
          <table:table-cell office:value-type="float" office:value="6.401968" calcext:value-type="float">
            <text:p>6.401968</text:p>
          </table:table-cell>
          <table:table-cell office:value-type="float" office:value="80.987914" calcext:value-type="float">
            <text:p>80.987914</text:p>
          </table:table-cell>
          <table:table-cell office:value-type="float" office:value="0.0916975" calcext:value-type="float">
            <text:p>0.0916975</text:p>
          </table:table-cell>
          <table:table-cell office:value-type="float" office:value="0.6738" calcext:value-type="float">
            <text:p>0.673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65" xlink:type="simple">65</text:a></text:p>
          </table:table-cell>
          <table:table-cell office:value-type="string" calcext:value-type="string">
            <text:p>2M04293442+5449033</text:p>
          </table:table-cell>
          <table:table-cell office:value-type="float" office:value="-0.003823" calcext:value-type="float">
            <text:p>-0.003823</text:p>
          </table:table-cell>
          <table:table-cell office:value-type="float" office:value="2.279156" calcext:value-type="float">
            <text:p>2.279156</text:p>
          </table:table-cell>
          <table:table-cell office:value-type="float" office:value="24.433996" calcext:value-type="float">
            <text:p>24.433996</text:p>
          </table:table-cell>
          <table:table-cell office:value-type="float" office:value="0.0119443" calcext:value-type="float">
            <text:p>0.0119443</text:p>
          </table:table-cell>
          <table:table-cell office:value-type="float" office:value="0.21611" calcext:value-type="float">
            <text:p>0.2161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66" xlink:type="simple">66</text:a></text:p>
          </table:table-cell>
          <table:table-cell office:value-type="string" calcext:value-type="string">
            <text:p>2M04294257+5629439</text:p>
          </table:table-cell>
          <table:table-cell office:value-type="float" office:value="-0.380587" calcext:value-type="float">
            <text:p>-0.380587</text:p>
          </table:table-cell>
          <table:table-cell office:value-type="float" office:value="1.213776" calcext:value-type="float">
            <text:p>1.213776</text:p>
          </table:table-cell>
          <table:table-cell office:value-type="float" office:value="5.738066" calcext:value-type="float">
            <text:p>5.738066</text:p>
          </table:table-cell>
          <table:table-cell office:value-type="float" office:value="0.0194129" calcext:value-type="float">
            <text:p>0.0194129</text:p>
          </table:table-cell>
          <table:table-cell office:value-type="float" office:value="0.06621" calcext:value-type="float">
            <text:p>0.0662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67" xlink:type="simple">67</text:a></text:p>
          </table:table-cell>
          <table:table-cell office:value-type="string" calcext:value-type="string">
            <text:p>2M04302445+5458419</text:p>
          </table:table-cell>
          <table:table-cell office:value-type="float" office:value="0.072714" calcext:value-type="float">
            <text:p>0.072714</text:p>
          </table:table-cell>
          <table:table-cell office:value-type="float" office:value="1.007176" calcext:value-type="float">
            <text:p>1.007176</text:p>
          </table:table-cell>
          <table:table-cell office:value-type="float" office:value="23.0593" calcext:value-type="float">
            <text:p>23.0593</text:p>
          </table:table-cell>
          <table:table-cell office:value-type="float" office:value="0.0424211" calcext:value-type="float">
            <text:p>0.0424211</text:p>
          </table:table-cell>
          <table:table-cell office:value-type="float" office:value="0.15461" calcext:value-type="float">
            <text:p>0.1546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68" xlink:type="simple">68</text:a></text:p>
          </table:table-cell>
          <table:table-cell office:value-type="string" calcext:value-type="string">
            <text:p>2M04373998+5736454</text:p>
          </table:table-cell>
          <table:table-cell office:value-type="float" office:value="0.21414" calcext:value-type="float">
            <text:p>0.21414</text:p>
          </table:table-cell>
          <table:table-cell office:value-type="float" office:value="1.253604" calcext:value-type="float">
            <text:p>1.253604</text:p>
          </table:table-cell>
          <table:table-cell office:value-type="float" office:value="187.06647" calcext:value-type="float">
            <text:p>187.06647</text:p>
          </table:table-cell>
          <table:table-cell office:value-type="float" office:value="0.155487" calcext:value-type="float">
            <text:p>0.155487</text:p>
          </table:table-cell>
          <table:table-cell office:value-type="float" office:value="0.63847" calcext:value-type="float">
            <text:p>0.6384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69" xlink:type="simple">69</text:a></text:p>
          </table:table-cell>
          <table:table-cell office:value-type="string" calcext:value-type="string">
            <text:p>2M04411627+5855354</text:p>
          </table:table-cell>
          <table:table-cell office:value-type="float" office:value="-0.274694" calcext:value-type="float">
            <text:p>-0.274694</text:p>
          </table:table-cell>
          <table:table-cell office:value-type="float" office:value="2.041393" calcext:value-type="float">
            <text:p>2.041393</text:p>
          </table:table-cell>
          <table:table-cell office:value-type="float" office:value="55.839932" calcext:value-type="float">
            <text:p>55.839932</text:p>
          </table:table-cell>
          <table:table-cell office:value-type="float" office:value="0.828651" calcext:value-type="float">
            <text:p>0.828651</text:p>
          </table:table-cell>
          <table:table-cell office:value-type="float" office:value="0.289" calcext:value-type="float">
            <text:p>0.28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70" xlink:type="simple">70</text:a></text:p>
          </table:table-cell>
          <table:table-cell office:value-type="string" calcext:value-type="string">
            <text:p>2M04421084+5802243</text:p>
          </table:table-cell>
          <table:table-cell office:value-type="float" office:value="-0.434175" calcext:value-type="float">
            <text:p>-0.434175</text:p>
          </table:table-cell>
          <table:table-cell office:value-type="float" office:value="1.143013" calcext:value-type="float">
            <text:p>1.143013</text:p>
          </table:table-cell>
          <table:table-cell office:value-type="float" office:value="274.16541" calcext:value-type="float">
            <text:p>274.16541</text:p>
          </table:table-cell>
          <table:table-cell office:value-type="float" office:value="0.0547427" calcext:value-type="float">
            <text:p>0.0547427</text:p>
          </table:table-cell>
          <table:table-cell office:value-type="float" office:value="0.83706" calcext:value-type="float">
            <text:p>0.83706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71" xlink:type="simple">71</text:a></text:p>
          </table:table-cell>
          <table:table-cell office:value-type="string" calcext:value-type="string">
            <text:p>2M04452079+3803475</text:p>
          </table:table-cell>
          <table:table-cell office:value-type="float" office:value="0.16285" calcext:value-type="float">
            <text:p>0.16285</text:p>
          </table:table-cell>
          <table:table-cell office:value-type="float" office:value="0.851942" calcext:value-type="float">
            <text:p>0.851942</text:p>
          </table:table-cell>
          <table:table-cell office:value-type="float" office:value="164.98841" calcext:value-type="float">
            <text:p>164.98841</text:p>
          </table:table-cell>
          <table:table-cell office:value-type="float" office:value="0.0360949" calcext:value-type="float">
            <text:p>0.0360949</text:p>
          </table:table-cell>
          <table:table-cell office:value-type="float" office:value="0.54287" calcext:value-type="float">
            <text:p>0.5428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72" xlink:type="simple">72</text:a></text:p>
          </table:table-cell>
          <table:table-cell office:value-type="string" calcext:value-type="string">
            <text:p>2M04473998+3846403</text:p>
          </table:table-cell>
          <table:table-cell office:value-type="float" office:value="-0.14273" calcext:value-type="float">
            <text:p>-0.14273</text:p>
          </table:table-cell>
          <table:table-cell office:value-type="float" office:value="0.47873" calcext:value-type="float">
            <text:p>0.47873</text:p>
          </table:table-cell>
          <table:table-cell office:value-type="float" office:value="1.3193624" calcext:value-type="float">
            <text:p>1.3193624</text:p>
          </table:table-cell>
          <table:table-cell office:value-type="float" office:value="0.00585476" calcext:value-type="float">
            <text:p>0.00585476</text:p>
          </table:table-cell>
          <table:table-cell office:value-type="float" office:value="0.01827" calcext:value-type="float">
            <text:p>0.0182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73" xlink:type="simple">73</text:a></text:p>
          </table:table-cell>
          <table:table-cell office:value-type="string" calcext:value-type="string">
            <text:p>2M04481529+3734462</text:p>
          </table:table-cell>
          <table:table-cell office:value-type="float" office:value="-0.18192" calcext:value-type="float">
            <text:p>-0.18192</text:p>
          </table:table-cell>
          <table:table-cell office:value-type="float" office:value="0.680725" calcext:value-type="float">
            <text:p>0.680725</text:p>
          </table:table-cell>
          <table:table-cell office:value-type="float" office:value="62.553303" calcext:value-type="float">
            <text:p>62.553303</text:p>
          </table:table-cell>
          <table:table-cell office:value-type="float" office:value="0.197765" calcext:value-type="float">
            <text:p>0.197765</text:p>
          </table:table-cell>
          <table:table-cell office:value-type="float" office:value="0.22887" calcext:value-type="float">
            <text:p>0.2288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74" xlink:type="simple">74</text:a></text:p>
          </table:table-cell>
          <table:table-cell office:value-type="string" calcext:value-type="string">
            <text:p>2M04491188+4003096</text:p>
          </table:table-cell>
          <table:table-cell office:value-type="float" office:value="-0.143451" calcext:value-type="float">
            <text:p>-0.143451</text:p>
          </table:table-cell>
          <table:table-cell office:value-type="float" office:value="4.485432" calcext:value-type="float">
            <text:p>4.485432</text:p>
          </table:table-cell>
          <table:table-cell office:value-type="float" office:value="161.15244" calcext:value-type="float">
            <text:p>161.15244</text:p>
          </table:table-cell>
          <table:table-cell office:value-type="float" office:value="0.068736" calcext:value-type="float">
            <text:p>0.068736</text:p>
          </table:table-cell>
          <table:table-cell office:value-type="float" office:value="0.94613" calcext:value-type="float">
            <text:p>0.94613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75" xlink:type="simple">75</text:a></text:p>
          </table:table-cell>
          <table:table-cell office:value-type="string" calcext:value-type="string">
            <text:p>2M04504284+5753538</text:p>
          </table:table-cell>
          <table:table-cell office:value-type="float" office:value="0.23283" calcext:value-type="float">
            <text:p>0.23283</text:p>
          </table:table-cell>
          <table:table-cell office:value-type="float" office:value="1.202994" calcext:value-type="float">
            <text:p>1.202994</text:p>
          </table:table-cell>
          <table:table-cell office:value-type="float" office:value="18.345497" calcext:value-type="float">
            <text:p>18.345497</text:p>
          </table:table-cell>
          <table:table-cell office:value-type="float" office:value="0.557964" calcext:value-type="float">
            <text:p>0.557964</text:p>
          </table:table-cell>
          <table:table-cell office:value-type="float" office:value="0.1123" calcext:value-type="float">
            <text:p>0.1123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76" xlink:type="simple">76</text:a></text:p>
          </table:table-cell>
          <table:table-cell office:value-type="string" calcext:value-type="string">
            <text:p>2M04521987+3745440</text:p>
          </table:table-cell>
          <table:table-cell office:value-type="float" office:value="-0.1756" calcext:value-type="float">
            <text:p>-0.1756</text:p>
          </table:table-cell>
          <table:table-cell office:value-type="float" office:value="1.789419" calcext:value-type="float">
            <text:p>1.789419</text:p>
          </table:table-cell>
          <table:table-cell office:value-type="float" office:value="18.642519" calcext:value-type="float">
            <text:p>18.642519</text:p>
          </table:table-cell>
          <table:table-cell office:value-type="float" office:value="0.0106447" calcext:value-type="float">
            <text:p>0.0106447</text:p>
          </table:table-cell>
          <table:table-cell office:value-type="float" office:value="0.16639" calcext:value-type="float">
            <text:p>0.1663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77" xlink:type="simple">77</text:a></text:p>
          </table:table-cell>
          <table:table-cell office:value-type="string" calcext:value-type="string">
            <text:p>2M05155531+2319522</text:p>
          </table:table-cell>
          <table:table-cell office:value-type="float" office:value="-0.015145" calcext:value-type="float">
            <text:p>-0.015145</text:p>
          </table:table-cell>
          <table:table-cell office:value-type="float" office:value="0.710439" calcext:value-type="float">
            <text:p>0.710439</text:p>
          </table:table-cell>
          <table:table-cell office:value-type="float" office:value="210.16153" calcext:value-type="float">
            <text:p>210.16153</text:p>
          </table:table-cell>
          <table:table-cell office:value-type="float" office:value="0.0291564" calcext:value-type="float">
            <text:p>0.0291564</text:p>
          </table:table-cell>
          <table:table-cell office:value-type="float" office:value="0.60095" calcext:value-type="float">
            <text:p>0.60095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78" xlink:type="simple">78</text:a></text:p>
          </table:table-cell>
          <table:table-cell office:value-type="string" calcext:value-type="string">
            <text:p>2M05163616+4235353</text:p>
          </table:table-cell>
          <table:table-cell office:value-type="float" office:value="-0.10129" calcext:value-type="float">
            <text:p>-0.10129</text:p>
          </table:table-cell>
          <table:table-cell office:value-type="float" office:value="0.689869" calcext:value-type="float">
            <text:p>0.689869</text:p>
          </table:table-cell>
          <table:table-cell office:value-type="float" office:value="23.511781" calcext:value-type="float">
            <text:p>23.511781</text:p>
          </table:table-cell>
          <table:table-cell office:value-type="float" office:value="0.213531" calcext:value-type="float">
            <text:p>0.213531</text:p>
          </table:table-cell>
          <table:table-cell office:value-type="float" office:value="0.11857" calcext:value-type="float">
            <text:p>0.1185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79" xlink:type="simple">79</text:a></text:p>
          </table:table-cell>
          <table:table-cell office:value-type="string" calcext:value-type="string">
            <text:p>2M05202674+4251053</text:p>
          </table:table-cell>
          <table:table-cell office:value-type="float" office:value="-0.01752" calcext:value-type="float">
            <text:p>-0.01752</text:p>
          </table:table-cell>
          <table:table-cell office:value-type="float" office:value="3.162934" calcext:value-type="float">
            <text:p>3.162934</text:p>
          </table:table-cell>
          <table:table-cell office:value-type="float" office:value="82.070403" calcext:value-type="float">
            <text:p>82.070403</text:p>
          </table:table-cell>
          <table:table-cell office:value-type="float" office:value="0.0378188" calcext:value-type="float">
            <text:p>0.0378188</text:p>
          </table:table-cell>
          <table:table-cell office:value-type="float" office:value="0.53824" calcext:value-type="float">
            <text:p>0.5382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80" xlink:type="simple">80</text:a></text:p>
          </table:table-cell>
          <table:table-cell office:value-type="string" calcext:value-type="string">
            <text:p>2M05224382+4300425</text:p>
          </table:table-cell>
          <table:table-cell office:value-type="float" office:value="-0.087549" calcext:value-type="float">
            <text:p>-0.087549</text:p>
          </table:table-cell>
          <table:table-cell office:value-type="float" office:value="3.519654" calcext:value-type="float">
            <text:p>3.519654</text:p>
          </table:table-cell>
          <table:table-cell office:value-type="float" office:value="656.69412" calcext:value-type="float">
            <text:p>656.69412</text:p>
          </table:table-cell>
          <table:table-cell office:value-type="float" office:value="1.86124" calcext:value-type="float">
            <text:p>1.86124</text:p>
          </table:table-cell>
          <table:table-cell office:value-type="float" office:value="1.69474" calcext:value-type="float">
            <text:p>1.6947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81" xlink:type="simple">81</text:a></text:p>
          </table:table-cell>
          <table:table-cell office:value-type="string" calcext:value-type="string">
            <text:p>2M05225538+4304332</text:p>
          </table:table-cell>
          <table:table-cell office:value-type="float" office:value="0.08477" calcext:value-type="float">
            <text:p>0.08477</text:p>
          </table:table-cell>
          <table:table-cell office:value-type="float" office:value="0.607511" calcext:value-type="float">
            <text:p>0.607511</text:p>
          </table:table-cell>
          <table:table-cell office:value-type="float" office:value="1.2618537" calcext:value-type="float">
            <text:p>1.2618537</text:p>
          </table:table-cell>
          <table:table-cell office:value-type="float" office:value="0.00199754" calcext:value-type="float">
            <text:p>0.00199754</text:p>
          </table:table-cell>
          <table:table-cell office:value-type="float" office:value="0.01931" calcext:value-type="float">
            <text:p>0.0193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82" xlink:type="simple">82</text:a></text:p>
          </table:table-cell>
          <table:table-cell office:value-type="string" calcext:value-type="string">
            <text:p>2M05310225+2735570</text:p>
          </table:table-cell>
          <table:table-cell office:value-type="float" office:value="-0.667161" calcext:value-type="float">
            <text:p>-0.667161</text:p>
          </table:table-cell>
          <table:table-cell office:value-type="float" office:value="0.954822" calcext:value-type="float">
            <text:p>0.954822</text:p>
          </table:table-cell>
          <table:table-cell office:value-type="float" office:value="153.81474" calcext:value-type="float">
            <text:p>153.81474</text:p>
          </table:table-cell>
          <table:table-cell office:value-type="float" office:value="0.0656375" calcext:value-type="float">
            <text:p>0.0656375</text:p>
          </table:table-cell>
          <table:table-cell office:value-type="float" office:value="0.52924" calcext:value-type="float">
            <text:p>0.5292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83" xlink:type="simple">83</text:a></text:p>
          </table:table-cell>
          <table:table-cell office:value-type="string" calcext:value-type="string">
            <text:p>2M05311298+2718532</text:p>
          </table:table-cell>
          <table:table-cell office:value-type="float" office:value="-0.288338" calcext:value-type="float">
            <text:p>-0.288338</text:p>
          </table:table-cell>
          <table:table-cell office:value-type="float" office:value="1.543198" calcext:value-type="float">
            <text:p>1.543198</text:p>
          </table:table-cell>
          <table:table-cell office:value-type="float" office:value="408.05365" calcext:value-type="float">
            <text:p>408.05365</text:p>
          </table:table-cell>
          <table:table-cell office:value-type="float" office:value="0.0467422" calcext:value-type="float">
            <text:p>0.0467422</text:p>
          </table:table-cell>
          <table:table-cell office:value-type="float" office:value="1.21968" calcext:value-type="float">
            <text:p>1.2196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84" xlink:type="simple">84</text:a></text:p>
          </table:table-cell>
          <table:table-cell office:value-type="string" calcext:value-type="string">
            <text:p>2M05335134+2625329</text:p>
          </table:table-cell>
          <table:table-cell office:value-type="float" office:value="-0.041539" calcext:value-type="float">
            <text:p>-0.041539</text:p>
          </table:table-cell>
          <table:table-cell office:value-type="float" office:value="2.529953" calcext:value-type="float">
            <text:p>2.529953</text:p>
          </table:table-cell>
          <table:table-cell office:value-type="float" office:value="153.49435" calcext:value-type="float">
            <text:p>153.49435</text:p>
          </table:table-cell>
          <table:table-cell office:value-type="float" office:value="0.734705" calcext:value-type="float">
            <text:p>0.734705</text:p>
          </table:table-cell>
          <table:table-cell office:value-type="float" office:value="0.64498" calcext:value-type="float">
            <text:p>0.6449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85" xlink:type="simple">85</text:a></text:p>
          </table:table-cell>
          <table:table-cell office:value-type="string" calcext:value-type="string">
            <text:p>2M05445028+2847562</text:p>
          </table:table-cell>
          <table:table-cell office:value-type="float" office:value="-0.339534" calcext:value-type="float">
            <text:p>-0.339534</text:p>
          </table:table-cell>
          <table:table-cell office:value-type="float" office:value="1.691707" calcext:value-type="float">
            <text:p>1.691707</text:p>
          </table:table-cell>
          <table:table-cell office:value-type="float" office:value="5.2849455" calcext:value-type="float">
            <text:p>5.2849455</text:p>
          </table:table-cell>
          <table:table-cell office:value-type="float" office:value="0.00692345" calcext:value-type="float">
            <text:p>0.00692345</text:p>
          </table:table-cell>
          <table:table-cell office:value-type="float" office:value="0.07056" calcext:value-type="float">
            <text:p>0.07056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86" xlink:type="simple">86</text:a></text:p>
          </table:table-cell>
          <table:table-cell office:value-type="string" calcext:value-type="string">
            <text:p>2M05452339+2829265</text:p>
          </table:table-cell>
          <table:table-cell office:value-type="float" office:value="-0.12348" calcext:value-type="float">
            <text:p>-0.12348</text:p>
          </table:table-cell>
          <table:table-cell office:value-type="float" office:value="0.566282" calcext:value-type="float">
            <text:p>0.566282</text:p>
          </table:table-cell>
          <table:table-cell office:value-type="float" office:value="120.10785" calcext:value-type="float">
            <text:p>120.10785</text:p>
          </table:table-cell>
          <table:table-cell office:value-type="float" office:value="0.0148608" calcext:value-type="float">
            <text:p>0.0148608</text:p>
          </table:table-cell>
          <table:table-cell office:value-type="float" office:value="0.3874" calcext:value-type="float">
            <text:p>0.387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87" xlink:type="simple">87</text:a></text:p>
          </table:table-cell>
          <table:table-cell office:value-type="string" calcext:value-type="string">
            <text:p>2M05454972+3008464</text:p>
          </table:table-cell>
          <table:table-cell office:value-type="float" office:value="-0.052221" calcext:value-type="float">
            <text:p>-0.052221</text:p>
          </table:table-cell>
          <table:table-cell office:value-type="float" office:value="0.719285" calcext:value-type="float">
            <text:p>0.719285</text:p>
          </table:table-cell>
          <table:table-cell office:value-type="float" office:value="40.77395" calcext:value-type="float">
            <text:p>40.77395</text:p>
          </table:table-cell>
          <table:table-cell office:value-type="float" office:value="0.0513736" calcext:value-type="float">
            <text:p>0.0513736</text:p>
          </table:table-cell>
          <table:table-cell office:value-type="float" office:value="0.1984" calcext:value-type="float">
            <text:p>0.198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88" xlink:type="simple">88</text:a></text:p>
          </table:table-cell>
          <table:table-cell office:value-type="string" calcext:value-type="string">
            <text:p>2M05464438+2742184</text:p>
          </table:table-cell>
          <table:table-cell office:value-type="float" office:value="-0.33209" calcext:value-type="float">
            <text:p>-0.33209</text:p>
          </table:table-cell>
          <table:table-cell office:value-type="float" office:value="0.755403" calcext:value-type="float">
            <text:p>0.755403</text:p>
          </table:table-cell>
          <table:table-cell office:value-type="float" office:value="11.995452" calcext:value-type="float">
            <text:p>11.995452</text:p>
          </table:table-cell>
          <table:table-cell office:value-type="float" office:value="0.295982" calcext:value-type="float">
            <text:p>0.295982</text:p>
          </table:table-cell>
          <table:table-cell office:value-type="float" office:value="0.07492" calcext:value-type="float">
            <text:p>0.0749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89" xlink:type="simple">89</text:a></text:p>
          </table:table-cell>
          <table:table-cell office:value-type="string" calcext:value-type="string">
            <text:p>2M05490717+2835566</text:p>
          </table:table-cell>
          <table:table-cell office:value-type="float" office:value="0.10094" calcext:value-type="float">
            <text:p>0.10094</text:p>
          </table:table-cell>
          <table:table-cell office:value-type="float" office:value="0.880403" calcext:value-type="float">
            <text:p>0.880403</text:p>
          </table:table-cell>
          <table:table-cell office:value-type="float" office:value="8.2270818" calcext:value-type="float">
            <text:p>8.2270818</text:p>
          </table:table-cell>
          <table:table-cell office:value-type="float" office:value="0.00703314" calcext:value-type="float">
            <text:p>0.00703314</text:p>
          </table:table-cell>
          <table:table-cell office:value-type="float" office:value="0.07604" calcext:value-type="float">
            <text:p>0.0760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90" xlink:type="simple">90</text:a></text:p>
          </table:table-cell>
          <table:table-cell office:value-type="string" calcext:value-type="string">
            <text:p>2M05493518+2811360</text:p>
          </table:table-cell>
          <table:table-cell office:value-type="float" office:value="-0.404024" calcext:value-type="float">
            <text:p>-0.404024</text:p>
          </table:table-cell>
          <table:table-cell office:value-type="float" office:value="1.583667" calcext:value-type="float">
            <text:p>1.583667</text:p>
          </table:table-cell>
          <table:table-cell office:value-type="float" office:value="544.55656" calcext:value-type="float">
            <text:p>544.55656</text:p>
          </table:table-cell>
          <table:table-cell office:value-type="float" office:value="0.0945856" calcext:value-type="float">
            <text:p>0.0945856</text:p>
          </table:table-cell>
          <table:table-cell office:value-type="float" office:value="1.46347" calcext:value-type="float">
            <text:p>1.4634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91" xlink:type="simple">91</text:a></text:p>
          </table:table-cell>
          <table:table-cell office:value-type="string" calcext:value-type="string">
            <text:p>2M05495459+2808249</text:p>
          </table:table-cell>
          <table:table-cell office:value-type="float" office:value="0.038555" calcext:value-type="float">
            <text:p>0.038555</text:p>
          </table:table-cell>
          <table:table-cell office:value-type="float" office:value="1.582092" calcext:value-type="float">
            <text:p>1.582092</text:p>
          </table:table-cell>
          <table:table-cell office:value-type="float" office:value="68.047227" calcext:value-type="float">
            <text:p>68.047227</text:p>
          </table:table-cell>
          <table:table-cell office:value-type="float" office:value="0.534603" calcext:value-type="float">
            <text:p>0.534603</text:p>
          </table:table-cell>
          <table:table-cell office:value-type="float" office:value="0.31304" calcext:value-type="float">
            <text:p>0.3130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92" xlink:type="simple">92</text:a></text:p>
          </table:table-cell>
          <table:table-cell office:value-type="string" calcext:value-type="string">
            <text:p>2M05504316+2808440</text:p>
          </table:table-cell>
          <table:table-cell office:value-type="float" office:value="0.14353" calcext:value-type="float">
            <text:p>0.14353</text:p>
          </table:table-cell>
          <table:table-cell office:value-type="float" office:value="0.881967" calcext:value-type="float">
            <text:p>0.881967</text:p>
          </table:table-cell>
          <table:table-cell office:value-type="float" office:value="10.073684" calcext:value-type="float">
            <text:p>10.073684</text:p>
          </table:table-cell>
          <table:table-cell office:value-type="float" office:value="0.207614" calcext:value-type="float">
            <text:p>0.207614</text:p>
          </table:table-cell>
          <table:table-cell office:value-type="float" office:value="0.07603" calcext:value-type="float">
            <text:p>0.07603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93" xlink:type="simple">93</text:a></text:p>
          </table:table-cell>
          <table:table-cell office:value-type="string" calcext:value-type="string">
            <text:p>2M05561326+3008008</text:p>
          </table:table-cell>
          <table:table-cell office:value-type="float" office:value="-0.05923" calcext:value-type="float">
            <text:p>-0.05923</text:p>
          </table:table-cell>
          <table:table-cell office:value-type="float" office:value="0.875715" calcext:value-type="float">
            <text:p>0.875715</text:p>
          </table:table-cell>
          <table:table-cell office:value-type="float" office:value="0.43411071" calcext:value-type="float">
            <text:p>0.43411071</text:p>
          </table:table-cell>
          <table:table-cell office:value-type="float" office:value="0.00253967" calcext:value-type="float">
            <text:p>0.00253967</text:p>
          </table:table-cell>
          <table:table-cell office:value-type="float" office:value="0.01071" calcext:value-type="float">
            <text:p>0.0107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94" xlink:type="simple">94</text:a></text:p>
          </table:table-cell>
          <table:table-cell office:value-type="string" calcext:value-type="string">
            <text:p>2M05570937+3027112</text:p>
          </table:table-cell>
          <table:table-cell office:value-type="float" office:value="0.018748" calcext:value-type="float">
            <text:p>0.018748</text:p>
          </table:table-cell>
          <table:table-cell office:value-type="float" office:value="2.717197" calcext:value-type="float">
            <text:p>2.717197</text:p>
          </table:table-cell>
          <table:table-cell office:value-type="float" office:value="1054.2013" calcext:value-type="float">
            <text:p>1054.2013</text:p>
          </table:table-cell>
          <table:table-cell office:value-type="float" office:value="0.495535" calcext:value-type="float">
            <text:p>0.495535</text:p>
          </table:table-cell>
          <table:table-cell office:value-type="float" office:value="2.5298" calcext:value-type="float">
            <text:p>2.529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95" xlink:type="simple">95</text:a></text:p>
          </table:table-cell>
          <table:table-cell office:value-type="string" calcext:value-type="string">
            <text:p>2M05584436+3130164</text:p>
          </table:table-cell>
          <table:table-cell office:value-type="float" office:value="0.168048" calcext:value-type="float">
            <text:p>0.168048</text:p>
          </table:table-cell>
          <table:table-cell office:value-type="float" office:value="1.725515" calcext:value-type="float">
            <text:p>1.725515</text:p>
          </table:table-cell>
          <table:table-cell office:value-type="float" office:value="1271.601" calcext:value-type="float">
            <text:p>1271.601</text:p>
          </table:table-cell>
          <table:table-cell office:value-type="float" office:value="0.0833755" calcext:value-type="float">
            <text:p>0.0833755</text:p>
          </table:table-cell>
          <table:table-cell office:value-type="float" office:value="2.66984" calcext:value-type="float">
            <text:p>2.6698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96" xlink:type="simple">96</text:a></text:p>
          </table:table-cell>
          <table:table-cell office:value-type="string" calcext:value-type="string">
            <text:p>2M06010798+3152329</text:p>
          </table:table-cell>
          <table:table-cell office:value-type="float" office:value="0.21978" calcext:value-type="float">
            <text:p>0.21978</text:p>
          </table:table-cell>
          <table:table-cell office:value-type="float" office:value="1.232266" calcext:value-type="float">
            <text:p>1.232266</text:p>
          </table:table-cell>
          <table:table-cell office:value-type="float" office:value="225.72556" calcext:value-type="float">
            <text:p>225.72556</text:p>
          </table:table-cell>
          <table:table-cell office:value-type="float" office:value="0.0287834" calcext:value-type="float">
            <text:p>0.0287834</text:p>
          </table:table-cell>
          <table:table-cell office:value-type="float" office:value="0.76595" calcext:value-type="float">
            <text:p>0.76595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97" xlink:type="simple">97</text:a></text:p>
          </table:table-cell>
          <table:table-cell office:value-type="string" calcext:value-type="string">
            <text:p>2M06022829+3109354</text:p>
          </table:table-cell>
          <table:table-cell office:value-type="float" office:value="-0.322696" calcext:value-type="float">
            <text:p>-0.322696</text:p>
          </table:table-cell>
          <table:table-cell office:value-type="float" office:value="1.781334" calcext:value-type="float">
            <text:p>1.781334</text:p>
          </table:table-cell>
          <table:table-cell office:value-type="float" office:value="235.12973" calcext:value-type="float">
            <text:p>235.12973</text:p>
          </table:table-cell>
          <table:table-cell office:value-type="float" office:value="0.0959349" calcext:value-type="float">
            <text:p>0.0959349</text:p>
          </table:table-cell>
          <table:table-cell office:value-type="float" office:value="0.87269" calcext:value-type="float">
            <text:p>0.8726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98" xlink:type="simple">98</text:a></text:p>
          </table:table-cell>
          <table:table-cell office:value-type="string" calcext:value-type="string">
            <text:p>2M06052829+1339138</text:p>
          </table:table-cell>
          <table:table-cell office:value-type="float" office:value="-0.066997" calcext:value-type="float">
            <text:p>-0.066997</text:p>
          </table:table-cell>
          <table:table-cell office:value-type="float" office:value="1.696663" calcext:value-type="float">
            <text:p>1.696663</text:p>
          </table:table-cell>
          <table:table-cell office:value-type="float" office:value="512.54971" calcext:value-type="float">
            <text:p>512.54971</text:p>
          </table:table-cell>
          <table:table-cell office:value-type="float" office:value="0.173162" calcext:value-type="float">
            <text:p>0.173162</text:p>
          </table:table-cell>
          <table:table-cell office:value-type="float" office:value="1.40116" calcext:value-type="float">
            <text:p>1.40116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99" xlink:type="simple">99</text:a></text:p>
          </table:table-cell>
          <table:table-cell office:value-type="string" calcext:value-type="string">
            <text:p>2M06062922+1410524</text:p>
          </table:table-cell>
          <table:table-cell office:value-type="float" office:value="-0.25557" calcext:value-type="float">
            <text:p>-0.25557</text:p>
          </table:table-cell>
          <table:table-cell office:value-type="float" office:value="0.677987" calcext:value-type="float">
            <text:p>0.677987</text:p>
          </table:table-cell>
          <table:table-cell office:value-type="float" office:value="235.36838" calcext:value-type="float">
            <text:p>235.36838</text:p>
          </table:table-cell>
          <table:table-cell office:value-type="float" office:value="0.0408214" calcext:value-type="float">
            <text:p>0.0408214</text:p>
          </table:table-cell>
          <table:table-cell office:value-type="float" office:value="0.63037" calcext:value-type="float">
            <text:p>0.6303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00" xlink:type="simple">100</text:a></text:p>
          </table:table-cell>
          <table:table-cell office:value-type="string" calcext:value-type="string">
            <text:p>2M06070031+3040121</text:p>
          </table:table-cell>
          <table:table-cell office:value-type="float" office:value="-0.15632" calcext:value-type="float">
            <text:p>-0.15632</text:p>
          </table:table-cell>
          <table:table-cell office:value-type="float" office:value="0.74739" calcext:value-type="float">
            <text:p>0.74739</text:p>
          </table:table-cell>
          <table:table-cell office:value-type="float" office:value="4.3445122" calcext:value-type="float">
            <text:p>4.3445122</text:p>
          </table:table-cell>
          <table:table-cell office:value-type="float" office:value="0.00582357" calcext:value-type="float">
            <text:p>0.00582357</text:p>
          </table:table-cell>
          <table:table-cell office:value-type="float" office:value="0.04704" calcext:value-type="float">
            <text:p>0.0470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01" xlink:type="simple">101</text:a></text:p>
          </table:table-cell>
          <table:table-cell office:value-type="string" calcext:value-type="string">
            <text:p>2M06080116+1326140</text:p>
          </table:table-cell>
          <table:table-cell office:value-type="float" office:value="-0.059179" calcext:value-type="float">
            <text:p>-0.059179</text:p>
          </table:table-cell>
          <table:table-cell office:value-type="float" office:value="2.24502" calcext:value-type="float">
            <text:p>2.24502</text:p>
          </table:table-cell>
          <table:table-cell office:value-type="float" office:value="144.99431" calcext:value-type="float">
            <text:p>144.99431</text:p>
          </table:table-cell>
          <table:table-cell office:value-type="float" office:value="1.25967" calcext:value-type="float">
            <text:p>1.25967</text:p>
          </table:table-cell>
          <table:table-cell office:value-type="float" office:value="0.52555" calcext:value-type="float">
            <text:p>0.52555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02" xlink:type="simple">102</text:a></text:p>
          </table:table-cell>
          <table:table-cell office:value-type="string" calcext:value-type="string">
            <text:p>2M06131277+3253212</text:p>
          </table:table-cell>
          <table:table-cell office:value-type="float" office:value="-0.12386" calcext:value-type="float">
            <text:p>-0.12386</text:p>
          </table:table-cell>
          <table:table-cell office:value-type="float" office:value="0.923722" calcext:value-type="float">
            <text:p>0.923722</text:p>
          </table:table-cell>
          <table:table-cell office:value-type="float" office:value="73.750903" calcext:value-type="float">
            <text:p>73.750903</text:p>
          </table:table-cell>
          <table:table-cell office:value-type="float" office:value="0.0120138" calcext:value-type="float">
            <text:p>0.0120138</text:p>
          </table:table-cell>
          <table:table-cell office:value-type="float" office:value="0.33234" calcext:value-type="float">
            <text:p>0.3323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03" xlink:type="simple">103</text:a></text:p>
          </table:table-cell>
          <table:table-cell office:value-type="string" calcext:value-type="string">
            <text:p>2M06133719+3242058</text:p>
          </table:table-cell>
          <table:table-cell office:value-type="float" office:value="-0.109569" calcext:value-type="float">
            <text:p>-0.109569</text:p>
          </table:table-cell>
          <table:table-cell office:value-type="float" office:value="2.12415" calcext:value-type="float">
            <text:p>2.12415</text:p>
          </table:table-cell>
          <table:table-cell office:value-type="float" office:value="841.53021" calcext:value-type="float">
            <text:p>841.53021</text:p>
          </table:table-cell>
          <table:table-cell office:value-type="float" office:value="0.258143" calcext:value-type="float">
            <text:p>0.258143</text:p>
          </table:table-cell>
          <table:table-cell office:value-type="float" office:value="2.07734" calcext:value-type="float">
            <text:p>2.0773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04" xlink:type="simple">104</text:a></text:p>
          </table:table-cell>
          <table:table-cell office:value-type="string" calcext:value-type="string">
            <text:p>2M06142559+3313468</text:p>
          </table:table-cell>
          <table:table-cell office:value-type="float" office:value="-0.017491" calcext:value-type="float">
            <text:p>-0.017491</text:p>
          </table:table-cell>
          <table:table-cell office:value-type="float" office:value="0.691161" calcext:value-type="float">
            <text:p>0.691161</text:p>
          </table:table-cell>
          <table:table-cell office:value-type="float" office:value="55.961329" calcext:value-type="float">
            <text:p>55.961329</text:p>
          </table:table-cell>
          <table:table-cell office:value-type="float" office:value="0.414808" calcext:value-type="float">
            <text:p>0.414808</text:p>
          </table:table-cell>
          <table:table-cell office:value-type="float" office:value="0.18505" calcext:value-type="float">
            <text:p>0.18505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05" xlink:type="simple">105</text:a></text:p>
          </table:table-cell>
          <table:table-cell office:value-type="string" calcext:value-type="string">
            <text:p>2M06143169-0043009</text:p>
          </table:table-cell>
          <table:table-cell office:value-type="float" office:value="-0.42493" calcext:value-type="float">
            <text:p>-0.42493</text:p>
          </table:table-cell>
          <table:table-cell office:value-type="float" office:value="0.643347" calcext:value-type="float">
            <text:p>0.643347</text:p>
          </table:table-cell>
          <table:table-cell office:value-type="float" office:value="209.99494" calcext:value-type="float">
            <text:p>209.99494</text:p>
          </table:table-cell>
          <table:table-cell office:value-type="float" office:value="0.117217" calcext:value-type="float">
            <text:p>0.117217</text:p>
          </table:table-cell>
          <table:table-cell office:value-type="float" office:value="0.53386" calcext:value-type="float">
            <text:p>0.53386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06" xlink:type="simple">106</text:a></text:p>
          </table:table-cell>
          <table:table-cell office:value-type="string" calcext:value-type="string">
            <text:p>2M06171599+0019388</text:p>
          </table:table-cell>
          <table:table-cell office:value-type="float" office:value="-0.050314" calcext:value-type="float">
            <text:p>-0.050314</text:p>
          </table:table-cell>
          <table:table-cell office:value-type="float" office:value="0.558973" calcext:value-type="float">
            <text:p>0.558973</text:p>
          </table:table-cell>
          <table:table-cell office:value-type="float" office:value="35.611756" calcext:value-type="float">
            <text:p>35.611756</text:p>
          </table:table-cell>
          <table:table-cell office:value-type="float" office:value="0.0235101" calcext:value-type="float">
            <text:p>0.0235101</text:p>
          </table:table-cell>
          <table:table-cell office:value-type="float" office:value="0.16977" calcext:value-type="float">
            <text:p>0.1697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07" xlink:type="simple">107</text:a></text:p>
          </table:table-cell>
          <table:table-cell office:value-type="string" calcext:value-type="string">
            <text:p>2M06171890-0012568</text:p>
          </table:table-cell>
          <table:table-cell office:value-type="float" office:value="-0.539723" calcext:value-type="float">
            <text:p>-0.539723</text:p>
          </table:table-cell>
          <table:table-cell office:value-type="float" office:value="1.211498" calcext:value-type="float">
            <text:p>1.211498</text:p>
          </table:table-cell>
          <table:table-cell office:value-type="float" office:value="71.664298" calcext:value-type="float">
            <text:p>71.664298</text:p>
          </table:table-cell>
          <table:table-cell office:value-type="float" office:value="0.0530658" calcext:value-type="float">
            <text:p>0.0530658</text:p>
          </table:table-cell>
          <table:table-cell office:value-type="float" office:value="0.34981" calcext:value-type="float">
            <text:p>0.3498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08" xlink:type="simple">108</text:a></text:p>
          </table:table-cell>
          <table:table-cell office:value-type="string" calcext:value-type="string">
            <text:p>2M06172325+0000514</text:p>
          </table:table-cell>
          <table:table-cell office:value-type="float" office:value="0.180914" calcext:value-type="float">
            <text:p>0.180914</text:p>
          </table:table-cell>
          <table:table-cell office:value-type="float" office:value="1.99795" calcext:value-type="float">
            <text:p>1.99795</text:p>
          </table:table-cell>
          <table:table-cell office:value-type="float" office:value="595.4469" calcext:value-type="float">
            <text:p>595.4469</text:p>
          </table:table-cell>
          <table:table-cell office:value-type="float" office:value="0.841605" calcext:value-type="float">
            <text:p>0.841605</text:p>
          </table:table-cell>
          <table:table-cell office:value-type="float" office:value="1.38011" calcext:value-type="float">
            <text:p>1.3801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09" xlink:type="simple">109</text:a></text:p>
          </table:table-cell>
          <table:table-cell office:value-type="string" calcext:value-type="string">
            <text:p>2M06175119+3246127</text:p>
          </table:table-cell>
          <table:table-cell office:value-type="float" office:value="0.022648" calcext:value-type="float">
            <text:p>0.022648</text:p>
          </table:table-cell>
          <table:table-cell office:value-type="float" office:value="2.3907" calcext:value-type="float">
            <text:p>2.3907</text:p>
          </table:table-cell>
          <table:table-cell office:value-type="float" office:value="803.08686" calcext:value-type="float">
            <text:p>803.08686</text:p>
          </table:table-cell>
          <table:table-cell office:value-type="float" office:value="0.177387" calcext:value-type="float">
            <text:p>0.177387</text:p>
          </table:table-cell>
          <table:table-cell office:value-type="float" office:value="2.15554" calcext:value-type="float">
            <text:p>2.1555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10" xlink:type="simple">110</text:a></text:p>
          </table:table-cell>
          <table:table-cell office:value-type="string" calcext:value-type="string">
            <text:p>2M06200704-0037219</text:p>
          </table:table-cell>
          <table:table-cell office:value-type="float" office:value="0.040648" calcext:value-type="float">
            <text:p>0.040648</text:p>
          </table:table-cell>
          <table:table-cell office:value-type="float" office:value="0.939618" calcext:value-type="float">
            <text:p>0.939618</text:p>
          </table:table-cell>
          <table:table-cell office:value-type="float" office:value="188.12216" calcext:value-type="float">
            <text:p>188.12216</text:p>
          </table:table-cell>
          <table:table-cell office:value-type="float" office:value="0.142359" calcext:value-type="float">
            <text:p>0.142359</text:p>
          </table:table-cell>
          <table:table-cell office:value-type="float" office:value="0.57286" calcext:value-type="float">
            <text:p>0.57286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11" xlink:type="simple">111</text:a></text:p>
          </table:table-cell>
          <table:table-cell office:value-type="string" calcext:value-type="string">
            <text:p>2M06281631+1757006</text:p>
          </table:table-cell>
          <table:table-cell office:value-type="float" office:value="-0.296411" calcext:value-type="float">
            <text:p>-0.296411</text:p>
          </table:table-cell>
          <table:table-cell office:value-type="float" office:value="4.652074" calcext:value-type="float">
            <text:p>4.652074</text:p>
          </table:table-cell>
          <table:table-cell office:value-type="float" office:value="232.13655" calcext:value-type="float">
            <text:p>232.13655</text:p>
          </table:table-cell>
          <table:table-cell office:value-type="float" office:value="0.508333" calcext:value-type="float">
            <text:p>0.508333</text:p>
          </table:table-cell>
          <table:table-cell office:value-type="float" office:value="1.15157" calcext:value-type="float">
            <text:p>1.1515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12" xlink:type="simple">112</text:a></text:p>
          </table:table-cell>
          <table:table-cell office:value-type="string" calcext:value-type="string">
            <text:p>2M06283062+0505458</text:p>
          </table:table-cell>
          <table:table-cell office:value-type="float" office:value="-0.059087" calcext:value-type="float">
            <text:p>-0.059087</text:p>
          </table:table-cell>
          <table:table-cell office:value-type="float" office:value="1.476243" calcext:value-type="float">
            <text:p>1.476243</text:p>
          </table:table-cell>
          <table:table-cell office:value-type="float" office:value="133.7949" calcext:value-type="float">
            <text:p>133.7949</text:p>
          </table:table-cell>
          <table:table-cell office:value-type="float" office:value="0.425172" calcext:value-type="float">
            <text:p>0.425172</text:p>
          </table:table-cell>
          <table:table-cell office:value-type="float" office:value="0.49241" calcext:value-type="float">
            <text:p>0.4924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13" xlink:type="simple">113</text:a></text:p>
          </table:table-cell>
          <table:table-cell office:value-type="string" calcext:value-type="string">
            <text:p>2M06293397+1758208</text:p>
          </table:table-cell>
          <table:table-cell office:value-type="float" office:value="-0.366605" calcext:value-type="float">
            <text:p>-0.366605</text:p>
          </table:table-cell>
          <table:table-cell office:value-type="float" office:value="1.221089" calcext:value-type="float">
            <text:p>1.221089</text:p>
          </table:table-cell>
          <table:table-cell office:value-type="float" office:value="244.1592" calcext:value-type="float">
            <text:p>244.1592</text:p>
          </table:table-cell>
          <table:table-cell office:value-type="float" office:value="0.0689369" calcext:value-type="float">
            <text:p>0.0689369</text:p>
          </table:table-cell>
          <table:table-cell office:value-type="float" office:value="0.78779" calcext:value-type="float">
            <text:p>0.7877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14" xlink:type="simple">114</text:a></text:p>
          </table:table-cell>
          <table:table-cell office:value-type="string" calcext:value-type="string">
            <text:p>2M06295025+1739189</text:p>
          </table:table-cell>
          <table:table-cell office:value-type="float" office:value="-0.296192" calcext:value-type="float">
            <text:p>-0.296192</text:p>
          </table:table-cell>
          <table:table-cell office:value-type="float" office:value="3.973546" calcext:value-type="float">
            <text:p>3.973546</text:p>
          </table:table-cell>
          <table:table-cell office:value-type="float" office:value="142.03088" calcext:value-type="float">
            <text:p>142.03088</text:p>
          </table:table-cell>
          <table:table-cell office:value-type="float" office:value="0.142015" calcext:value-type="float">
            <text:p>0.142015</text:p>
          </table:table-cell>
          <table:table-cell office:value-type="float" office:value="0.82429" calcext:value-type="float">
            <text:p>0.8242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15" xlink:type="simple">115</text:a></text:p>
          </table:table-cell>
          <table:table-cell office:value-type="string" calcext:value-type="string">
            <text:p>2M06300571+0106151</text:p>
          </table:table-cell>
          <table:table-cell office:value-type="float" office:value="-0.22515" calcext:value-type="float">
            <text:p>-0.22515</text:p>
          </table:table-cell>
          <table:table-cell office:value-type="float" office:value="1.186989" calcext:value-type="float">
            <text:p>1.186989</text:p>
          </table:table-cell>
          <table:table-cell office:value-type="float" office:value="12.991839" calcext:value-type="float">
            <text:p>12.991839</text:p>
          </table:table-cell>
          <table:table-cell office:value-type="float" office:value="0.00663208" calcext:value-type="float">
            <text:p>0.00663208</text:p>
          </table:table-cell>
          <table:table-cell office:value-type="float" office:value="0.11409" calcext:value-type="float">
            <text:p>0.1140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16" xlink:type="simple">116</text:a></text:p>
          </table:table-cell>
          <table:table-cell office:value-type="string" calcext:value-type="string">
            <text:p>2M06310594+0045131</text:p>
          </table:table-cell>
          <table:table-cell office:value-type="float" office:value="-0.227583" calcext:value-type="float">
            <text:p>-0.227583</text:p>
          </table:table-cell>
          <table:table-cell office:value-type="float" office:value="1.851233" calcext:value-type="float">
            <text:p>1.851233</text:p>
          </table:table-cell>
          <table:table-cell office:value-type="float" office:value="7.309005" calcext:value-type="float">
            <text:p>7.309005</text:p>
          </table:table-cell>
          <table:table-cell office:value-type="float" office:value="0.00695729" calcext:value-type="float">
            <text:p>0.00695729</text:p>
          </table:table-cell>
          <table:table-cell office:value-type="float" office:value="0.09028" calcext:value-type="float">
            <text:p>0.0902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17" xlink:type="simple">117</text:a></text:p>
          </table:table-cell>
          <table:table-cell office:value-type="string" calcext:value-type="string">
            <text:p>2M06315647+0504364</text:p>
          </table:table-cell>
          <table:table-cell office:value-type="float" office:value="-0.212765" calcext:value-type="float">
            <text:p>-0.212765</text:p>
          </table:table-cell>
          <table:table-cell office:value-type="float" office:value="2.080956" calcext:value-type="float">
            <text:p>2.080956</text:p>
          </table:table-cell>
          <table:table-cell office:value-type="float" office:value="3.6421528" calcext:value-type="float">
            <text:p>3.6421528</text:p>
          </table:table-cell>
          <table:table-cell office:value-type="float" office:value="0.0101742" calcext:value-type="float">
            <text:p>0.0101742</text:p>
          </table:table-cell>
          <table:table-cell office:value-type="float" office:value="0.05895" calcext:value-type="float">
            <text:p>0.05895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18" xlink:type="simple">118</text:a></text:p>
          </table:table-cell>
          <table:table-cell office:value-type="string" calcext:value-type="string">
            <text:p>2M06321756+0057557</text:p>
          </table:table-cell>
          <table:table-cell office:value-type="float" office:value="-0.30038" calcext:value-type="float">
            <text:p>-0.30038</text:p>
          </table:table-cell>
          <table:table-cell office:value-type="float" office:value="0.703259" calcext:value-type="float">
            <text:p>0.703259</text:p>
          </table:table-cell>
          <table:table-cell office:value-type="float" office:value="752.13173" calcext:value-type="float">
            <text:p>752.13173</text:p>
          </table:table-cell>
          <table:table-cell office:value-type="float" office:value="0.0689765" calcext:value-type="float">
            <text:p>0.0689765</text:p>
          </table:table-cell>
          <table:table-cell office:value-type="float" office:value="1.35232" calcext:value-type="float">
            <text:p>1.3523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19" xlink:type="simple">119</text:a></text:p>
          </table:table-cell>
          <table:table-cell office:value-type="string" calcext:value-type="string">
            <text:p>2M06343799+0645031</text:p>
          </table:table-cell>
          <table:table-cell office:value-type="float" office:value="-0.16697" calcext:value-type="float">
            <text:p>-0.16697</text:p>
          </table:table-cell>
          <table:table-cell office:value-type="float" office:value="0.633877" calcext:value-type="float">
            <text:p>0.633877</text:p>
          </table:table-cell>
          <table:table-cell office:value-type="float" office:value="6.442353" calcext:value-type="float">
            <text:p>6.442353</text:p>
          </table:table-cell>
          <table:table-cell office:value-type="float" office:value="0.162653" calcext:value-type="float">
            <text:p>0.162653</text:p>
          </table:table-cell>
          <table:table-cell office:value-type="float" office:value="0.04999" calcext:value-type="float">
            <text:p>0.0499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20" xlink:type="simple">120</text:a></text:p>
          </table:table-cell>
          <table:table-cell office:value-type="string" calcext:value-type="string">
            <text:p>2M06344403+0509367</text:p>
          </table:table-cell>
          <table:table-cell office:value-type="float" office:value="0.009503" calcext:value-type="float">
            <text:p>0.009503</text:p>
          </table:table-cell>
          <table:table-cell office:value-type="float" office:value="2.477681" calcext:value-type="float">
            <text:p>2.477681</text:p>
          </table:table-cell>
          <table:table-cell office:value-type="float" office:value="196.57993" calcext:value-type="float">
            <text:p>196.57993</text:p>
          </table:table-cell>
          <table:table-cell office:value-type="float" office:value="1.52511" calcext:value-type="float">
            <text:p>1.52511</text:p>
          </table:table-cell>
          <table:table-cell office:value-type="float" office:value="0.65028" calcext:value-type="float">
            <text:p>0.6502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21" xlink:type="simple">121</text:a></text:p>
          </table:table-cell>
          <table:table-cell office:value-type="string" calcext:value-type="string">
            <text:p>2M06344847+0616158</text:p>
          </table:table-cell>
          <table:table-cell office:value-type="float" office:value="-0.077338" calcext:value-type="float">
            <text:p>-0.077338</text:p>
          </table:table-cell>
          <table:table-cell office:value-type="float" office:value="2.709563" calcext:value-type="float">
            <text:p>2.709563</text:p>
          </table:table-cell>
          <table:table-cell office:value-type="float" office:value="93.801623" calcext:value-type="float">
            <text:p>93.801623</text:p>
          </table:table-cell>
          <table:table-cell office:value-type="float" office:value="0.0180357" calcext:value-type="float">
            <text:p>0.0180357</text:p>
          </table:table-cell>
          <table:table-cell office:value-type="float" office:value="0.56078" calcext:value-type="float">
            <text:p>0.5607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22" xlink:type="simple">122</text:a></text:p>
          </table:table-cell>
          <table:table-cell office:value-type="string" calcext:value-type="string">
            <text:p>2M06355361+0539085</text:p>
          </table:table-cell>
          <table:table-cell office:value-type="float" office:value="-0.19033" calcext:value-type="float">
            <text:p>-0.19033</text:p>
          </table:table-cell>
          <table:table-cell office:value-type="float" office:value="0.602135" calcext:value-type="float">
            <text:p>0.602135</text:p>
          </table:table-cell>
          <table:table-cell office:value-type="float" office:value="0.25210211" calcext:value-type="float">
            <text:p>0.25210211</text:p>
          </table:table-cell>
          <table:table-cell office:value-type="float" office:value="0.00124399" calcext:value-type="float">
            <text:p>0.00124399</text:p>
          </table:table-cell>
          <table:table-cell office:value-type="float" office:value="0.00659" calcext:value-type="float">
            <text:p>0.0065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23" xlink:type="simple">123</text:a></text:p>
          </table:table-cell>
          <table:table-cell office:value-type="string" calcext:value-type="string">
            <text:p>2M06361879+0436447</text:p>
          </table:table-cell>
          <table:table-cell office:value-type="float" office:value="-0.337883" calcext:value-type="float">
            <text:p>-0.337883</text:p>
          </table:table-cell>
          <table:table-cell office:value-type="float" office:value="1.341034" calcext:value-type="float">
            <text:p>1.341034</text:p>
          </table:table-cell>
          <table:table-cell office:value-type="float" office:value="127.72755" calcext:value-type="float">
            <text:p>127.72755</text:p>
          </table:table-cell>
          <table:table-cell office:value-type="float" office:value="0.76932" calcext:value-type="float">
            <text:p>0.76932</text:p>
          </table:table-cell>
          <table:table-cell office:value-type="float" office:value="0.40456" calcext:value-type="float">
            <text:p>0.40456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24" xlink:type="simple">124</text:a></text:p>
          </table:table-cell>
          <table:table-cell office:value-type="string" calcext:value-type="string">
            <text:p>2M06363656+0037407</text:p>
          </table:table-cell>
          <table:table-cell office:value-type="float" office:value="-0.088224" calcext:value-type="float">
            <text:p>-0.088224</text:p>
          </table:table-cell>
          <table:table-cell office:value-type="float" office:value="2.531122" calcext:value-type="float">
            <text:p>2.531122</text:p>
          </table:table-cell>
          <table:table-cell office:value-type="float" office:value="793.59666" calcext:value-type="float">
            <text:p>793.59666</text:p>
          </table:table-cell>
          <table:table-cell office:value-type="float" office:value="1.43337" calcext:value-type="float">
            <text:p>1.43337</text:p>
          </table:table-cell>
          <table:table-cell office:value-type="float" office:value="1.69507" calcext:value-type="float">
            <text:p>1.6950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25" xlink:type="simple">125</text:a></text:p>
          </table:table-cell>
          <table:table-cell office:value-type="string" calcext:value-type="string">
            <text:p>2M06373467+1702080</text:p>
          </table:table-cell>
          <table:table-cell office:value-type="float" office:value="0.009748" calcext:value-type="float">
            <text:p>0.009748</text:p>
          </table:table-cell>
          <table:table-cell office:value-type="float" office:value="4.610078" calcext:value-type="float">
            <text:p>4.610078</text:p>
          </table:table-cell>
          <table:table-cell office:value-type="float" office:value="24.397601" calcext:value-type="float">
            <text:p>24.397601</text:p>
          </table:table-cell>
          <table:table-cell office:value-type="float" office:value="0.0650773" calcext:value-type="float">
            <text:p>0.0650773</text:p>
          </table:table-cell>
          <table:table-cell office:value-type="float" office:value="0.27144" calcext:value-type="float">
            <text:p>0.2714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26" xlink:type="simple">126</text:a></text:p>
          </table:table-cell>
          <table:table-cell office:value-type="string" calcext:value-type="string">
            <text:p>2M06472969+0110556</text:p>
          </table:table-cell>
          <table:table-cell office:value-type="float" office:value="-0.36749" calcext:value-type="float">
            <text:p>-0.36749</text:p>
          </table:table-cell>
          <table:table-cell office:value-type="float" office:value="0.530923" calcext:value-type="float">
            <text:p>0.530923</text:p>
          </table:table-cell>
          <table:table-cell office:value-type="float" office:value="2.4658298" calcext:value-type="float">
            <text:p>2.4658298</text:p>
          </table:table-cell>
          <table:table-cell office:value-type="float" office:value="0.00219752" calcext:value-type="float">
            <text:p>0.00219752</text:p>
          </table:table-cell>
          <table:table-cell office:value-type="float" office:value="0.02884" calcext:value-type="float">
            <text:p>0.0288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27" xlink:type="simple">127</text:a></text:p>
          </table:table-cell>
          <table:table-cell office:value-type="string" calcext:value-type="string">
            <text:p>2M06503985+0252103</text:p>
          </table:table-cell>
          <table:table-cell office:value-type="float" office:value="-0.170045" calcext:value-type="float">
            <text:p>-0.170045</text:p>
          </table:table-cell>
          <table:table-cell office:value-type="float" office:value="2.431369" calcext:value-type="float">
            <text:p>2.431369</text:p>
          </table:table-cell>
          <table:table-cell office:value-type="float" office:value="511.64788" calcext:value-type="float">
            <text:p>511.64788</text:p>
          </table:table-cell>
          <table:table-cell office:value-type="float" office:value="0.17149" calcext:value-type="float">
            <text:p>0.17149</text:p>
          </table:table-cell>
          <table:table-cell office:value-type="float" office:value="1.60864" calcext:value-type="float">
            <text:p>1.6086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28" xlink:type="simple">128</text:a></text:p>
          </table:table-cell>
          <table:table-cell office:value-type="string" calcext:value-type="string">
            <text:p>2M06554572+0356327</text:p>
          </table:table-cell>
          <table:table-cell office:value-type="float" office:value="-0.18007" calcext:value-type="float">
            <text:p>-0.18007</text:p>
          </table:table-cell>
          <table:table-cell office:value-type="float" office:value="2.36969" calcext:value-type="float">
            <text:p>2.36969</text:p>
          </table:table-cell>
          <table:table-cell office:value-type="float" office:value="138.75308" calcext:value-type="float">
            <text:p>138.75308</text:p>
          </table:table-cell>
          <table:table-cell office:value-type="float" office:value="0.0800488" calcext:value-type="float">
            <text:p>0.0800488</text:p>
          </table:table-cell>
          <table:table-cell office:value-type="float" office:value="0.68397" calcext:value-type="float">
            <text:p>0.6839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29" xlink:type="simple">129</text:a></text:p>
          </table:table-cell>
          <table:table-cell office:value-type="string" calcext:value-type="string">
            <text:p>2M06575827+0350135</text:p>
          </table:table-cell>
          <table:table-cell office:value-type="float" office:value="-0.043017" calcext:value-type="float">
            <text:p>-0.043017</text:p>
          </table:table-cell>
          <table:table-cell office:value-type="float" office:value="1.709035" calcext:value-type="float">
            <text:p>1.709035</text:p>
          </table:table-cell>
          <table:table-cell office:value-type="float" office:value="214.75873" calcext:value-type="float">
            <text:p>214.75873</text:p>
          </table:table-cell>
          <table:table-cell office:value-type="float" office:value="0.0534536" calcext:value-type="float">
            <text:p>0.0534536</text:p>
          </table:table-cell>
          <table:table-cell office:value-type="float" office:value="0.82205" calcext:value-type="float">
            <text:p>0.82205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30" xlink:type="simple">130</text:a></text:p>
          </table:table-cell>
          <table:table-cell office:value-type="string" calcext:value-type="string">
            <text:p>2M06592037+0539140</text:p>
          </table:table-cell>
          <table:table-cell office:value-type="float" office:value="-0.290814" calcext:value-type="float">
            <text:p>-0.290814</text:p>
          </table:table-cell>
          <table:table-cell office:value-type="float" office:value="1.442236" calcext:value-type="float">
            <text:p>1.442236</text:p>
          </table:table-cell>
          <table:table-cell office:value-type="float" office:value="49.031479" calcext:value-type="float">
            <text:p>49.031479</text:p>
          </table:table-cell>
          <table:table-cell office:value-type="float" office:value="0.032216" calcext:value-type="float">
            <text:p>0.032216</text:p>
          </table:table-cell>
          <table:table-cell office:value-type="float" office:value="0.29187" calcext:value-type="float">
            <text:p>0.2918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31" xlink:type="simple">131</text:a></text:p>
          </table:table-cell>
          <table:table-cell office:value-type="string" calcext:value-type="string">
            <text:p>2M07003681+0419556</text:p>
          </table:table-cell>
          <table:table-cell office:value-type="float" office:value="-0.004421" calcext:value-type="float">
            <text:p>-0.004421</text:p>
          </table:table-cell>
          <table:table-cell office:value-type="float" office:value="1.687393" calcext:value-type="float">
            <text:p>1.687393</text:p>
          </table:table-cell>
          <table:table-cell office:value-type="float" office:value="1.7908082" calcext:value-type="float">
            <text:p>1.7908082</text:p>
          </table:table-cell>
          <table:table-cell office:value-type="float" office:value="0.00602702" calcext:value-type="float">
            <text:p>0.00602702</text:p>
          </table:table-cell>
          <table:table-cell office:value-type="float" office:value="0.03428" calcext:value-type="float">
            <text:p>0.0342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32" xlink:type="simple">132</text:a></text:p>
          </table:table-cell>
          <table:table-cell office:value-type="string" calcext:value-type="string">
            <text:p>2M07021716+0517093</text:p>
          </table:table-cell>
          <table:table-cell office:value-type="float" office:value="-0.278437" calcext:value-type="float">
            <text:p>-0.278437</text:p>
          </table:table-cell>
          <table:table-cell office:value-type="float" office:value="1.582146" calcext:value-type="float">
            <text:p>1.582146</text:p>
          </table:table-cell>
          <table:table-cell office:value-type="float" office:value="303.09881" calcext:value-type="float">
            <text:p>303.09881</text:p>
          </table:table-cell>
          <table:table-cell office:value-type="float" office:value="0.930024" calcext:value-type="float">
            <text:p>0.930024</text:p>
          </table:table-cell>
          <table:table-cell office:value-type="float" office:value="0.75603" calcext:value-type="float">
            <text:p>0.75603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33" xlink:type="simple">133</text:a></text:p>
          </table:table-cell>
          <table:table-cell office:value-type="string" calcext:value-type="string">
            <text:p>2M07041952+0409549</text:p>
          </table:table-cell>
          <table:table-cell office:value-type="float" office:value="-0.20014" calcext:value-type="float">
            <text:p>-0.20014</text:p>
          </table:table-cell>
          <table:table-cell office:value-type="float" office:value="0.508217" calcext:value-type="float">
            <text:p>0.508217</text:p>
          </table:table-cell>
          <table:table-cell office:value-type="float" office:value="13.747729" calcext:value-type="float">
            <text:p>13.747729</text:p>
          </table:table-cell>
          <table:table-cell office:value-type="float" office:value="0.00434715" calcext:value-type="float">
            <text:p>0.00434715</text:p>
          </table:table-cell>
          <table:table-cell office:value-type="float" office:value="0.08912" calcext:value-type="float">
            <text:p>0.0891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34" xlink:type="simple">134</text:a></text:p>
          </table:table-cell>
          <table:table-cell office:value-type="string" calcext:value-type="string">
            <text:p>2M07103169+0712585</text:p>
          </table:table-cell>
          <table:table-cell office:value-type="float" office:value="-0.200529" calcext:value-type="float">
            <text:p>-0.200529</text:p>
          </table:table-cell>
          <table:table-cell office:value-type="float" office:value="1.812417" calcext:value-type="float">
            <text:p>1.812417</text:p>
          </table:table-cell>
          <table:table-cell office:value-type="float" office:value="62.48737" calcext:value-type="float">
            <text:p>62.48737</text:p>
          </table:table-cell>
          <table:table-cell office:value-type="float" office:value="0.650702" calcext:value-type="float">
            <text:p>0.650702</text:p>
          </table:table-cell>
          <table:table-cell office:value-type="float" office:value="0.30624" calcext:value-type="float">
            <text:p>0.3062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35" xlink:type="simple">135</text:a></text:p>
          </table:table-cell>
          <table:table-cell office:value-type="string" calcext:value-type="string">
            <text:p>2M07135195+0447568</text:p>
          </table:table-cell>
          <table:table-cell office:value-type="float" office:value="-0.26077" calcext:value-type="float">
            <text:p>-0.26077</text:p>
          </table:table-cell>
          <table:table-cell office:value-type="float" office:value="0.701034" calcext:value-type="float">
            <text:p>0.701034</text:p>
          </table:table-cell>
          <table:table-cell office:value-type="float" office:value="566.85281" calcext:value-type="float">
            <text:p>566.85281</text:p>
          </table:table-cell>
          <table:table-cell office:value-type="float" office:value="0.159614" calcext:value-type="float">
            <text:p>0.159614</text:p>
          </table:table-cell>
          <table:table-cell office:value-type="float" office:value="1.03858" calcext:value-type="float">
            <text:p>1.0385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36" xlink:type="simple">136</text:a></text:p>
          </table:table-cell>
          <table:table-cell office:value-type="string" calcext:value-type="string">
            <text:p>2M07140475+0704456</text:p>
          </table:table-cell>
          <table:table-cell office:value-type="float" office:value="0.121184" calcext:value-type="float">
            <text:p>0.121184</text:p>
          </table:table-cell>
          <table:table-cell office:value-type="float" office:value="2.295971" calcext:value-type="float">
            <text:p>2.295971</text:p>
          </table:table-cell>
          <table:table-cell office:value-type="float" office:value="587.14616" calcext:value-type="float">
            <text:p>587.14616</text:p>
          </table:table-cell>
          <table:table-cell office:value-type="float" office:value="0.132656" calcext:value-type="float">
            <text:p>0.132656</text:p>
          </table:table-cell>
          <table:table-cell office:value-type="float" office:value="1.74376" calcext:value-type="float">
            <text:p>1.74376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37" xlink:type="simple">137</text:a></text:p>
          </table:table-cell>
          <table:table-cell office:value-type="string" calcext:value-type="string">
            <text:p>2M07163554+0608507</text:p>
          </table:table-cell>
          <table:table-cell office:value-type="float" office:value="-0.10839" calcext:value-type="float">
            <text:p>-0.10839</text:p>
          </table:table-cell>
          <table:table-cell office:value-type="float" office:value="0.536005" calcext:value-type="float">
            <text:p>0.536005</text:p>
          </table:table-cell>
          <table:table-cell office:value-type="float" office:value="85.181251" calcext:value-type="float">
            <text:p>85.181251</text:p>
          </table:table-cell>
          <table:table-cell office:value-type="float" office:value="0.0363653" calcext:value-type="float">
            <text:p>0.0363653</text:p>
          </table:table-cell>
          <table:table-cell office:value-type="float" office:value="0.29461" calcext:value-type="float">
            <text:p>0.2946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38" xlink:type="simple">138</text:a></text:p>
          </table:table-cell>
          <table:table-cell office:value-type="string" calcext:value-type="string">
            <text:p>2M07185787+0534187</text:p>
          </table:table-cell>
          <table:table-cell office:value-type="float" office:value="-0.13827" calcext:value-type="float">
            <text:p>-0.13827</text:p>
          </table:table-cell>
          <table:table-cell office:value-type="float" office:value="0.655653" calcext:value-type="float">
            <text:p>0.655653</text:p>
          </table:table-cell>
          <table:table-cell office:value-type="float" office:value="0.90893942" calcext:value-type="float">
            <text:p>0.90893942</text:p>
          </table:table-cell>
          <table:table-cell office:value-type="float" office:value="0.00359016" calcext:value-type="float">
            <text:p>0.00359016</text:p>
          </table:table-cell>
          <table:table-cell office:value-type="float" office:value="0.0159" calcext:value-type="float">
            <text:p>0.015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39" xlink:type="simple">139</text:a></text:p>
          </table:table-cell>
          <table:table-cell office:value-type="string" calcext:value-type="string">
            <text:p>2M07323237+2100401</text:p>
          </table:table-cell>
          <table:table-cell office:value-type="float" office:value="-0.20582" calcext:value-type="float">
            <text:p>-0.20582</text:p>
          </table:table-cell>
          <table:table-cell office:value-type="float" office:value="0.69958" calcext:value-type="float">
            <text:p>0.69958</text:p>
          </table:table-cell>
          <table:table-cell office:value-type="float" office:value="194.09864" calcext:value-type="float">
            <text:p>194.09864</text:p>
          </table:table-cell>
          <table:table-cell office:value-type="float" office:value="0.0621953" calcext:value-type="float">
            <text:p>0.0621953</text:p>
          </table:table-cell>
          <table:table-cell office:value-type="float" office:value="0.55026" calcext:value-type="float">
            <text:p>0.55026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40" xlink:type="simple">140</text:a></text:p>
          </table:table-cell>
          <table:table-cell office:value-type="string" calcext:value-type="string">
            <text:p>2M07413781+2051302</text:p>
          </table:table-cell>
          <table:table-cell office:value-type="float" office:value="-0.242141" calcext:value-type="float">
            <text:p>-0.242141</text:p>
          </table:table-cell>
          <table:table-cell office:value-type="float" office:value="1.377814" calcext:value-type="float">
            <text:p>1.377814</text:p>
          </table:table-cell>
          <table:table-cell office:value-type="float" office:value="216.4993" calcext:value-type="float">
            <text:p>216.4993</text:p>
          </table:table-cell>
          <table:table-cell office:value-type="float" office:value="0.50293" calcext:value-type="float">
            <text:p>0.50293</text:p>
          </table:table-cell>
          <table:table-cell office:value-type="float" office:value="0.63809" calcext:value-type="float">
            <text:p>0.6380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41" xlink:type="simple">141</text:a></text:p>
          </table:table-cell>
          <table:table-cell office:value-type="string" calcext:value-type="string">
            <text:p>2M07414269+2136092</text:p>
          </table:table-cell>
          <table:table-cell office:value-type="float" office:value="0.050787" calcext:value-type="float">
            <text:p>0.050787</text:p>
          </table:table-cell>
          <table:table-cell office:value-type="float" office:value="1.399599" calcext:value-type="float">
            <text:p>1.399599</text:p>
          </table:table-cell>
          <table:table-cell office:value-type="float" office:value="26.938984" calcext:value-type="float">
            <text:p>26.938984</text:p>
          </table:table-cell>
          <table:table-cell office:value-type="float" office:value="0.395259" calcext:value-type="float">
            <text:p>0.395259</text:p>
          </table:table-cell>
          <table:table-cell office:value-type="float" office:value="0.16667" calcext:value-type="float">
            <text:p>0.1666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42" xlink:type="simple">142</text:a></text:p>
          </table:table-cell>
          <table:table-cell office:value-type="string" calcext:value-type="string">
            <text:p>2M08102456+3241403</text:p>
          </table:table-cell>
          <table:table-cell office:value-type="float" office:value="-0.27582" calcext:value-type="float">
            <text:p>-0.27582</text:p>
          </table:table-cell>
          <table:table-cell office:value-type="float" office:value="1.229622" calcext:value-type="float">
            <text:p>1.229622</text:p>
          </table:table-cell>
          <table:table-cell office:value-type="float" office:value="171.83967" calcext:value-type="float">
            <text:p>171.83967</text:p>
          </table:table-cell>
          <table:table-cell office:value-type="float" office:value="0.587727" calcext:value-type="float">
            <text:p>0.587727</text:p>
          </table:table-cell>
          <table:table-cell office:value-type="float" office:value="0.49945" calcext:value-type="float">
            <text:p>0.49945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43" xlink:type="simple">143</text:a></text:p>
          </table:table-cell>
          <table:table-cell office:value-type="string" calcext:value-type="string">
            <text:p>2M08105145+3218246</text:p>
          </table:table-cell>
          <table:table-cell office:value-type="float" office:value="0.068689" calcext:value-type="float">
            <text:p>0.068689</text:p>
          </table:table-cell>
          <table:table-cell office:value-type="float" office:value="0.455388" calcext:value-type="float">
            <text:p>0.455388</text:p>
          </table:table-cell>
          <table:table-cell office:value-type="float" office:value="2.7407319" calcext:value-type="float">
            <text:p>2.7407319</text:p>
          </table:table-cell>
          <table:table-cell office:value-type="float" office:value="0.23318" calcext:value-type="float">
            <text:p>0.23318</text:p>
          </table:table-cell>
          <table:table-cell office:value-type="float" office:value="0.02238" calcext:value-type="float">
            <text:p>0.0223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44" xlink:type="simple">144</text:a></text:p>
          </table:table-cell>
          <table:table-cell office:value-type="string" calcext:value-type="string">
            <text:p>2M08111162+3255049</text:p>
          </table:table-cell>
          <table:table-cell office:value-type="float" office:value="-0.141262" calcext:value-type="float">
            <text:p>-0.141262</text:p>
          </table:table-cell>
          <table:table-cell office:value-type="float" office:value="1.52334" calcext:value-type="float">
            <text:p>1.52334</text:p>
          </table:table-cell>
          <table:table-cell office:value-type="float" office:value="119.96024" calcext:value-type="float">
            <text:p>119.96024</text:p>
          </table:table-cell>
          <table:table-cell office:value-type="float" office:value="1.27177" calcext:value-type="float">
            <text:p>1.27177</text:p>
          </table:table-cell>
          <table:table-cell office:value-type="float" office:value="0.36545" calcext:value-type="float">
            <text:p>0.36545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45" xlink:type="simple">145</text:a></text:p>
          </table:table-cell>
          <table:table-cell office:value-type="string" calcext:value-type="string">
            <text:p>2M08112409+3251415</text:p>
          </table:table-cell>
          <table:table-cell office:value-type="float" office:value="-0.179033" calcext:value-type="float">
            <text:p>-0.179033</text:p>
          </table:table-cell>
          <table:table-cell office:value-type="float" office:value="1.302567" calcext:value-type="float">
            <text:p>1.302567</text:p>
          </table:table-cell>
          <table:table-cell office:value-type="float" office:value="23.022318" calcext:value-type="float">
            <text:p>23.022318</text:p>
          </table:table-cell>
          <table:table-cell office:value-type="float" office:value="0.194877" calcext:value-type="float">
            <text:p>0.194877</text:p>
          </table:table-cell>
          <table:table-cell office:value-type="float" office:value="0.15762" calcext:value-type="float">
            <text:p>0.1576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46" xlink:type="simple">146</text:a></text:p>
          </table:table-cell>
          <table:table-cell office:value-type="string" calcext:value-type="string">
            <text:p>2M08122482+3307108</text:p>
          </table:table-cell>
          <table:table-cell office:value-type="float" office:value="-0.129543" calcext:value-type="float">
            <text:p>-0.129543</text:p>
          </table:table-cell>
          <table:table-cell office:value-type="float" office:value="1.376435" calcext:value-type="float">
            <text:p>1.376435</text:p>
          </table:table-cell>
          <table:table-cell office:value-type="float" office:value="248.13588" calcext:value-type="float">
            <text:p>248.13588</text:p>
          </table:table-cell>
          <table:table-cell office:value-type="float" office:value="0.0181089" calcext:value-type="float">
            <text:p>0.0181089</text:p>
          </table:table-cell>
          <table:table-cell office:value-type="float" office:value="0.85216" calcext:value-type="float">
            <text:p>0.85216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47" xlink:type="simple">147</text:a></text:p>
          </table:table-cell>
          <table:table-cell office:value-type="string" calcext:value-type="string">
            <text:p>2M08140186+3045036</text:p>
          </table:table-cell>
          <table:table-cell office:value-type="float" office:value="0.215116" calcext:value-type="float">
            <text:p>0.215116</text:p>
          </table:table-cell>
          <table:table-cell office:value-type="float" office:value="2.212684" calcext:value-type="float">
            <text:p>2.212684</text:p>
          </table:table-cell>
          <table:table-cell office:value-type="float" office:value="206.20256" calcext:value-type="float">
            <text:p>206.20256</text:p>
          </table:table-cell>
          <table:table-cell office:value-type="float" office:value="0.176409" calcext:value-type="float">
            <text:p>0.176409</text:p>
          </table:table-cell>
          <table:table-cell office:value-type="float" office:value="0.84572" calcext:value-type="float">
            <text:p>0.8457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48" xlink:type="simple">148</text:a></text:p>
          </table:table-cell>
          <table:table-cell office:value-type="string" calcext:value-type="string">
            <text:p>2M08140761+3145095</text:p>
          </table:table-cell>
          <table:table-cell office:value-type="float" office:value="-0.13299" calcext:value-type="float">
            <text:p>-0.13299</text:p>
          </table:table-cell>
          <table:table-cell office:value-type="float" office:value="0.724549" calcext:value-type="float">
            <text:p>0.724549</text:p>
          </table:table-cell>
          <table:table-cell office:value-type="float" office:value="157.46088" calcext:value-type="float">
            <text:p>157.46088</text:p>
          </table:table-cell>
          <table:table-cell office:value-type="float" office:value="0.0295012" calcext:value-type="float">
            <text:p>0.0295012</text:p>
          </table:table-cell>
          <table:table-cell office:value-type="float" office:value="0.4991" calcext:value-type="float">
            <text:p>0.499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49" xlink:type="simple">149</text:a></text:p>
          </table:table-cell>
          <table:table-cell office:value-type="string" calcext:value-type="string">
            <text:p>2M08150160+3151012</text:p>
          </table:table-cell>
          <table:table-cell office:value-type="float" office:value="-0.16653" calcext:value-type="float">
            <text:p>-0.16653</text:p>
          </table:table-cell>
          <table:table-cell office:value-type="float" office:value="0.507793" calcext:value-type="float">
            <text:p>0.507793</text:p>
          </table:table-cell>
          <table:table-cell office:value-type="float" office:value="223.34588" calcext:value-type="float">
            <text:p>223.34588</text:p>
          </table:table-cell>
          <table:table-cell office:value-type="float" office:value="0.472486" calcext:value-type="float">
            <text:p>0.472486</text:p>
          </table:table-cell>
          <table:table-cell office:value-type="float" office:value="0.37072" calcext:value-type="float">
            <text:p>0.3707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50" xlink:type="simple">150</text:a></text:p>
          </table:table-cell>
          <table:table-cell office:value-type="string" calcext:value-type="string">
            <text:p>2M08194758+3104102</text:p>
          </table:table-cell>
          <table:table-cell office:value-type="float" office:value="0.062579" calcext:value-type="float">
            <text:p>0.062579</text:p>
          </table:table-cell>
          <table:table-cell office:value-type="float" office:value="0.963527" calcext:value-type="float">
            <text:p>0.963527</text:p>
          </table:table-cell>
          <table:table-cell office:value-type="float" office:value="25.318221" calcext:value-type="float">
            <text:p>25.318221</text:p>
          </table:table-cell>
          <table:table-cell office:value-type="float" office:value="0.0116395" calcext:value-type="float">
            <text:p>0.0116395</text:p>
          </table:table-cell>
          <table:table-cell office:value-type="float" office:value="0.16534" calcext:value-type="float">
            <text:p>0.1653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51" xlink:type="simple">151</text:a></text:p>
          </table:table-cell>
          <table:table-cell office:value-type="string" calcext:value-type="string">
            <text:p>2M08463712+1055189</text:p>
          </table:table-cell>
          <table:table-cell office:value-type="float" office:value="-0.20664" calcext:value-type="float">
            <text:p>-0.20664</text:p>
          </table:table-cell>
          <table:table-cell office:value-type="float" office:value="0.698185" calcext:value-type="float">
            <text:p>0.698185</text:p>
          </table:table-cell>
          <table:table-cell office:value-type="float" office:value="5.0592012" calcext:value-type="float">
            <text:p>5.0592012</text:p>
          </table:table-cell>
          <table:table-cell office:value-type="float" office:value="0.00317683" calcext:value-type="float">
            <text:p>0.00317683</text:p>
          </table:table-cell>
          <table:table-cell office:value-type="float" office:value="0.05101" calcext:value-type="float">
            <text:p>0.0510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52" xlink:type="simple">152</text:a></text:p>
          </table:table-cell>
          <table:table-cell office:value-type="string" calcext:value-type="string">
            <text:p>2M08471093+1112149</text:p>
          </table:table-cell>
          <table:table-cell office:value-type="float" office:value="-0.164" calcext:value-type="float">
            <text:p>-0.164</text:p>
          </table:table-cell>
          <table:table-cell office:value-type="float" office:value="0.549374" calcext:value-type="float">
            <text:p>0.549374</text:p>
          </table:table-cell>
          <table:table-cell office:value-type="float" office:value="31.564291" calcext:value-type="float">
            <text:p>31.564291</text:p>
          </table:table-cell>
          <table:table-cell office:value-type="float" office:value="0.123824" calcext:value-type="float">
            <text:p>0.123824</text:p>
          </table:table-cell>
          <table:table-cell office:value-type="float" office:value="0.1398" calcext:value-type="float">
            <text:p>0.139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53" xlink:type="simple">153</text:a></text:p>
          </table:table-cell>
          <table:table-cell office:value-type="string" calcext:value-type="string">
            <text:p>2M08474740+1248544</text:p>
          </table:table-cell>
          <table:table-cell office:value-type="float" office:value="-0.19869" calcext:value-type="float">
            <text:p>-0.19869</text:p>
          </table:table-cell>
          <table:table-cell office:value-type="float" office:value="0.669459" calcext:value-type="float">
            <text:p>0.669459</text:p>
          </table:table-cell>
          <table:table-cell office:value-type="float" office:value="13.48141" calcext:value-type="float">
            <text:p>13.48141</text:p>
          </table:table-cell>
          <table:table-cell office:value-type="float" office:value="0.188929" calcext:value-type="float">
            <text:p>0.188929</text:p>
          </table:table-cell>
          <table:table-cell office:value-type="float" office:value="0.08217" calcext:value-type="float">
            <text:p>0.0821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54" xlink:type="simple">154</text:a></text:p>
          </table:table-cell>
          <table:table-cell office:value-type="string" calcext:value-type="string">
            <text:p>2M08480285+1157534</text:p>
          </table:table-cell>
          <table:table-cell office:value-type="float" office:value="-0.040245" calcext:value-type="float">
            <text:p>-0.040245</text:p>
          </table:table-cell>
          <table:table-cell office:value-type="float" office:value="0.67935" calcext:value-type="float">
            <text:p>0.67935</text:p>
          </table:table-cell>
          <table:table-cell office:value-type="float" office:value="10.459726" calcext:value-type="float">
            <text:p>10.459726</text:p>
          </table:table-cell>
          <table:table-cell office:value-type="float" office:value="0.214281" calcext:value-type="float">
            <text:p>0.214281</text:p>
          </table:table-cell>
          <table:table-cell office:value-type="float" office:value="0.06854" calcext:value-type="float">
            <text:p>0.0685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55" xlink:type="simple">155</text:a></text:p>
          </table:table-cell>
          <table:table-cell office:value-type="string" calcext:value-type="string">
            <text:p>2M08483429+1225079</text:p>
          </table:table-cell>
          <table:table-cell office:value-type="float" office:value="-0.15365" calcext:value-type="float">
            <text:p>-0.15365</text:p>
          </table:table-cell>
          <table:table-cell office:value-type="float" office:value="0.703283" calcext:value-type="float">
            <text:p>0.703283</text:p>
          </table:table-cell>
          <table:table-cell office:value-type="float" office:value="76.296883" calcext:value-type="float">
            <text:p>76.296883</text:p>
          </table:table-cell>
          <table:table-cell office:value-type="float" office:value="0.119938" calcext:value-type="float">
            <text:p>0.119938</text:p>
          </table:table-cell>
          <table:table-cell office:value-type="float" office:value="0.28187" calcext:value-type="float">
            <text:p>0.2818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56" xlink:type="simple">156</text:a></text:p>
          </table:table-cell>
          <table:table-cell office:value-type="string" calcext:value-type="string">
            <text:p>2M08483499+1236448</text:p>
          </table:table-cell>
          <table:table-cell office:value-type="float" office:value="-0.20954" calcext:value-type="float">
            <text:p>-0.20954</text:p>
          </table:table-cell>
          <table:table-cell office:value-type="float" office:value="0.693687" calcext:value-type="float">
            <text:p>0.693687</text:p>
          </table:table-cell>
          <table:table-cell office:value-type="float" office:value="120.49645" calcext:value-type="float">
            <text:p>120.49645</text:p>
          </table:table-cell>
          <table:table-cell office:value-type="float" office:value="0.258889" calcext:value-type="float">
            <text:p>0.258889</text:p>
          </table:table-cell>
          <table:table-cell office:value-type="float" office:value="0.34209" calcext:value-type="float">
            <text:p>0.3420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57" xlink:type="simple">157</text:a></text:p>
          </table:table-cell>
          <table:table-cell office:value-type="string" calcext:value-type="string">
            <text:p>2M08485051+1134020</text:p>
          </table:table-cell>
          <table:table-cell office:value-type="float" office:value="-0.24156" calcext:value-type="float">
            <text:p>-0.24156</text:p>
          </table:table-cell>
          <table:table-cell office:value-type="float" office:value="0.523517" calcext:value-type="float">
            <text:p>0.523517</text:p>
          </table:table-cell>
          <table:table-cell office:value-type="float" office:value="172.68064" calcext:value-type="float">
            <text:p>172.68064</text:p>
          </table:table-cell>
          <table:table-cell office:value-type="float" office:value="0.363936" calcext:value-type="float">
            <text:p>0.363936</text:p>
          </table:table-cell>
          <table:table-cell office:value-type="float" office:value="0.34406" calcext:value-type="float">
            <text:p>0.34406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58" xlink:type="simple">158</text:a></text:p>
          </table:table-cell>
          <table:table-cell office:value-type="string" calcext:value-type="string">
            <text:p>2M08511963+1232465</text:p>
          </table:table-cell>
          <table:table-cell office:value-type="float" office:value="0.043818" calcext:value-type="float">
            <text:p>0.043818</text:p>
          </table:table-cell>
          <table:table-cell office:value-type="float" office:value="0.788587" calcext:value-type="float">
            <text:p>0.788587</text:p>
          </table:table-cell>
          <table:table-cell office:value-type="float" office:value="202.43213" calcext:value-type="float">
            <text:p>202.43213</text:p>
          </table:table-cell>
          <table:table-cell office:value-type="float" office:value="0.0556616" calcext:value-type="float">
            <text:p>0.0556616</text:p>
          </table:table-cell>
          <table:table-cell office:value-type="float" office:value="0.59564" calcext:value-type="float">
            <text:p>0.5956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59" xlink:type="simple">159</text:a></text:p>
          </table:table-cell>
          <table:table-cell office:value-type="string" calcext:value-type="string">
            <text:p>2M08532372+1119098</text:p>
          </table:table-cell>
          <table:table-cell office:value-type="float" office:value="-0.57548" calcext:value-type="float">
            <text:p>-0.57548</text:p>
          </table:table-cell>
          <table:table-cell office:value-type="float" office:value="0.712976" calcext:value-type="float">
            <text:p>0.712976</text:p>
          </table:table-cell>
          <table:table-cell office:value-type="float" office:value="30.720496" calcext:value-type="float">
            <text:p>30.720496</text:p>
          </table:table-cell>
          <table:table-cell office:value-type="float" office:value="0.0394254" calcext:value-type="float">
            <text:p>0.0394254</text:p>
          </table:table-cell>
          <table:table-cell office:value-type="float" office:value="0.16545" calcext:value-type="float">
            <text:p>0.16545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60" xlink:type="simple">160</text:a></text:p>
          </table:table-cell>
          <table:table-cell office:value-type="string" calcext:value-type="string">
            <text:p>2M08535065+1029337</text:p>
          </table:table-cell>
          <table:table-cell office:value-type="float" office:value="-0.034572" calcext:value-type="float">
            <text:p>-0.034572</text:p>
          </table:table-cell>
          <table:table-cell office:value-type="float" office:value="0.614161" calcext:value-type="float">
            <text:p>0.614161</text:p>
          </table:table-cell>
          <table:table-cell office:value-type="float" office:value="109.81963" calcext:value-type="float">
            <text:p>109.81963</text:p>
          </table:table-cell>
          <table:table-cell office:value-type="float" office:value="0.359712" calcext:value-type="float">
            <text:p>0.359712</text:p>
          </table:table-cell>
          <table:table-cell office:value-type="float" office:value="0.28055" calcext:value-type="float">
            <text:p>0.28055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61" xlink:type="simple">161</text:a></text:p>
          </table:table-cell>
          <table:table-cell office:value-type="string" calcext:value-type="string">
            <text:p>2M08552622+1054187</text:p>
          </table:table-cell>
          <table:table-cell office:value-type="float" office:value="-0.073095" calcext:value-type="float">
            <text:p>-0.073095</text:p>
          </table:table-cell>
          <table:table-cell office:value-type="float" office:value="0.57696" calcext:value-type="float">
            <text:p>0.57696</text:p>
          </table:table-cell>
          <table:table-cell office:value-type="float" office:value="165.4556" calcext:value-type="float">
            <text:p>165.4556</text:p>
          </table:table-cell>
          <table:table-cell office:value-type="float" office:value="0.120305" calcext:value-type="float">
            <text:p>0.120305</text:p>
          </table:table-cell>
          <table:table-cell office:value-type="float" office:value="0.43278" calcext:value-type="float">
            <text:p>0.4327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62" xlink:type="simple">162</text:a></text:p>
          </table:table-cell>
          <table:table-cell office:value-type="string" calcext:value-type="string">
            <text:p>2M11431623+0055135</text:p>
          </table:table-cell>
          <table:table-cell office:value-type="float" office:value="-0.44742" calcext:value-type="float">
            <text:p>-0.44742</text:p>
          </table:table-cell>
          <table:table-cell office:value-type="float" office:value="0.728755" calcext:value-type="float">
            <text:p>0.728755</text:p>
          </table:table-cell>
          <table:table-cell office:value-type="float" office:value="152.79108" calcext:value-type="float">
            <text:p>152.79108</text:p>
          </table:table-cell>
          <table:table-cell office:value-type="float" office:value="0.0677723" calcext:value-type="float">
            <text:p>0.0677723</text:p>
          </table:table-cell>
          <table:table-cell office:value-type="float" office:value="0.47436" calcext:value-type="float">
            <text:p>0.47436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63" xlink:type="simple">163</text:a></text:p>
          </table:table-cell>
          <table:table-cell office:value-type="string" calcext:value-type="string">
            <text:p>2M11434636+0030400</text:p>
          </table:table-cell>
          <table:table-cell office:value-type="float" office:value="-0.11909" calcext:value-type="float">
            <text:p>-0.11909</text:p>
          </table:table-cell>
          <table:table-cell office:value-type="float" office:value="1.061841" calcext:value-type="float">
            <text:p>1.061841</text:p>
          </table:table-cell>
          <table:table-cell office:value-type="float" office:value="16.80641" calcext:value-type="float">
            <text:p>16.80641</text:p>
          </table:table-cell>
          <table:table-cell office:value-type="float" office:value="0.0277358" calcext:value-type="float">
            <text:p>0.0277358</text:p>
          </table:table-cell>
          <table:table-cell office:value-type="float" office:value="0.12877" calcext:value-type="float">
            <text:p>0.1287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64" xlink:type="simple">164</text:a></text:p>
          </table:table-cell>
          <table:table-cell office:value-type="string" calcext:value-type="string">
            <text:p>2M11435456+0033196</text:p>
          </table:table-cell>
          <table:table-cell office:value-type="float" office:value="0.40153" calcext:value-type="float">
            <text:p>0.40153</text:p>
          </table:table-cell>
          <table:table-cell office:value-type="float" office:value="1.223018" calcext:value-type="float">
            <text:p>1.223018</text:p>
          </table:table-cell>
          <table:table-cell office:value-type="float" office:value="47.324301" calcext:value-type="float">
            <text:p>47.324301</text:p>
          </table:table-cell>
          <table:table-cell office:value-type="float" office:value="0.756849" calcext:value-type="float">
            <text:p>0.756849</text:p>
          </table:table-cell>
          <table:table-cell office:value-type="float" office:value="0.19861" calcext:value-type="float">
            <text:p>0.1986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65" xlink:type="simple">165</text:a></text:p>
          </table:table-cell>
          <table:table-cell office:value-type="string" calcext:value-type="string">
            <text:p>2M11440094+0034363</text:p>
          </table:table-cell>
          <table:table-cell office:value-type="float" office:value="-0.15949" calcext:value-type="float">
            <text:p>-0.15949</text:p>
          </table:table-cell>
          <table:table-cell office:value-type="float" office:value="1.014528" calcext:value-type="float">
            <text:p>1.014528</text:p>
          </table:table-cell>
          <table:table-cell office:value-type="float" office:value="27.433114" calcext:value-type="float">
            <text:p>27.433114</text:p>
          </table:table-cell>
          <table:table-cell office:value-type="float" office:value="0.0220141" calcext:value-type="float">
            <text:p>0.0220141</text:p>
          </table:table-cell>
          <table:table-cell office:value-type="float" office:value="0.17633" calcext:value-type="float">
            <text:p>0.17633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66" xlink:type="simple">166</text:a></text:p>
          </table:table-cell>
          <table:table-cell office:value-type="string" calcext:value-type="string">
            <text:p>2M11444122+0031591</text:p>
          </table:table-cell>
          <table:table-cell office:value-type="float" office:value="0.20155" calcext:value-type="float">
            <text:p>0.20155</text:p>
          </table:table-cell>
          <table:table-cell office:value-type="float" office:value="1.041636" calcext:value-type="float">
            <text:p>1.041636</text:p>
          </table:table-cell>
          <table:table-cell office:value-type="float" office:value="678.67144" calcext:value-type="float">
            <text:p>678.67144</text:p>
          </table:table-cell>
          <table:table-cell office:value-type="float" office:value="0.0394721" calcext:value-type="float">
            <text:p>0.0394721</text:p>
          </table:table-cell>
          <table:table-cell office:value-type="float" office:value="1.49455" calcext:value-type="float">
            <text:p>1.49455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67" xlink:type="simple">167</text:a></text:p>
          </table:table-cell>
          <table:table-cell office:value-type="string" calcext:value-type="string">
            <text:p>2M11450339+0121238</text:p>
          </table:table-cell>
          <table:table-cell office:value-type="float" office:value="0.032704" calcext:value-type="float">
            <text:p>0.032704</text:p>
          </table:table-cell>
          <table:table-cell office:value-type="float" office:value="0.549986" calcext:value-type="float">
            <text:p>0.549986</text:p>
          </table:table-cell>
          <table:table-cell office:value-type="float" office:value="164.65324" calcext:value-type="float">
            <text:p>164.65324</text:p>
          </table:table-cell>
          <table:table-cell office:value-type="float" office:value="0.0309501" calcext:value-type="float">
            <text:p>0.0309501</text:p>
          </table:table-cell>
          <table:table-cell office:value-type="float" office:value="0.46444" calcext:value-type="float">
            <text:p>0.4644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68" xlink:type="simple">168</text:a></text:p>
          </table:table-cell>
          <table:table-cell office:value-type="string" calcext:value-type="string">
            <text:p>2M11452461+0125173</text:p>
          </table:table-cell>
          <table:table-cell office:value-type="float" office:value="0.14148" calcext:value-type="float">
            <text:p>0.14148</text:p>
          </table:table-cell>
          <table:table-cell office:value-type="float" office:value="0.559508" calcext:value-type="float">
            <text:p>0.559508</text:p>
          </table:table-cell>
          <table:table-cell office:value-type="float" office:value="642.64098" calcext:value-type="float">
            <text:p>642.64098</text:p>
          </table:table-cell>
          <table:table-cell office:value-type="float" office:value="0.053752" calcext:value-type="float">
            <text:p>0.053752</text:p>
          </table:table-cell>
          <table:table-cell office:value-type="float" office:value="1.12968" calcext:value-type="float">
            <text:p>1.1296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69" xlink:type="simple">169</text:a></text:p>
          </table:table-cell>
          <table:table-cell office:value-type="string" calcext:value-type="string">
            <text:p>2M11462469+0102248</text:p>
          </table:table-cell>
          <table:table-cell office:value-type="float" office:value="-0.42545" calcext:value-type="float">
            <text:p>-0.42545</text:p>
          </table:table-cell>
          <table:table-cell office:value-type="float" office:value="0.663238" calcext:value-type="float">
            <text:p>0.663238</text:p>
          </table:table-cell>
          <table:table-cell office:value-type="float" office:value="23.837561" calcext:value-type="float">
            <text:p>23.837561</text:p>
          </table:table-cell>
          <table:table-cell office:value-type="float" office:value="0.00960073" calcext:value-type="float">
            <text:p>0.00960073</text:p>
          </table:table-cell>
          <table:table-cell office:value-type="float" office:value="0.14001" calcext:value-type="float">
            <text:p>0.1400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70" xlink:type="simple">170</text:a></text:p>
          </table:table-cell>
          <table:table-cell office:value-type="string" calcext:value-type="string">
            <text:p>2M11463743-0053010</text:p>
          </table:table-cell>
          <table:table-cell office:value-type="float" office:value="0.002526" calcext:value-type="float">
            <text:p>0.002526</text:p>
          </table:table-cell>
          <table:table-cell office:value-type="float" office:value="0.878224" calcext:value-type="float">
            <text:p>0.878224</text:p>
          </table:table-cell>
          <table:table-cell office:value-type="float" office:value="21.271004" calcext:value-type="float">
            <text:p>21.271004</text:p>
          </table:table-cell>
          <table:table-cell office:value-type="float" office:value="0.255836" calcext:value-type="float">
            <text:p>0.255836</text:p>
          </table:table-cell>
          <table:table-cell office:value-type="float" office:value="0.12133" calcext:value-type="float">
            <text:p>0.12133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71" xlink:type="simple">171</text:a></text:p>
          </table:table-cell>
          <table:table-cell office:value-type="string" calcext:value-type="string">
            <text:p>2M11474169-0044335</text:p>
          </table:table-cell>
          <table:table-cell office:value-type="float" office:value="0.062879" calcext:value-type="float">
            <text:p>0.062879</text:p>
          </table:table-cell>
          <table:table-cell office:value-type="float" office:value="0.872518" calcext:value-type="float">
            <text:p>0.872518</text:p>
          </table:table-cell>
          <table:table-cell office:value-type="float" office:value="50.320063" calcext:value-type="float">
            <text:p>50.320063</text:p>
          </table:table-cell>
          <table:table-cell office:value-type="float" office:value="0.112283" calcext:value-type="float">
            <text:p>0.112283</text:p>
          </table:table-cell>
          <table:table-cell office:value-type="float" office:value="0.23513" calcext:value-type="float">
            <text:p>0.23513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72" xlink:type="simple">172</text:a></text:p>
          </table:table-cell>
          <table:table-cell office:value-type="string" calcext:value-type="string">
            <text:p>2M11481919+0118185</text:p>
          </table:table-cell>
          <table:table-cell office:value-type="float" office:value="-0.43979" calcext:value-type="float">
            <text:p>-0.43979</text:p>
          </table:table-cell>
          <table:table-cell office:value-type="float" office:value="0.488064" calcext:value-type="float">
            <text:p>0.488064</text:p>
          </table:table-cell>
          <table:table-cell office:value-type="float" office:value="0.52958361" calcext:value-type="float">
            <text:p>0.52958361</text:p>
          </table:table-cell>
          <table:table-cell office:value-type="float" office:value="0.00331897" calcext:value-type="float">
            <text:p>0.00331897</text:p>
          </table:table-cell>
          <table:table-cell office:value-type="float" office:value="0.01004" calcext:value-type="float">
            <text:p>0.0100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73" xlink:type="simple">173</text:a></text:p>
          </table:table-cell>
          <table:table-cell office:value-type="string" calcext:value-type="string">
            <text:p>2M11512380+0033387</text:p>
          </table:table-cell>
          <table:table-cell office:value-type="float" office:value="-0.741009" calcext:value-type="float">
            <text:p>-0.741009</text:p>
          </table:table-cell>
          <table:table-cell office:value-type="float" office:value="1.145251" calcext:value-type="float">
            <text:p>1.145251</text:p>
          </table:table-cell>
          <table:table-cell office:value-type="float" office:value="227.57099" calcext:value-type="float">
            <text:p>227.57099</text:p>
          </table:table-cell>
          <table:table-cell office:value-type="float" office:value="0.0825683" calcext:value-type="float">
            <text:p>0.0825683</text:p>
          </table:table-cell>
          <table:table-cell office:value-type="float" office:value="0.72859" calcext:value-type="float">
            <text:p>0.7285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74" xlink:type="simple">174</text:a></text:p>
          </table:table-cell>
          <table:table-cell office:value-type="string" calcext:value-type="string">
            <text:p>2M11513917+0039454</text:p>
          </table:table-cell>
          <table:table-cell office:value-type="float" office:value="-0.11854" calcext:value-type="float">
            <text:p>-0.11854</text:p>
          </table:table-cell>
          <table:table-cell office:value-type="float" office:value="0.848268" calcext:value-type="float">
            <text:p>0.848268</text:p>
          </table:table-cell>
          <table:table-cell office:value-type="float" office:value="361.88596" calcext:value-type="float">
            <text:p>361.88596</text:p>
          </table:table-cell>
          <table:table-cell office:value-type="float" office:value="0.0135339" calcext:value-type="float">
            <text:p>0.0135339</text:p>
          </table:table-cell>
          <table:table-cell office:value-type="float" office:value="0.9309" calcext:value-type="float">
            <text:p>0.930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75" xlink:type="simple">175</text:a></text:p>
          </table:table-cell>
          <table:table-cell office:value-type="string" calcext:value-type="string">
            <text:p>2M12045063+1911396</text:p>
          </table:table-cell>
          <table:table-cell office:value-type="float" office:value="-0.11358" calcext:value-type="float">
            <text:p>-0.11358</text:p>
          </table:table-cell>
          <table:table-cell office:value-type="float" office:value="0.884628" calcext:value-type="float">
            <text:p>0.884628</text:p>
          </table:table-cell>
          <table:table-cell office:value-type="float" office:value="104.82417" calcext:value-type="float">
            <text:p>104.82417</text:p>
          </table:table-cell>
          <table:table-cell office:value-type="float" office:value="0.0416334" calcext:value-type="float">
            <text:p>0.0416334</text:p>
          </table:table-cell>
          <table:table-cell office:value-type="float" office:value="0.40506" calcext:value-type="float">
            <text:p>0.40506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76" xlink:type="simple">176</text:a></text:p>
          </table:table-cell>
          <table:table-cell office:value-type="string" calcext:value-type="string">
            <text:p>2M12105030+1910562</text:p>
          </table:table-cell>
          <table:table-cell office:value-type="float" office:value="-0.32653" calcext:value-type="float">
            <text:p>-0.32653</text:p>
          </table:table-cell>
          <table:table-cell office:value-type="float" office:value="0.690084" calcext:value-type="float">
            <text:p>0.690084</text:p>
          </table:table-cell>
          <table:table-cell office:value-type="float" office:value="67.132909" calcext:value-type="float">
            <text:p>67.132909</text:p>
          </table:table-cell>
          <table:table-cell office:value-type="float" office:value="0.363243" calcext:value-type="float">
            <text:p>0.363243</text:p>
          </table:table-cell>
          <table:table-cell office:value-type="float" office:value="0.21549" calcext:value-type="float">
            <text:p>0.2154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77" xlink:type="simple">177</text:a></text:p>
          </table:table-cell>
          <table:table-cell office:value-type="string" calcext:value-type="string">
            <text:p>2M12112555+1908295</text:p>
          </table:table-cell>
          <table:table-cell office:value-type="float" office:value="-0.185403" calcext:value-type="float">
            <text:p>-0.185403</text:p>
          </table:table-cell>
          <table:table-cell office:value-type="float" office:value="1.227651" calcext:value-type="float">
            <text:p>1.227651</text:p>
          </table:table-cell>
          <table:table-cell office:value-type="float" office:value="114.72346" calcext:value-type="float">
            <text:p>114.72346</text:p>
          </table:table-cell>
          <table:table-cell office:value-type="float" office:value="0.0538712" calcext:value-type="float">
            <text:p>0.0538712</text:p>
          </table:table-cell>
          <table:table-cell office:value-type="float" office:value="0.4808" calcext:value-type="float">
            <text:p>0.480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78" xlink:type="simple">178</text:a></text:p>
          </table:table-cell>
          <table:table-cell office:value-type="string" calcext:value-type="string">
            <text:p>2M12135300+1419452</text:p>
          </table:table-cell>
          <table:table-cell office:value-type="float" office:value="-0.040259" calcext:value-type="float">
            <text:p>-0.040259</text:p>
          </table:table-cell>
          <table:table-cell office:value-type="float" office:value="0.508887" calcext:value-type="float">
            <text:p>0.508887</text:p>
          </table:table-cell>
          <table:table-cell office:value-type="float" office:value="1.6194881" calcext:value-type="float">
            <text:p>1.6194881</text:p>
          </table:table-cell>
          <table:table-cell office:value-type="float" office:value="0.00328665" calcext:value-type="float">
            <text:p>0.00328665</text:p>
          </table:table-cell>
          <table:table-cell office:value-type="float" office:value="0.02146" calcext:value-type="float">
            <text:p>0.02146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79" xlink:type="simple">179</text:a></text:p>
          </table:table-cell>
          <table:table-cell office:value-type="string" calcext:value-type="string">
            <text:p>2M12154845+1349282</text:p>
          </table:table-cell>
          <table:table-cell office:value-type="float" office:value="-0.011983" calcext:value-type="float">
            <text:p>-0.011983</text:p>
          </table:table-cell>
          <table:table-cell office:value-type="float" office:value="0.503526" calcext:value-type="float">
            <text:p>0.503526</text:p>
          </table:table-cell>
          <table:table-cell office:value-type="float" office:value="1.1978496" calcext:value-type="float">
            <text:p>1.1978496</text:p>
          </table:table-cell>
          <table:table-cell office:value-type="float" office:value="0.00637941" calcext:value-type="float">
            <text:p>0.00637941</text:p>
          </table:table-cell>
          <table:table-cell office:value-type="float" office:value="0.01741" calcext:value-type="float">
            <text:p>0.0174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80" xlink:type="simple">180</text:a></text:p>
          </table:table-cell>
          <table:table-cell office:value-type="string" calcext:value-type="string">
            <text:p>2M12161612+1411251</text:p>
          </table:table-cell>
          <table:table-cell office:value-type="float" office:value="-0.51549" calcext:value-type="float">
            <text:p>-0.51549</text:p>
          </table:table-cell>
          <table:table-cell office:value-type="float" office:value="0.691479" calcext:value-type="float">
            <text:p>0.691479</text:p>
          </table:table-cell>
          <table:table-cell office:value-type="float" office:value="2.1775362" calcext:value-type="float">
            <text:p>2.1775362</text:p>
          </table:table-cell>
          <table:table-cell office:value-type="float" office:value="0.00995225" calcext:value-type="float">
            <text:p>0.00995225</text:p>
          </table:table-cell>
          <table:table-cell office:value-type="float" office:value="0.0288" calcext:value-type="float">
            <text:p>0.028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81" xlink:type="simple">181</text:a></text:p>
          </table:table-cell>
          <table:table-cell office:value-type="string" calcext:value-type="string">
            <text:p>2M12163377+1410469</text:p>
          </table:table-cell>
          <table:table-cell office:value-type="float" office:value="-0.17803" calcext:value-type="float">
            <text:p>-0.17803</text:p>
          </table:table-cell>
          <table:table-cell office:value-type="float" office:value="0.528198" calcext:value-type="float">
            <text:p>0.528198</text:p>
          </table:table-cell>
          <table:table-cell office:value-type="float" office:value="1.1429596" calcext:value-type="float">
            <text:p>1.1429596</text:p>
          </table:table-cell>
          <table:table-cell office:value-type="float" office:value="0.00419615" calcext:value-type="float">
            <text:p>0.00419615</text:p>
          </table:table-cell>
          <table:table-cell office:value-type="float" office:value="0.0172" calcext:value-type="float">
            <text:p>0.017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82" xlink:type="simple">182</text:a></text:p>
          </table:table-cell>
          <table:table-cell office:value-type="string" calcext:value-type="string">
            <text:p>2M12164821+1455510</text:p>
          </table:table-cell>
          <table:table-cell office:value-type="float" office:value="-0.6893" calcext:value-type="float">
            <text:p>-0.6893</text:p>
          </table:table-cell>
          <table:table-cell office:value-type="float" office:value="0.384609" calcext:value-type="float">
            <text:p>0.384609</text:p>
          </table:table-cell>
          <table:table-cell office:value-type="float" office:value="2.723895" calcext:value-type="float">
            <text:p>2.723895</text:p>
          </table:table-cell>
          <table:table-cell office:value-type="float" office:value="0.00614534" calcext:value-type="float">
            <text:p>0.00614534</text:p>
          </table:table-cell>
          <table:table-cell office:value-type="float" office:value="0.02747" calcext:value-type="float">
            <text:p>0.0274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83" xlink:type="simple">183</text:a></text:p>
          </table:table-cell>
          <table:table-cell office:value-type="string" calcext:value-type="string">
            <text:p>2M12170968-0042550</text:p>
          </table:table-cell>
          <table:table-cell office:value-type="float" office:value="-0.534226" calcext:value-type="float">
            <text:p>-0.534226</text:p>
          </table:table-cell>
          <table:table-cell office:value-type="float" office:value="1.904553" calcext:value-type="float">
            <text:p>1.904553</text:p>
          </table:table-cell>
          <table:table-cell office:value-type="float" office:value="8.1039088" calcext:value-type="float">
            <text:p>8.1039088</text:p>
          </table:table-cell>
          <table:table-cell office:value-type="float" office:value="0.0287367" calcext:value-type="float">
            <text:p>0.0287367</text:p>
          </table:table-cell>
          <table:table-cell office:value-type="float" office:value="0.0969" calcext:value-type="float">
            <text:p>0.096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84" xlink:type="simple">184</text:a></text:p>
          </table:table-cell>
          <table:table-cell office:value-type="string" calcext:value-type="string">
            <text:p>2M12182567+0048289</text:p>
          </table:table-cell>
          <table:table-cell office:value-type="float" office:value="-0.55723" calcext:value-type="float">
            <text:p>-0.55723</text:p>
          </table:table-cell>
          <table:table-cell office:value-type="float" office:value="0.634221" calcext:value-type="float">
            <text:p>0.634221</text:p>
          </table:table-cell>
          <table:table-cell office:value-type="float" office:value="13.77759" calcext:value-type="float">
            <text:p>13.77759</text:p>
          </table:table-cell>
          <table:table-cell office:value-type="float" office:value="0.168101" calcext:value-type="float">
            <text:p>0.168101</text:p>
          </table:table-cell>
          <table:table-cell office:value-type="float" office:value="0.08262" calcext:value-type="float">
            <text:p>0.0826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85" xlink:type="simple">185</text:a></text:p>
          </table:table-cell>
          <table:table-cell office:value-type="string" calcext:value-type="string">
            <text:p>2M12183673+1446115</text:p>
          </table:table-cell>
          <table:table-cell office:value-type="float" office:value="0.10409" calcext:value-type="float">
            <text:p>0.10409</text:p>
          </table:table-cell>
          <table:table-cell office:value-type="float" office:value="0.797431" calcext:value-type="float">
            <text:p>0.797431</text:p>
          </table:table-cell>
          <table:table-cell office:value-type="float" office:value="9.3050031" calcext:value-type="float">
            <text:p>9.3050031</text:p>
          </table:table-cell>
          <table:table-cell office:value-type="float" office:value="0.253962" calcext:value-type="float">
            <text:p>0.253962</text:p>
          </table:table-cell>
          <table:table-cell office:value-type="float" office:value="0.06677" calcext:value-type="float">
            <text:p>0.0667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86" xlink:type="simple">186</text:a></text:p>
          </table:table-cell>
          <table:table-cell office:value-type="string" calcext:value-type="string">
            <text:p>2M12192456+0000171</text:p>
          </table:table-cell>
          <table:table-cell office:value-type="float" office:value="0.43027" calcext:value-type="float">
            <text:p>0.43027</text:p>
          </table:table-cell>
          <table:table-cell office:value-type="float" office:value="0.851315" calcext:value-type="float">
            <text:p>0.851315</text:p>
          </table:table-cell>
          <table:table-cell office:value-type="float" office:value="5.549685" calcext:value-type="float">
            <text:p>5.549685</text:p>
          </table:table-cell>
          <table:table-cell office:value-type="float" office:value="0.00243747" calcext:value-type="float">
            <text:p>0.00243747</text:p>
          </table:table-cell>
          <table:table-cell office:value-type="float" office:value="0.05803" calcext:value-type="float">
            <text:p>0.05803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87" xlink:type="simple">187</text:a></text:p>
          </table:table-cell>
          <table:table-cell office:value-type="string" calcext:value-type="string">
            <text:p>2M12205051+1356340</text:p>
          </table:table-cell>
          <table:table-cell office:value-type="float" office:value="0.026848" calcext:value-type="float">
            <text:p>0.026848</text:p>
          </table:table-cell>
          <table:table-cell office:value-type="float" office:value="0.773261" calcext:value-type="float">
            <text:p>0.773261</text:p>
          </table:table-cell>
          <table:table-cell office:value-type="float" office:value="10.347659" calcext:value-type="float">
            <text:p>10.347659</text:p>
          </table:table-cell>
          <table:table-cell office:value-type="float" office:value="0.460285" calcext:value-type="float">
            <text:p>0.460285</text:p>
          </table:table-cell>
          <table:table-cell office:value-type="float" office:value="0.06248" calcext:value-type="float">
            <text:p>0.0624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88" xlink:type="simple">188</text:a></text:p>
          </table:table-cell>
          <table:table-cell office:value-type="string" calcext:value-type="string">
            <text:p>2M12211197+2704339</text:p>
          </table:table-cell>
          <table:table-cell office:value-type="float" office:value="-0.7432" calcext:value-type="float">
            <text:p>-0.7432</text:p>
          </table:table-cell>
          <table:table-cell office:value-type="float" office:value="0.510319" calcext:value-type="float">
            <text:p>0.510319</text:p>
          </table:table-cell>
          <table:table-cell office:value-type="float" office:value="31.240512" calcext:value-type="float">
            <text:p>31.240512</text:p>
          </table:table-cell>
          <table:table-cell office:value-type="float" office:value="0.35002" calcext:value-type="float">
            <text:p>0.35002</text:p>
          </table:table-cell>
          <table:table-cell office:value-type="float" office:value="0.10952" calcext:value-type="float">
            <text:p>0.1095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89" xlink:type="simple">189</text:a></text:p>
          </table:table-cell>
          <table:table-cell office:value-type="string" calcext:value-type="string">
            <text:p>2M12211694+1358233</text:p>
          </table:table-cell>
          <table:table-cell office:value-type="float" office:value="0.066649" calcext:value-type="float">
            <text:p>0.066649</text:p>
          </table:table-cell>
          <table:table-cell office:value-type="float" office:value="0.544777" calcext:value-type="float">
            <text:p>0.544777</text:p>
          </table:table-cell>
          <table:table-cell office:value-type="float" office:value="259.05149" calcext:value-type="float">
            <text:p>259.05149</text:p>
          </table:table-cell>
          <table:table-cell office:value-type="float" office:value="0.0438014" calcext:value-type="float">
            <text:p>0.0438014</text:p>
          </table:table-cell>
          <table:table-cell office:value-type="float" office:value="0.61688" calcext:value-type="float">
            <text:p>0.6168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90" xlink:type="simple">190</text:a></text:p>
          </table:table-cell>
          <table:table-cell office:value-type="string" calcext:value-type="string">
            <text:p>2M12211967-0104322</text:p>
          </table:table-cell>
          <table:table-cell office:value-type="float" office:value="-0.39465" calcext:value-type="float">
            <text:p>-0.39465</text:p>
          </table:table-cell>
          <table:table-cell office:value-type="float" office:value="0.733215" calcext:value-type="float">
            <text:p>0.733215</text:p>
          </table:table-cell>
          <table:table-cell office:value-type="float" office:value="125.88932" calcext:value-type="float">
            <text:p>125.88932</text:p>
          </table:table-cell>
          <table:table-cell office:value-type="float" office:value="0.250264" calcext:value-type="float">
            <text:p>0.250264</text:p>
          </table:table-cell>
          <table:table-cell office:value-type="float" office:value="0.36446" calcext:value-type="float">
            <text:p>0.36446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91" xlink:type="simple">191</text:a></text:p>
          </table:table-cell>
          <table:table-cell office:value-type="string" calcext:value-type="string">
            <text:p>2M12212053+1352596</text:p>
          </table:table-cell>
          <table:table-cell office:value-type="float" office:value="-0.025045" calcext:value-type="float">
            <text:p>-0.025045</text:p>
          </table:table-cell>
          <table:table-cell office:value-type="float" office:value="0.700852" calcext:value-type="float">
            <text:p>0.700852</text:p>
          </table:table-cell>
          <table:table-cell office:value-type="float" office:value="97.479889" calcext:value-type="float">
            <text:p>97.479889</text:p>
          </table:table-cell>
          <table:table-cell office:value-type="float" office:value="0.119931" calcext:value-type="float">
            <text:p>0.119931</text:p>
          </table:table-cell>
          <table:table-cell office:value-type="float" office:value="0.33139" calcext:value-type="float">
            <text:p>0.3313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92" xlink:type="simple">192</text:a></text:p>
          </table:table-cell>
          <table:table-cell office:value-type="string" calcext:value-type="string">
            <text:p>2M12213892+1425172</text:p>
          </table:table-cell>
          <table:table-cell office:value-type="float" office:value="-0.2569" calcext:value-type="float">
            <text:p>-0.2569</text:p>
          </table:table-cell>
          <table:table-cell office:value-type="float" office:value="0.486402" calcext:value-type="float">
            <text:p>0.486402</text:p>
          </table:table-cell>
          <table:table-cell office:value-type="float" office:value="0.72656477" calcext:value-type="float">
            <text:p>0.72656477</text:p>
          </table:table-cell>
          <table:table-cell office:value-type="float" office:value="0.00151574" calcext:value-type="float">
            <text:p>0.00151574</text:p>
          </table:table-cell>
          <table:table-cell office:value-type="float" office:value="0.01241" calcext:value-type="float">
            <text:p>0.0124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93" xlink:type="simple">193</text:a></text:p>
          </table:table-cell>
          <table:table-cell office:value-type="string" calcext:value-type="string">
            <text:p>2M12220451+1413438</text:p>
          </table:table-cell>
          <table:table-cell office:value-type="float" office:value="-0.81565" calcext:value-type="float">
            <text:p>-0.81565</text:p>
          </table:table-cell>
          <table:table-cell office:value-type="float" office:value="1.122893" calcext:value-type="float">
            <text:p>1.122893</text:p>
          </table:table-cell>
          <table:table-cell office:value-type="float" office:value="156.37902" calcext:value-type="float">
            <text:p>156.37902</text:p>
          </table:table-cell>
          <table:table-cell office:value-type="float" office:value="0.0268429" calcext:value-type="float">
            <text:p>0.0268429</text:p>
          </table:table-cell>
          <table:table-cell office:value-type="float" office:value="0.58119" calcext:value-type="float">
            <text:p>0.5811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94" xlink:type="simple">194</text:a></text:p>
          </table:table-cell>
          <table:table-cell office:value-type="string" calcext:value-type="string">
            <text:p>2M12222252+1434366</text:p>
          </table:table-cell>
          <table:table-cell office:value-type="float" office:value="0.065549" calcext:value-type="float">
            <text:p>0.065549</text:p>
          </table:table-cell>
          <table:table-cell office:value-type="float" office:value="0.722556" calcext:value-type="float">
            <text:p>0.722556</text:p>
          </table:table-cell>
          <table:table-cell office:value-type="float" office:value="15.300746" calcext:value-type="float">
            <text:p>15.300746</text:p>
          </table:table-cell>
          <table:table-cell office:value-type="float" office:value="0.123769" calcext:value-type="float">
            <text:p>0.123769</text:p>
          </table:table-cell>
          <table:table-cell office:value-type="float" office:value="0.09741" calcext:value-type="float">
            <text:p>0.0974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95" xlink:type="simple">195</text:a></text:p>
          </table:table-cell>
          <table:table-cell office:value-type="string" calcext:value-type="string">
            <text:p>2M12224798+1333258</text:p>
          </table:table-cell>
          <table:table-cell office:value-type="float" office:value="-0.014854" calcext:value-type="float">
            <text:p>-0.014854</text:p>
          </table:table-cell>
          <table:table-cell office:value-type="float" office:value="0.67862" calcext:value-type="float">
            <text:p>0.67862</text:p>
          </table:table-cell>
          <table:table-cell office:value-type="float" office:value="11.087221" calcext:value-type="float">
            <text:p>11.087221</text:p>
          </table:table-cell>
          <table:table-cell office:value-type="float" office:value="0.0105673" calcext:value-type="float">
            <text:p>0.0105673</text:p>
          </table:table-cell>
          <table:table-cell office:value-type="float" office:value="0.08464" calcext:value-type="float">
            <text:p>0.0846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96" xlink:type="simple">196</text:a></text:p>
          </table:table-cell>
          <table:table-cell office:value-type="string" calcext:value-type="string">
            <text:p>2M12225224+2504000</text:p>
          </table:table-cell>
          <table:table-cell office:value-type="float" office:value="-0.087709" calcext:value-type="float">
            <text:p>-0.087709</text:p>
          </table:table-cell>
          <table:table-cell office:value-type="float" office:value="1.631593" calcext:value-type="float">
            <text:p>1.631593</text:p>
          </table:table-cell>
          <table:table-cell office:value-type="float" office:value="232.53604" calcext:value-type="float">
            <text:p>232.53604</text:p>
          </table:table-cell>
          <table:table-cell office:value-type="float" office:value="0.204212" calcext:value-type="float">
            <text:p>0.204212</text:p>
          </table:table-cell>
          <table:table-cell office:value-type="float" office:value="0.80535" calcext:value-type="float">
            <text:p>0.80535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97" xlink:type="simple">197</text:a></text:p>
          </table:table-cell>
          <table:table-cell office:value-type="string" calcext:value-type="string">
            <text:p>2M12242433+0000450</text:p>
          </table:table-cell>
          <table:table-cell office:value-type="float" office:value="-0.33127" calcext:value-type="float">
            <text:p>-0.33127</text:p>
          </table:table-cell>
          <table:table-cell office:value-type="float" office:value="0.800079" calcext:value-type="float">
            <text:p>0.800079</text:p>
          </table:table-cell>
          <table:table-cell office:value-type="float" office:value="6.4326028" calcext:value-type="float">
            <text:p>6.4326028</text:p>
          </table:table-cell>
          <table:table-cell office:value-type="float" office:value="0.250854" calcext:value-type="float">
            <text:p>0.250854</text:p>
          </table:table-cell>
          <table:table-cell office:value-type="float" office:value="0.05239" calcext:value-type="float">
            <text:p>0.0523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98" xlink:type="simple">198</text:a></text:p>
          </table:table-cell>
          <table:table-cell office:value-type="string" calcext:value-type="string">
            <text:p>2M12244488+2640386</text:p>
          </table:table-cell>
          <table:table-cell office:value-type="float" office:value="-0.393909" calcext:value-type="float">
            <text:p>-0.393909</text:p>
          </table:table-cell>
          <table:table-cell office:value-type="float" office:value="0.964141" calcext:value-type="float">
            <text:p>0.964141</text:p>
          </table:table-cell>
          <table:table-cell office:value-type="float" office:value="153.79011" calcext:value-type="float">
            <text:p>153.79011</text:p>
          </table:table-cell>
          <table:table-cell office:value-type="float" office:value="0.0336712" calcext:value-type="float">
            <text:p>0.0336712</text:p>
          </table:table-cell>
          <table:table-cell office:value-type="float" office:value="0.54241" calcext:value-type="float">
            <text:p>0.5424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199" xlink:type="simple">199</text:a></text:p>
          </table:table-cell>
          <table:table-cell office:value-type="string" calcext:value-type="string">
            <text:p>2M12253745+2546127</text:p>
          </table:table-cell>
          <table:table-cell office:value-type="float" office:value="-0.32684" calcext:value-type="float">
            <text:p>-0.32684</text:p>
          </table:table-cell>
          <table:table-cell office:value-type="float" office:value="0.463257" calcext:value-type="float">
            <text:p>0.463257</text:p>
          </table:table-cell>
          <table:table-cell office:value-type="float" office:value="103.40161" calcext:value-type="float">
            <text:p>103.40161</text:p>
          </table:table-cell>
          <table:table-cell office:value-type="float" office:value="0.00893905" calcext:value-type="float">
            <text:p>0.00893905</text:p>
          </table:table-cell>
          <table:table-cell office:value-type="float" office:value="0.32937" calcext:value-type="float">
            <text:p>0.3293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00" xlink:type="simple">200</text:a></text:p>
          </table:table-cell>
          <table:table-cell office:value-type="string" calcext:value-type="string">
            <text:p>2M12262401+2515430</text:p>
          </table:table-cell>
          <table:table-cell office:value-type="float" office:value="-0.48194" calcext:value-type="float">
            <text:p>-0.48194</text:p>
          </table:table-cell>
          <table:table-cell office:value-type="float" office:value="1.189072" calcext:value-type="float">
            <text:p>1.189072</text:p>
          </table:table-cell>
          <table:table-cell office:value-type="float" office:value="209.30571" calcext:value-type="float">
            <text:p>209.30571</text:p>
          </table:table-cell>
          <table:table-cell office:value-type="float" office:value="0.415218" calcext:value-type="float">
            <text:p>0.415218</text:p>
          </table:table-cell>
          <table:table-cell office:value-type="float" office:value="0.59861" calcext:value-type="float">
            <text:p>0.5986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01" xlink:type="simple">201</text:a></text:p>
          </table:table-cell>
          <table:table-cell office:value-type="string" calcext:value-type="string">
            <text:p>2M12271056-0030016</text:p>
          </table:table-cell>
          <table:table-cell office:value-type="float" office:value="-0.167588" calcext:value-type="float">
            <text:p>-0.167588</text:p>
          </table:table-cell>
          <table:table-cell office:value-type="float" office:value="1.76384" calcext:value-type="float">
            <text:p>1.76384</text:p>
          </table:table-cell>
          <table:table-cell office:value-type="float" office:value="2.5943366" calcext:value-type="float">
            <text:p>2.5943366</text:p>
          </table:table-cell>
          <table:table-cell office:value-type="float" office:value="0.0197259" calcext:value-type="float">
            <text:p>0.0197259</text:p>
          </table:table-cell>
          <table:table-cell office:value-type="float" office:value="0.04431" calcext:value-type="float">
            <text:p>0.0443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02" xlink:type="simple">202</text:a></text:p>
          </table:table-cell>
          <table:table-cell office:value-type="string" calcext:value-type="string">
            <text:p>2M12274075+0007367</text:p>
          </table:table-cell>
          <table:table-cell office:value-type="float" office:value="-0.28858" calcext:value-type="float">
            <text:p>-0.28858</text:p>
          </table:table-cell>
          <table:table-cell office:value-type="float" office:value="0.526981" calcext:value-type="float">
            <text:p>0.526981</text:p>
          </table:table-cell>
          <table:table-cell office:value-type="float" office:value="1.2775939" calcext:value-type="float">
            <text:p>1.2775939</text:p>
          </table:table-cell>
          <table:table-cell office:value-type="float" office:value="0.00259473" calcext:value-type="float">
            <text:p>0.00259473</text:p>
          </table:table-cell>
          <table:table-cell office:value-type="float" office:value="0.01855" calcext:value-type="float">
            <text:p>0.01855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03" xlink:type="simple">203</text:a></text:p>
          </table:table-cell>
          <table:table-cell office:value-type="string" calcext:value-type="string">
            <text:p>2M12383663-0736479</text:p>
          </table:table-cell>
          <table:table-cell office:value-type="float" office:value="-0.784097" calcext:value-type="float">
            <text:p>-0.784097</text:p>
          </table:table-cell>
          <table:table-cell office:value-type="float" office:value="1.091909" calcext:value-type="float">
            <text:p>1.091909</text:p>
          </table:table-cell>
          <table:table-cell office:value-type="float" office:value="180.89373" calcext:value-type="float">
            <text:p>180.89373</text:p>
          </table:table-cell>
          <table:table-cell office:value-type="float" office:value="0.0806293" calcext:value-type="float">
            <text:p>0.0806293</text:p>
          </table:table-cell>
          <table:table-cell office:value-type="float" office:value="0.61468" calcext:value-type="float">
            <text:p>0.6146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04" xlink:type="simple">204</text:a></text:p>
          </table:table-cell>
          <table:table-cell office:value-type="string" calcext:value-type="string">
            <text:p>2M12401224-0648362</text:p>
          </table:table-cell>
          <table:table-cell office:value-type="float" office:value="-0.27742" calcext:value-type="float">
            <text:p>-0.27742</text:p>
          </table:table-cell>
          <table:table-cell office:value-type="float" office:value="0.626902" calcext:value-type="float">
            <text:p>0.626902</text:p>
          </table:table-cell>
          <table:table-cell office:value-type="float" office:value="602.11946" calcext:value-type="float">
            <text:p>602.11946</text:p>
          </table:table-cell>
          <table:table-cell office:value-type="float" office:value="0.0359011" calcext:value-type="float">
            <text:p>0.0359011</text:p>
          </table:table-cell>
          <table:table-cell office:value-type="float" office:value="1.15084" calcext:value-type="float">
            <text:p>1.1508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05" xlink:type="simple">205</text:a></text:p>
          </table:table-cell>
          <table:table-cell office:value-type="string" calcext:value-type="string">
            <text:p>2M12415580-0809155</text:p>
          </table:table-cell>
          <table:table-cell office:value-type="float" office:value="-0.14265" calcext:value-type="float">
            <text:p>-0.14265</text:p>
          </table:table-cell>
          <table:table-cell office:value-type="float" office:value="0.986605" calcext:value-type="float">
            <text:p>0.986605</text:p>
          </table:table-cell>
          <table:table-cell office:value-type="float" office:value="2.4989063" calcext:value-type="float">
            <text:p>2.4989063</text:p>
          </table:table-cell>
          <table:table-cell office:value-type="float" office:value="0.00842952" calcext:value-type="float">
            <text:p>0.00842952</text:p>
          </table:table-cell>
          <table:table-cell office:value-type="float" office:value="0.03567" calcext:value-type="float">
            <text:p>0.0356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06" xlink:type="simple">206</text:a></text:p>
          </table:table-cell>
          <table:table-cell office:value-type="string" calcext:value-type="string">
            <text:p>2M12450214-0725112</text:p>
          </table:table-cell>
          <table:table-cell office:value-type="float" office:value="-0.420879" calcext:value-type="float">
            <text:p>-0.420879</text:p>
          </table:table-cell>
          <table:table-cell office:value-type="float" office:value="1.151285" calcext:value-type="float">
            <text:p>1.151285</text:p>
          </table:table-cell>
          <table:table-cell office:value-type="float" office:value="103.54717" calcext:value-type="float">
            <text:p>103.54717</text:p>
          </table:table-cell>
          <table:table-cell office:value-type="float" office:value="0.427191" calcext:value-type="float">
            <text:p>0.427191</text:p>
          </table:table-cell>
          <table:table-cell office:value-type="float" office:value="0.36649" calcext:value-type="float">
            <text:p>0.3664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07" xlink:type="simple">207</text:a></text:p>
          </table:table-cell>
          <table:table-cell office:value-type="string" calcext:value-type="string">
            <text:p>2M13071335+1659591</text:p>
          </table:table-cell>
          <table:table-cell office:value-type="float" office:value="-0.13525" calcext:value-type="float">
            <text:p>-0.13525</text:p>
          </table:table-cell>
          <table:table-cell office:value-type="float" office:value="0.518236" calcext:value-type="float">
            <text:p>0.518236</text:p>
          </table:table-cell>
          <table:table-cell office:value-type="float" office:value="4.9413517" calcext:value-type="float">
            <text:p>4.9413517</text:p>
          </table:table-cell>
          <table:table-cell office:value-type="float" office:value="0.00287861" calcext:value-type="float">
            <text:p>0.00287861</text:p>
          </table:table-cell>
          <table:table-cell office:value-type="float" office:value="0.04544" calcext:value-type="float">
            <text:p>0.0454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08" xlink:type="simple">208</text:a></text:p>
          </table:table-cell>
          <table:table-cell office:value-type="string" calcext:value-type="string">
            <text:p>2M13084943+1705275</text:p>
          </table:table-cell>
          <table:table-cell office:value-type="float" office:value="-0.046324" calcext:value-type="float">
            <text:p>-0.046324</text:p>
          </table:table-cell>
          <table:table-cell office:value-type="float" office:value="0.908228" calcext:value-type="float">
            <text:p>0.908228</text:p>
          </table:table-cell>
          <table:table-cell office:value-type="float" office:value="16.414864" calcext:value-type="float">
            <text:p>16.414864</text:p>
          </table:table-cell>
          <table:table-cell office:value-type="float" office:value="0.00599616" calcext:value-type="float">
            <text:p>0.00599616</text:p>
          </table:table-cell>
          <table:table-cell office:value-type="float" office:value="0.12187" calcext:value-type="float">
            <text:p>0.1218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09" xlink:type="simple">209</text:a></text:p>
          </table:table-cell>
          <table:table-cell office:value-type="string" calcext:value-type="string">
            <text:p>2M13090969+1630418</text:p>
          </table:table-cell>
          <table:table-cell office:value-type="float" office:value="-1.087032" calcext:value-type="float">
            <text:p>-1.087032</text:p>
          </table:table-cell>
          <table:table-cell office:value-type="float" office:value="1.015672" calcext:value-type="float">
            <text:p>1.015672</text:p>
          </table:table-cell>
          <table:table-cell office:value-type="float" office:value="162.62931" calcext:value-type="float">
            <text:p>162.62931</text:p>
          </table:table-cell>
          <table:table-cell office:value-type="float" office:value="0.0899966" calcext:value-type="float">
            <text:p>0.0899966</text:p>
          </table:table-cell>
          <table:table-cell office:value-type="float" office:value="0.55386" calcext:value-type="float">
            <text:p>0.55386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10" xlink:type="simple">210</text:a></text:p>
          </table:table-cell>
          <table:table-cell office:value-type="string" calcext:value-type="string">
            <text:p>2M13090983+1711572</text:p>
          </table:table-cell>
          <table:table-cell office:value-type="float" office:value="-0.531152" calcext:value-type="float">
            <text:p>-0.531152</text:p>
          </table:table-cell>
          <table:table-cell office:value-type="float" office:value="1.202798" calcext:value-type="float">
            <text:p>1.202798</text:p>
          </table:table-cell>
          <table:table-cell office:value-type="float" office:value="14.28128" calcext:value-type="float">
            <text:p>14.28128</text:p>
          </table:table-cell>
          <table:table-cell office:value-type="float" office:value="0.85125" calcext:value-type="float">
            <text:p>0.85125</text:p>
          </table:table-cell>
          <table:table-cell office:value-type="float" office:value="0.08575" calcext:value-type="float">
            <text:p>0.08575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11" xlink:type="simple">211</text:a></text:p>
          </table:table-cell>
          <table:table-cell office:value-type="string" calcext:value-type="string">
            <text:p>2M13093752+1709398</text:p>
          </table:table-cell>
          <table:table-cell office:value-type="float" office:value="-0.033399" calcext:value-type="float">
            <text:p>-0.033399</text:p>
          </table:table-cell>
          <table:table-cell office:value-type="float" office:value="0.542402" calcext:value-type="float">
            <text:p>0.542402</text:p>
          </table:table-cell>
          <table:table-cell office:value-type="float" office:value="19.522255" calcext:value-type="float">
            <text:p>19.522255</text:p>
          </table:table-cell>
          <table:table-cell office:value-type="float" office:value="0.441552" calcext:value-type="float">
            <text:p>0.441552</text:p>
          </table:table-cell>
          <table:table-cell office:value-type="float" office:value="0.0778" calcext:value-type="float">
            <text:p>0.077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12" xlink:type="simple">212</text:a></text:p>
          </table:table-cell>
          <table:table-cell office:value-type="string" calcext:value-type="string">
            <text:p>2M13101232+1811409</text:p>
          </table:table-cell>
          <table:table-cell office:value-type="float" office:value="0.11779" calcext:value-type="float">
            <text:p>0.11779</text:p>
          </table:table-cell>
          <table:table-cell office:value-type="float" office:value="0.793143" calcext:value-type="float">
            <text:p>0.793143</text:p>
          </table:table-cell>
          <table:table-cell office:value-type="float" office:value="22.309721" calcext:value-type="float">
            <text:p>22.309721</text:p>
          </table:table-cell>
          <table:table-cell office:value-type="float" office:value="0.00479867" calcext:value-type="float">
            <text:p>0.00479867</text:p>
          </table:table-cell>
          <table:table-cell office:value-type="float" office:value="0.14299" calcext:value-type="float">
            <text:p>0.1429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13" xlink:type="simple">213</text:a></text:p>
          </table:table-cell>
          <table:table-cell office:value-type="string" calcext:value-type="string">
            <text:p>2M13104680+1759363</text:p>
          </table:table-cell>
          <table:table-cell office:value-type="float" office:value="0.043445" calcext:value-type="float">
            <text:p>0.043445</text:p>
          </table:table-cell>
          <table:table-cell office:value-type="float" office:value="0.58397" calcext:value-type="float">
            <text:p>0.58397</text:p>
          </table:table-cell>
          <table:table-cell office:value-type="float" office:value="0.87893302" calcext:value-type="float">
            <text:p>0.87893302</text:p>
          </table:table-cell>
          <table:table-cell office:value-type="float" office:value="0.080358" calcext:value-type="float">
            <text:p>0.080358</text:p>
          </table:table-cell>
          <table:table-cell office:value-type="float" office:value="0.01377" calcext:value-type="float">
            <text:p>0.0137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14" xlink:type="simple">214</text:a></text:p>
          </table:table-cell>
          <table:table-cell office:value-type="string" calcext:value-type="string">
            <text:p>2M13122184+1635340</text:p>
          </table:table-cell>
          <table:table-cell office:value-type="float" office:value="-0.25028" calcext:value-type="float">
            <text:p>-0.25028</text:p>
          </table:table-cell>
          <table:table-cell office:value-type="float" office:value="0.523994" calcext:value-type="float">
            <text:p>0.523994</text:p>
          </table:table-cell>
          <table:table-cell office:value-type="float" office:value="13.388877" calcext:value-type="float">
            <text:p>13.388877</text:p>
          </table:table-cell>
          <table:table-cell office:value-type="float" office:value="0.221745" calcext:value-type="float">
            <text:p>0.221745</text:p>
          </table:table-cell>
          <table:table-cell office:value-type="float" office:value="0.07032" calcext:value-type="float">
            <text:p>0.0703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15" xlink:type="simple">215</text:a></text:p>
          </table:table-cell>
          <table:table-cell office:value-type="string" calcext:value-type="string">
            <text:p>2M13124295+1714286</text:p>
          </table:table-cell>
          <table:table-cell office:value-type="float" office:value="-0.280618" calcext:value-type="float">
            <text:p>-0.280618</text:p>
          </table:table-cell>
          <table:table-cell office:value-type="float" office:value="1.26501" calcext:value-type="float">
            <text:p>1.26501</text:p>
          </table:table-cell>
          <table:table-cell office:value-type="float" office:value="118.90606" calcext:value-type="float">
            <text:p>118.90606</text:p>
          </table:table-cell>
          <table:table-cell office:value-type="float" office:value="0.260892" calcext:value-type="float">
            <text:p>0.260892</text:p>
          </table:table-cell>
          <table:table-cell office:value-type="float" office:value="0.45166" calcext:value-type="float">
            <text:p>0.45166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16" xlink:type="simple">216</text:a></text:p>
          </table:table-cell>
          <table:table-cell office:value-type="string" calcext:value-type="string">
            <text:p>2M13131777+1705326</text:p>
          </table:table-cell>
          <table:table-cell office:value-type="float" office:value="-0.50351" calcext:value-type="float">
            <text:p>-0.50351</text:p>
          </table:table-cell>
          <table:table-cell office:value-type="float" office:value="0.739709" calcext:value-type="float">
            <text:p>0.739709</text:p>
          </table:table-cell>
          <table:table-cell office:value-type="float" office:value="24.349481" calcext:value-type="float">
            <text:p>24.349481</text:p>
          </table:table-cell>
          <table:table-cell office:value-type="float" office:value="0.0215549" calcext:value-type="float">
            <text:p>0.0215549</text:p>
          </table:table-cell>
          <table:table-cell office:value-type="float" office:value="0.14587" calcext:value-type="float">
            <text:p>0.1458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17" xlink:type="simple">217</text:a></text:p>
          </table:table-cell>
          <table:table-cell office:value-type="string" calcext:value-type="string">
            <text:p>2M13133317+1542134</text:p>
          </table:table-cell>
          <table:table-cell office:value-type="float" office:value="-0.20186" calcext:value-type="float">
            <text:p>-0.20186</text:p>
          </table:table-cell>
          <table:table-cell office:value-type="float" office:value="0.705856" calcext:value-type="float">
            <text:p>0.705856</text:p>
          </table:table-cell>
          <table:table-cell office:value-type="float" office:value="112.81715" calcext:value-type="float">
            <text:p>112.81715</text:p>
          </table:table-cell>
          <table:table-cell office:value-type="float" office:value="0.0061567" calcext:value-type="float">
            <text:p>0.0061567</text:p>
          </table:table-cell>
          <table:table-cell office:value-type="float" office:value="0.4045" calcext:value-type="float">
            <text:p>0.4045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18" xlink:type="simple">218</text:a></text:p>
          </table:table-cell>
          <table:table-cell office:value-type="string" calcext:value-type="string">
            <text:p>2M13141550+1700169</text:p>
          </table:table-cell>
          <table:table-cell office:value-type="float" office:value="-0.39993" calcext:value-type="float">
            <text:p>-0.39993</text:p>
          </table:table-cell>
          <table:table-cell office:value-type="float" office:value="0.679925" calcext:value-type="float">
            <text:p>0.679925</text:p>
          </table:table-cell>
          <table:table-cell office:value-type="float" office:value="2.2654233" calcext:value-type="float">
            <text:p>2.2654233</text:p>
          </table:table-cell>
          <table:table-cell office:value-type="float" office:value="0.00877826" calcext:value-type="float">
            <text:p>0.00877826</text:p>
          </table:table-cell>
          <table:table-cell office:value-type="float" office:value="0.02943" calcext:value-type="float">
            <text:p>0.02943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19" xlink:type="simple">219</text:a></text:p>
          </table:table-cell>
          <table:table-cell office:value-type="string" calcext:value-type="string">
            <text:p>2M13150364+1806426</text:p>
          </table:table-cell>
          <table:table-cell office:value-type="float" office:value="-0.810188" calcext:value-type="float">
            <text:p>-0.810188</text:p>
          </table:table-cell>
          <table:table-cell office:value-type="float" office:value="0.66242" calcext:value-type="float">
            <text:p>0.66242</text:p>
          </table:table-cell>
          <table:table-cell office:value-type="float" office:value="202.3646" calcext:value-type="float">
            <text:p>202.3646</text:p>
          </table:table-cell>
          <table:table-cell office:value-type="float" office:value="0.0272824" calcext:value-type="float">
            <text:p>0.0272824</text:p>
          </table:table-cell>
          <table:table-cell office:value-type="float" office:value="0.57242" calcext:value-type="float">
            <text:p>0.5724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20" xlink:type="simple">220</text:a></text:p>
          </table:table-cell>
          <table:table-cell office:value-type="string" calcext:value-type="string">
            <text:p>2M13384893+1840175</text:p>
          </table:table-cell>
          <table:table-cell office:value-type="float" office:value="-0.48082" calcext:value-type="float">
            <text:p>-0.48082</text:p>
          </table:table-cell>
          <table:table-cell office:value-type="float" office:value="0.67534" calcext:value-type="float">
            <text:p>0.67534</text:p>
          </table:table-cell>
          <table:table-cell office:value-type="float" office:value="28.101565" calcext:value-type="float">
            <text:p>28.101565</text:p>
          </table:table-cell>
          <table:table-cell office:value-type="float" office:value="0.0319292" calcext:value-type="float">
            <text:p>0.0319292</text:p>
          </table:table-cell>
          <table:table-cell office:value-type="float" office:value="0.1539" calcext:value-type="float">
            <text:p>0.153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21" xlink:type="simple">221</text:a></text:p>
          </table:table-cell>
          <table:table-cell office:value-type="string" calcext:value-type="string">
            <text:p>2M13405513+2709430</text:p>
          </table:table-cell>
          <table:table-cell office:value-type="float" office:value="-0.705162" calcext:value-type="float">
            <text:p>-0.705162</text:p>
          </table:table-cell>
          <table:table-cell office:value-type="float" office:value="1.070719" calcext:value-type="float">
            <text:p>1.070719</text:p>
          </table:table-cell>
          <table:table-cell office:value-type="float" office:value="9.278876" calcext:value-type="float">
            <text:p>9.278876</text:p>
          </table:table-cell>
          <table:table-cell office:value-type="float" office:value="0.0431074" calcext:value-type="float">
            <text:p>0.0431074</text:p>
          </table:table-cell>
          <table:table-cell office:value-type="float" office:value="0.08611" calcext:value-type="float">
            <text:p>0.0861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22" xlink:type="simple">222</text:a></text:p>
          </table:table-cell>
          <table:table-cell office:value-type="string" calcext:value-type="string">
            <text:p>2M13414217+1805294</text:p>
          </table:table-cell>
          <table:table-cell office:value-type="float" office:value="-0.35122" calcext:value-type="float">
            <text:p>-0.35122</text:p>
          </table:table-cell>
          <table:table-cell office:value-type="float" office:value="0.517885" calcext:value-type="float">
            <text:p>0.517885</text:p>
          </table:table-cell>
          <table:table-cell office:value-type="float" office:value="6.970969" calcext:value-type="float">
            <text:p>6.970969</text:p>
          </table:table-cell>
          <table:table-cell office:value-type="float" office:value="0.0113875" calcext:value-type="float">
            <text:p>0.0113875</text:p>
          </table:table-cell>
          <table:table-cell office:value-type="float" office:value="0.05652" calcext:value-type="float">
            <text:p>0.0565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23" xlink:type="simple">223</text:a></text:p>
          </table:table-cell>
          <table:table-cell office:value-type="string" calcext:value-type="string">
            <text:p>2M13422439+2851300</text:p>
          </table:table-cell>
          <table:table-cell office:value-type="float" office:value="-0.906273" calcext:value-type="float">
            <text:p>-0.906273</text:p>
          </table:table-cell>
          <table:table-cell office:value-type="float" office:value="1.022078" calcext:value-type="float">
            <text:p>1.022078</text:p>
          </table:table-cell>
          <table:table-cell office:value-type="float" office:value="189.451" calcext:value-type="float">
            <text:p>189.451</text:p>
          </table:table-cell>
          <table:table-cell office:value-type="float" office:value="0.145249" calcext:value-type="float">
            <text:p>0.145249</text:p>
          </table:table-cell>
          <table:table-cell office:value-type="float" office:value="0.59516" calcext:value-type="float">
            <text:p>0.59516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24" xlink:type="simple">224</text:a></text:p>
          </table:table-cell>
          <table:table-cell office:value-type="string" calcext:value-type="string">
            <text:p>2M13423179+1925328</text:p>
          </table:table-cell>
          <table:table-cell office:value-type="float" office:value="-0.16713" calcext:value-type="float">
            <text:p>-0.16713</text:p>
          </table:table-cell>
          <table:table-cell office:value-type="float" office:value="0.497993" calcext:value-type="float">
            <text:p>0.497993</text:p>
          </table:table-cell>
          <table:table-cell office:value-type="float" office:value="36.75999" calcext:value-type="float">
            <text:p>36.75999</text:p>
          </table:table-cell>
          <table:table-cell office:value-type="float" office:value="0.0904939" calcext:value-type="float">
            <text:p>0.0904939</text:p>
          </table:table-cell>
          <table:table-cell office:value-type="float" office:value="0.15345" calcext:value-type="float">
            <text:p>0.15345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25" xlink:type="simple">225</text:a></text:p>
          </table:table-cell>
          <table:table-cell office:value-type="string" calcext:value-type="string">
            <text:p>2M13424327+1743151</text:p>
          </table:table-cell>
          <table:table-cell office:value-type="float" office:value="-0.64728" calcext:value-type="float">
            <text:p>-0.64728</text:p>
          </table:table-cell>
          <table:table-cell office:value-type="float" office:value="0.57573" calcext:value-type="float">
            <text:p>0.57573</text:p>
          </table:table-cell>
          <table:table-cell office:value-type="float" office:value="110.03985" calcext:value-type="float">
            <text:p>110.03985</text:p>
          </table:table-cell>
          <table:table-cell office:value-type="float" office:value="0.163356" calcext:value-type="float">
            <text:p>0.163356</text:p>
          </table:table-cell>
          <table:table-cell office:value-type="float" office:value="0.31653" calcext:value-type="float">
            <text:p>0.31653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26" xlink:type="simple">226</text:a></text:p>
          </table:table-cell>
          <table:table-cell office:value-type="string" calcext:value-type="string">
            <text:p>2M13431527+1910491</text:p>
          </table:table-cell>
          <table:table-cell office:value-type="float" office:value="-0.17168" calcext:value-type="float">
            <text:p>-0.17168</text:p>
          </table:table-cell>
          <table:table-cell office:value-type="float" office:value="0.549312" calcext:value-type="float">
            <text:p>0.549312</text:p>
          </table:table-cell>
          <table:table-cell office:value-type="float" office:value="86.8276" calcext:value-type="float">
            <text:p>86.8276</text:p>
          </table:table-cell>
          <table:table-cell office:value-type="float" office:value="0.571616" calcext:value-type="float">
            <text:p>0.571616</text:p>
          </table:table-cell>
          <table:table-cell office:value-type="float" office:value="0.19535" calcext:value-type="float">
            <text:p>0.19535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27" xlink:type="simple">227</text:a></text:p>
          </table:table-cell>
          <table:table-cell office:value-type="string" calcext:value-type="string">
            <text:p>2M13433307+1731175</text:p>
          </table:table-cell>
          <table:table-cell office:value-type="float" office:value="-0.33661" calcext:value-type="float">
            <text:p>-0.33661</text:p>
          </table:table-cell>
          <table:table-cell office:value-type="float" office:value="0.508633" calcext:value-type="float">
            <text:p>0.508633</text:p>
          </table:table-cell>
          <table:table-cell office:value-type="float" office:value="17.755555" calcext:value-type="float">
            <text:p>17.755555</text:p>
          </table:table-cell>
          <table:table-cell office:value-type="float" office:value="0.0434584" calcext:value-type="float">
            <text:p>0.0434584</text:p>
          </table:table-cell>
          <table:table-cell office:value-type="float" office:value="0.10068" calcext:value-type="float">
            <text:p>0.1006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28" xlink:type="simple">228</text:a></text:p>
          </table:table-cell>
          <table:table-cell office:value-type="string" calcext:value-type="string">
            <text:p>2M13435045+2800384</text:p>
          </table:table-cell>
          <table:table-cell office:value-type="float" office:value="-1.403748" calcext:value-type="float">
            <text:p>-1.403748</text:p>
          </table:table-cell>
          <table:table-cell office:value-type="float" office:value="1.211565" calcext:value-type="float">
            <text:p>1.211565</text:p>
          </table:table-cell>
          <table:table-cell office:value-type="float" office:value="14.86589" calcext:value-type="float">
            <text:p>14.86589</text:p>
          </table:table-cell>
          <table:table-cell office:value-type="float" office:value="0.0188803" calcext:value-type="float">
            <text:p>0.0188803</text:p>
          </table:table-cell>
          <table:table-cell office:value-type="float" office:value="0.12484" calcext:value-type="float">
            <text:p>0.1248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29" xlink:type="simple">229</text:a></text:p>
          </table:table-cell>
          <table:table-cell office:value-type="string" calcext:value-type="string">
            <text:p>2M13450512+2651051</text:p>
          </table:table-cell>
          <table:table-cell office:value-type="float" office:value="-0.43357" calcext:value-type="float">
            <text:p>-0.43357</text:p>
          </table:table-cell>
          <table:table-cell office:value-type="float" office:value="0.872587" calcext:value-type="float">
            <text:p>0.872587</text:p>
          </table:table-cell>
          <table:table-cell office:value-type="float" office:value="723.81497" calcext:value-type="float">
            <text:p>723.81497</text:p>
          </table:table-cell>
          <table:table-cell office:value-type="float" office:value="0.235887" calcext:value-type="float">
            <text:p>0.235887</text:p>
          </table:table-cell>
          <table:table-cell office:value-type="float" office:value="1.28537" calcext:value-type="float">
            <text:p>1.2853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30" xlink:type="simple">230</text:a></text:p>
          </table:table-cell>
          <table:table-cell office:value-type="string" calcext:value-type="string">
            <text:p>2M13454310+1819440</text:p>
          </table:table-cell>
          <table:table-cell office:value-type="float" office:value="-0.2097" calcext:value-type="float">
            <text:p>-0.2097</text:p>
          </table:table-cell>
          <table:table-cell office:value-type="float" office:value="0.745694" calcext:value-type="float">
            <text:p>0.745694</text:p>
          </table:table-cell>
          <table:table-cell office:value-type="float" office:value="11.643003" calcext:value-type="float">
            <text:p>11.643003</text:p>
          </table:table-cell>
          <table:table-cell office:value-type="float" office:value="0.00790465" calcext:value-type="float">
            <text:p>0.00790465</text:p>
          </table:table-cell>
          <table:table-cell office:value-type="float" office:value="0.09053" calcext:value-type="float">
            <text:p>0.09053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31" xlink:type="simple">231</text:a></text:p>
          </table:table-cell>
          <table:table-cell office:value-type="string" calcext:value-type="string">
            <text:p>2M13454556+1657307</text:p>
          </table:table-cell>
          <table:table-cell office:value-type="float" office:value="-0.1036" calcext:value-type="float">
            <text:p>-0.1036</text:p>
          </table:table-cell>
          <table:table-cell office:value-type="float" office:value="0.826386" calcext:value-type="float">
            <text:p>0.826386</text:p>
          </table:table-cell>
          <table:table-cell office:value-type="float" office:value="90.311402" calcext:value-type="float">
            <text:p>90.311402</text:p>
          </table:table-cell>
          <table:table-cell office:value-type="float" office:value="0.34028" calcext:value-type="float">
            <text:p>0.34028</text:p>
          </table:table-cell>
          <table:table-cell office:value-type="float" office:value="0.29376" calcext:value-type="float">
            <text:p>0.29376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32" xlink:type="simple">232</text:a></text:p>
          </table:table-cell>
          <table:table-cell office:value-type="string" calcext:value-type="string">
            <text:p>2M13461152+2653184</text:p>
          </table:table-cell>
          <table:table-cell office:value-type="float" office:value="-0.49684" calcext:value-type="float">
            <text:p>-0.49684</text:p>
          </table:table-cell>
          <table:table-cell office:value-type="float" office:value="0.986529" calcext:value-type="float">
            <text:p>0.986529</text:p>
          </table:table-cell>
          <table:table-cell office:value-type="float" office:value="242.43179" calcext:value-type="float">
            <text:p>242.43179</text:p>
          </table:table-cell>
          <table:table-cell office:value-type="float" office:value="0.0465823" calcext:value-type="float">
            <text:p>0.0465823</text:p>
          </table:table-cell>
          <table:table-cell office:value-type="float" office:value="0.73453" calcext:value-type="float">
            <text:p>0.73453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33" xlink:type="simple">233</text:a></text:p>
          </table:table-cell>
          <table:table-cell office:value-type="string" calcext:value-type="string">
            <text:p>2M13472690+2744293</text:p>
          </table:table-cell>
          <table:table-cell office:value-type="float" office:value="0.093077" calcext:value-type="float">
            <text:p>0.093077</text:p>
          </table:table-cell>
          <table:table-cell office:value-type="float" office:value="1.126592" calcext:value-type="float">
            <text:p>1.126592</text:p>
          </table:table-cell>
          <table:table-cell office:value-type="float" office:value="23.932948" calcext:value-type="float">
            <text:p>23.932948</text:p>
          </table:table-cell>
          <table:table-cell office:value-type="float" office:value="0.0570225" calcext:value-type="float">
            <text:p>0.0570225</text:p>
          </table:table-cell>
          <table:table-cell office:value-type="float" office:value="0.16364" calcext:value-type="float">
            <text:p>0.1636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34" xlink:type="simple">234</text:a></text:p>
          </table:table-cell>
          <table:table-cell office:value-type="string" calcext:value-type="string">
            <text:p>2M13474582+1728364</text:p>
          </table:table-cell>
          <table:table-cell office:value-type="float" office:value="-0.21081" calcext:value-type="float">
            <text:p>-0.21081</text:p>
          </table:table-cell>
          <table:table-cell office:value-type="float" office:value="0.471522" calcext:value-type="float">
            <text:p>0.471522</text:p>
          </table:table-cell>
          <table:table-cell office:value-type="float" office:value="1.386476" calcext:value-type="float">
            <text:p>1.386476</text:p>
          </table:table-cell>
          <table:table-cell office:value-type="float" office:value="0.0029473" calcext:value-type="float">
            <text:p>0.0029473</text:p>
          </table:table-cell>
          <table:table-cell office:value-type="float" office:value="0.01886" calcext:value-type="float">
            <text:p>0.01886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35" xlink:type="simple">235</text:a></text:p>
          </table:table-cell>
          <table:table-cell office:value-type="string" calcext:value-type="string">
            <text:p>2M13481031+2839466</text:p>
          </table:table-cell>
          <table:table-cell office:value-type="float" office:value="-0.62131" calcext:value-type="float">
            <text:p>-0.62131</text:p>
          </table:table-cell>
          <table:table-cell office:value-type="float" office:value="0.713824" calcext:value-type="float">
            <text:p>0.713824</text:p>
          </table:table-cell>
          <table:table-cell office:value-type="float" office:value="8.5802463" calcext:value-type="float">
            <text:p>8.5802463</text:p>
          </table:table-cell>
          <table:table-cell office:value-type="float" office:value="0.253205" calcext:value-type="float">
            <text:p>0.253205</text:p>
          </table:table-cell>
          <table:table-cell office:value-type="float" office:value="0.05987" calcext:value-type="float">
            <text:p>0.0598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36" xlink:type="simple">236</text:a></text:p>
          </table:table-cell>
          <table:table-cell office:value-type="string" calcext:value-type="string">
            <text:p>2M13482073+2815549</text:p>
          </table:table-cell>
          <table:table-cell office:value-type="float" office:value="-0.287057" calcext:value-type="float">
            <text:p>-0.287057</text:p>
          </table:table-cell>
          <table:table-cell office:value-type="float" office:value="1.368883" calcext:value-type="float">
            <text:p>1.368883</text:p>
          </table:table-cell>
          <table:table-cell office:value-type="float" office:value="784.83686" calcext:value-type="float">
            <text:p>784.83686</text:p>
          </table:table-cell>
          <table:table-cell office:value-type="float" office:value="0.553949" calcext:value-type="float">
            <text:p>0.553949</text:p>
          </table:table-cell>
          <table:table-cell office:value-type="float" office:value="1.47409" calcext:value-type="float">
            <text:p>1.4740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37" xlink:type="simple">237</text:a></text:p>
          </table:table-cell>
          <table:table-cell office:value-type="string" calcext:value-type="string">
            <text:p>2M13483077+1745228</text:p>
          </table:table-cell>
          <table:table-cell office:value-type="float" office:value="-0.302766" calcext:value-type="float">
            <text:p>-0.302766</text:p>
          </table:table-cell>
          <table:table-cell office:value-type="float" office:value="1.063012" calcext:value-type="float">
            <text:p>1.063012</text:p>
          </table:table-cell>
          <table:table-cell office:value-type="float" office:value="12.88066" calcext:value-type="float">
            <text:p>12.88066</text:p>
          </table:table-cell>
          <table:table-cell office:value-type="float" office:value="0.0108792" calcext:value-type="float">
            <text:p>0.0108792</text:p>
          </table:table-cell>
          <table:table-cell office:value-type="float" office:value="0.10901" calcext:value-type="float">
            <text:p>0.1090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38" xlink:type="simple">238</text:a></text:p>
          </table:table-cell>
          <table:table-cell office:value-type="string" calcext:value-type="string">
            <text:p>2M13501100+1818464</text:p>
          </table:table-cell>
          <table:table-cell office:value-type="float" office:value="-0.22943" calcext:value-type="float">
            <text:p>-0.22943</text:p>
          </table:table-cell>
          <table:table-cell office:value-type="float" office:value="0.973918" calcext:value-type="float">
            <text:p>0.973918</text:p>
          </table:table-cell>
          <table:table-cell office:value-type="float" office:value="0.16821996" calcext:value-type="float">
            <text:p>0.16821996</text:p>
          </table:table-cell>
          <table:table-cell office:value-type="float" office:value="0.00478267" calcext:value-type="float">
            <text:p>0.00478267</text:p>
          </table:table-cell>
          <table:table-cell office:value-type="float" office:value="0.00589" calcext:value-type="float">
            <text:p>0.0058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39" xlink:type="simple">239</text:a></text:p>
          </table:table-cell>
          <table:table-cell office:value-type="string" calcext:value-type="string">
            <text:p>2M14053944+2744230</text:p>
          </table:table-cell>
          <table:table-cell office:value-type="float" office:value="-0.14883" calcext:value-type="float">
            <text:p>-0.14883</text:p>
          </table:table-cell>
          <table:table-cell office:value-type="float" office:value="0.70406" calcext:value-type="float">
            <text:p>0.70406</text:p>
          </table:table-cell>
          <table:table-cell office:value-type="float" office:value="72.510326" calcext:value-type="float">
            <text:p>72.510326</text:p>
          </table:table-cell>
          <table:table-cell office:value-type="float" office:value="0.00769297" calcext:value-type="float">
            <text:p>0.00769297</text:p>
          </table:table-cell>
          <table:table-cell office:value-type="float" office:value="0.30057" calcext:value-type="float">
            <text:p>0.3005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40" xlink:type="simple">240</text:a></text:p>
          </table:table-cell>
          <table:table-cell office:value-type="string" calcext:value-type="string">
            <text:p>2M15134845+0000312</text:p>
          </table:table-cell>
          <table:table-cell office:value-type="float" office:value="-0.59444" calcext:value-type="float">
            <text:p>-0.59444</text:p>
          </table:table-cell>
          <table:table-cell office:value-type="float" office:value="1.058573" calcext:value-type="float">
            <text:p>1.058573</text:p>
          </table:table-cell>
          <table:table-cell office:value-type="float" office:value="113.08279" calcext:value-type="float">
            <text:p>113.08279</text:p>
          </table:table-cell>
          <table:table-cell office:value-type="float" office:value="0.0854331" calcext:value-type="float">
            <text:p>0.0854331</text:p>
          </table:table-cell>
          <table:table-cell office:value-type="float" office:value="0.44289" calcext:value-type="float">
            <text:p>0.4428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41" xlink:type="simple">241</text:a></text:p>
          </table:table-cell>
          <table:table-cell office:value-type="string" calcext:value-type="string">
            <text:p>2M15140174+0202231</text:p>
          </table:table-cell>
          <table:table-cell office:value-type="float" office:value="-0.446325" calcext:value-type="float">
            <text:p>-0.446325</text:p>
          </table:table-cell>
          <table:table-cell office:value-type="float" office:value="0.994308" calcext:value-type="float">
            <text:p>0.994308</text:p>
          </table:table-cell>
          <table:table-cell office:value-type="float" office:value="56.639326" calcext:value-type="float">
            <text:p>56.639326</text:p>
          </table:table-cell>
          <table:table-cell office:value-type="float" office:value="0.16782" calcext:value-type="float">
            <text:p>0.16782</text:p>
          </table:table-cell>
          <table:table-cell office:value-type="float" office:value="0.25963" calcext:value-type="float">
            <text:p>0.25963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42" xlink:type="simple">242</text:a></text:p>
          </table:table-cell>
          <table:table-cell office:value-type="string" calcext:value-type="string">
            <text:p>2M15142280+0024103</text:p>
          </table:table-cell>
          <table:table-cell office:value-type="float" office:value="-0.406" calcext:value-type="float">
            <text:p>-0.406</text:p>
          </table:table-cell>
          <table:table-cell office:value-type="float" office:value="0.781189" calcext:value-type="float">
            <text:p>0.781189</text:p>
          </table:table-cell>
          <table:table-cell office:value-type="float" office:value="56.274522" calcext:value-type="float">
            <text:p>56.274522</text:p>
          </table:table-cell>
          <table:table-cell office:value-type="float" office:value="0.0219596" calcext:value-type="float">
            <text:p>0.0219596</text:p>
          </table:table-cell>
          <table:table-cell office:value-type="float" office:value="0.25983" calcext:value-type="float">
            <text:p>0.25983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43" xlink:type="simple">243</text:a></text:p>
          </table:table-cell>
          <table:table-cell office:value-type="string" calcext:value-type="string">
            <text:p>2M15180278+0030341</text:p>
          </table:table-cell>
          <table:table-cell office:value-type="float" office:value="-0.401509" calcext:value-type="float">
            <text:p>-0.401509</text:p>
          </table:table-cell>
          <table:table-cell office:value-type="float" office:value="1.120738" calcext:value-type="float">
            <text:p>1.120738</text:p>
          </table:table-cell>
          <table:table-cell office:value-type="float" office:value="39.357501" calcext:value-type="float">
            <text:p>39.357501</text:p>
          </table:table-cell>
          <table:table-cell office:value-type="float" office:value="0.144891" calcext:value-type="float">
            <text:p>0.144891</text:p>
          </table:table-cell>
          <table:table-cell office:value-type="float" office:value="0.2169" calcext:value-type="float">
            <text:p>0.216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44" xlink:type="simple">244</text:a></text:p>
          </table:table-cell>
          <table:table-cell office:value-type="string" calcext:value-type="string">
            <text:p>2M15182185+0147091</text:p>
          </table:table-cell>
          <table:table-cell office:value-type="float" office:value="-0.867587" calcext:value-type="float">
            <text:p>-0.867587</text:p>
          </table:table-cell>
          <table:table-cell office:value-type="float" office:value="2.273248" calcext:value-type="float">
            <text:p>2.273248</text:p>
          </table:table-cell>
          <table:table-cell office:value-type="float" office:value="31.432414" calcext:value-type="float">
            <text:p>31.432414</text:p>
          </table:table-cell>
          <table:table-cell office:value-type="float" office:value="0.0613139" calcext:value-type="float">
            <text:p>0.0613139</text:p>
          </table:table-cell>
          <table:table-cell office:value-type="float" office:value="0.25178" calcext:value-type="float">
            <text:p>0.2517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45" xlink:type="simple">245</text:a></text:p>
          </table:table-cell>
          <table:table-cell office:value-type="string" calcext:value-type="string">
            <text:p>2M16320984-1256246</text:p>
          </table:table-cell>
          <table:table-cell office:value-type="float" office:value="-0.12755" calcext:value-type="float">
            <text:p>-0.12755</text:p>
          </table:table-cell>
          <table:table-cell office:value-type="float" office:value="0.936349" calcext:value-type="float">
            <text:p>0.936349</text:p>
          </table:table-cell>
          <table:table-cell office:value-type="float" office:value="1012.7877" calcext:value-type="float">
            <text:p>1012.7877</text:p>
          </table:table-cell>
          <table:table-cell office:value-type="float" office:value="0.340108" calcext:value-type="float">
            <text:p>0.340108</text:p>
          </table:table-cell>
          <table:table-cell office:value-type="float" office:value="1.57055" calcext:value-type="float">
            <text:p>1.57055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46" xlink:type="simple">246</text:a></text:p>
          </table:table-cell>
          <table:table-cell office:value-type="string" calcext:value-type="string">
            <text:p>2M16321854-1347536</text:p>
          </table:table-cell>
          <table:table-cell office:value-type="float" office:value="-0.12651" calcext:value-type="float">
            <text:p>-0.12651</text:p>
          </table:table-cell>
          <table:table-cell office:value-type="float" office:value="0.750183" calcext:value-type="float">
            <text:p>0.750183</text:p>
          </table:table-cell>
          <table:table-cell office:value-type="float" office:value="33.514675" calcext:value-type="float">
            <text:p>33.514675</text:p>
          </table:table-cell>
          <table:table-cell office:value-type="float" office:value="0.292297" calcext:value-type="float">
            <text:p>0.292297</text:p>
          </table:table-cell>
          <table:table-cell office:value-type="float" office:value="0.14844" calcext:value-type="float">
            <text:p>0.1484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47" xlink:type="simple">247</text:a></text:p>
          </table:table-cell>
          <table:table-cell office:value-type="string" calcext:value-type="string">
            <text:p>2M16325559-1259536</text:p>
          </table:table-cell>
          <table:table-cell office:value-type="float" office:value="-0.077834" calcext:value-type="float">
            <text:p>-0.077834</text:p>
          </table:table-cell>
          <table:table-cell office:value-type="float" office:value="1.157351" calcext:value-type="float">
            <text:p>1.157351</text:p>
          </table:table-cell>
          <table:table-cell office:value-type="float" office:value="841.22014" calcext:value-type="float">
            <text:p>841.22014</text:p>
          </table:table-cell>
          <table:table-cell office:value-type="float" office:value="0.433843" calcext:value-type="float">
            <text:p>0.433843</text:p>
          </table:table-cell>
          <table:table-cell office:value-type="float" office:value="1.48092" calcext:value-type="float">
            <text:p>1.4809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48" xlink:type="simple">248</text:a></text:p>
          </table:table-cell>
          <table:table-cell office:value-type="string" calcext:value-type="string">
            <text:p>2M16355605+3552193</text:p>
          </table:table-cell>
          <table:table-cell office:value-type="float" office:value="-0.815009" calcext:value-type="float">
            <text:p>-0.815009</text:p>
          </table:table-cell>
          <table:table-cell office:value-type="float" office:value="1.032602" calcext:value-type="float">
            <text:p>1.032602</text:p>
          </table:table-cell>
          <table:table-cell office:value-type="float" office:value="115.60826" calcext:value-type="float">
            <text:p>115.60826</text:p>
          </table:table-cell>
          <table:table-cell office:value-type="float" office:value="0.114552" calcext:value-type="float">
            <text:p>0.114552</text:p>
          </table:table-cell>
          <table:table-cell office:value-type="float" office:value="0.43764" calcext:value-type="float">
            <text:p>0.4376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49" xlink:type="simple">249</text:a></text:p>
          </table:table-cell>
          <table:table-cell office:value-type="string" calcext:value-type="string">
            <text:p>2M16421269+4725456</text:p>
          </table:table-cell>
          <table:table-cell office:value-type="float" office:value="-0.908089" calcext:value-type="float">
            <text:p>-0.908089</text:p>
          </table:table-cell>
          <table:table-cell office:value-type="float" office:value="1.085644" calcext:value-type="float">
            <text:p>1.085644</text:p>
          </table:table-cell>
          <table:table-cell office:value-type="float" office:value="68.00287" calcext:value-type="float">
            <text:p>68.00287</text:p>
          </table:table-cell>
          <table:table-cell office:value-type="float" office:value="0.663053" calcext:value-type="float">
            <text:p>0.663053</text:p>
          </table:table-cell>
          <table:table-cell office:value-type="float" office:value="0.24387" calcext:value-type="float">
            <text:p>0.2438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50" xlink:type="simple">250</text:a></text:p>
          </table:table-cell>
          <table:table-cell office:value-type="string" calcext:value-type="string">
            <text:p>2M16434638+3524172</text:p>
          </table:table-cell>
          <table:table-cell office:value-type="float" office:value="-0.469692" calcext:value-type="float">
            <text:p>-0.469692</text:p>
          </table:table-cell>
          <table:table-cell office:value-type="float" office:value="2.132921" calcext:value-type="float">
            <text:p>2.132921</text:p>
          </table:table-cell>
          <table:table-cell office:value-type="float" office:value="13.887922" calcext:value-type="float">
            <text:p>13.887922</text:p>
          </table:table-cell>
          <table:table-cell office:value-type="float" office:value="0.512985" calcext:value-type="float">
            <text:p>0.512985</text:p>
          </table:table-cell>
          <table:table-cell office:value-type="float" office:value="0.12607" calcext:value-type="float">
            <text:p>0.1260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51" xlink:type="simple">251</text:a></text:p>
          </table:table-cell>
          <table:table-cell office:value-type="string" calcext:value-type="string">
            <text:p>2M16473251+3727163</text:p>
          </table:table-cell>
          <table:table-cell office:value-type="float" office:value="-0.43163" calcext:value-type="float">
            <text:p>-0.43163</text:p>
          </table:table-cell>
          <table:table-cell office:value-type="float" office:value="1.073087" calcext:value-type="float">
            <text:p>1.073087</text:p>
          </table:table-cell>
          <table:table-cell office:value-type="float" office:value="153.48521" calcext:value-type="float">
            <text:p>153.48521</text:p>
          </table:table-cell>
          <table:table-cell office:value-type="float" office:value="0.309825" calcext:value-type="float">
            <text:p>0.309825</text:p>
          </table:table-cell>
          <table:table-cell office:value-type="float" office:value="0.48501" calcext:value-type="float">
            <text:p>0.4850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52" xlink:type="simple">252</text:a></text:p>
          </table:table-cell>
          <table:table-cell office:value-type="string" calcext:value-type="string">
            <text:p>2M16490085+4714427</text:p>
          </table:table-cell>
          <table:table-cell office:value-type="float" office:value="0.042001" calcext:value-type="float">
            <text:p>0.042001</text:p>
          </table:table-cell>
          <table:table-cell office:value-type="float" office:value="1.030763" calcext:value-type="float">
            <text:p>1.030763</text:p>
          </table:table-cell>
          <table:table-cell office:value-type="float" office:value="528.45382" calcext:value-type="float">
            <text:p>528.45382</text:p>
          </table:table-cell>
          <table:table-cell office:value-type="float" office:value="0.208166" calcext:value-type="float">
            <text:p>0.208166</text:p>
          </table:table-cell>
          <table:table-cell office:value-type="float" office:value="1.14306" calcext:value-type="float">
            <text:p>1.14306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53" xlink:type="simple">253</text:a></text:p>
          </table:table-cell>
          <table:table-cell office:value-type="string" calcext:value-type="string">
            <text:p>2M16514260+4703248</text:p>
          </table:table-cell>
          <table:table-cell office:value-type="float" office:value="-0.22638" calcext:value-type="float">
            <text:p>-0.22638</text:p>
          </table:table-cell>
          <table:table-cell office:value-type="float" office:value="1.004057" calcext:value-type="float">
            <text:p>1.004057</text:p>
          </table:table-cell>
          <table:table-cell office:value-type="float" office:value="12.381931" calcext:value-type="float">
            <text:p>12.381931</text:p>
          </table:table-cell>
          <table:table-cell office:value-type="float" office:value="0.607465" calcext:value-type="float">
            <text:p>0.607465</text:p>
          </table:table-cell>
          <table:table-cell office:value-type="float" office:value="0.07651" calcext:value-type="float">
            <text:p>0.0765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54" xlink:type="simple">254</text:a></text:p>
          </table:table-cell>
          <table:table-cell office:value-type="string" calcext:value-type="string">
            <text:p>2M17105698+4301117</text:p>
          </table:table-cell>
          <table:table-cell office:value-type="float" office:value="-0.35673" calcext:value-type="float">
            <text:p>-0.35673</text:p>
          </table:table-cell>
          <table:table-cell office:value-type="float" office:value="1.112753" calcext:value-type="float">
            <text:p>1.112753</text:p>
          </table:table-cell>
          <table:table-cell office:value-type="float" office:value="204.67559" calcext:value-type="float">
            <text:p>204.67559</text:p>
          </table:table-cell>
          <table:table-cell office:value-type="float" office:value="0.055309" calcext:value-type="float">
            <text:p>0.055309</text:p>
          </table:table-cell>
          <table:table-cell office:value-type="float" office:value="0.68193" calcext:value-type="float">
            <text:p>0.68193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55" xlink:type="simple">255</text:a></text:p>
          </table:table-cell>
          <table:table-cell office:value-type="string" calcext:value-type="string">
            <text:p>2M17123359+4314004</text:p>
          </table:table-cell>
          <table:table-cell office:value-type="float" office:value="-0.63406" calcext:value-type="float">
            <text:p>-0.63406</text:p>
          </table:table-cell>
          <table:table-cell office:value-type="float" office:value="0.760609" calcext:value-type="float">
            <text:p>0.760609</text:p>
          </table:table-cell>
          <table:table-cell office:value-type="float" office:value="9.1091236" calcext:value-type="float">
            <text:p>9.1091236</text:p>
          </table:table-cell>
          <table:table-cell office:value-type="float" office:value="0.42928" calcext:value-type="float">
            <text:p>0.42928</text:p>
          </table:table-cell>
          <table:table-cell office:value-type="float" office:value="0.05782" calcext:value-type="float">
            <text:p>0.0578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56" xlink:type="simple">256</text:a></text:p>
          </table:table-cell>
          <table:table-cell office:value-type="string" calcext:value-type="string">
            <text:p>2M17134528+4250556</text:p>
          </table:table-cell>
          <table:table-cell office:value-type="float" office:value="-0.298923" calcext:value-type="float">
            <text:p>-0.298923</text:p>
          </table:table-cell>
          <table:table-cell office:value-type="float" office:value="1.734669" calcext:value-type="float">
            <text:p>1.734669</text:p>
          </table:table-cell>
          <table:table-cell office:value-type="float" office:value="88.764259" calcext:value-type="float">
            <text:p>88.764259</text:p>
          </table:table-cell>
          <table:table-cell office:value-type="float" office:value="0.230117" calcext:value-type="float">
            <text:p>0.230117</text:p>
          </table:table-cell>
          <table:table-cell office:value-type="float" office:value="0.43062" calcext:value-type="float">
            <text:p>0.4306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57" xlink:type="simple">257</text:a></text:p>
          </table:table-cell>
          <table:table-cell office:value-type="string" calcext:value-type="string">
            <text:p>2M17140626+4307331</text:p>
          </table:table-cell>
          <table:table-cell office:value-type="float" office:value="-0.56395" calcext:value-type="float">
            <text:p>-0.56395</text:p>
          </table:table-cell>
          <table:table-cell office:value-type="float" office:value="1.6" calcext:value-type="float">
            <text:p>1.6</text:p>
          </table:table-cell>
          <table:table-cell office:value-type="float" office:value="11.985361" calcext:value-type="float">
            <text:p>11.985361</text:p>
          </table:table-cell>
          <table:table-cell office:value-type="float" office:value="0.257772" calcext:value-type="float">
            <text:p>0.257772</text:p>
          </table:table-cell>
          <table:table-cell office:value-type="float" office:value="0.10852" calcext:value-type="float">
            <text:p>0.1085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58" xlink:type="simple">258</text:a></text:p>
          </table:table-cell>
          <table:table-cell office:value-type="string" calcext:value-type="string">
            <text:p>2M17150008+4320355</text:p>
          </table:table-cell>
          <table:table-cell office:value-type="float" office:value="-0.70969" calcext:value-type="float">
            <text:p>-0.70969</text:p>
          </table:table-cell>
          <table:table-cell office:value-type="float" office:value="0.961536" calcext:value-type="float">
            <text:p>0.961536</text:p>
          </table:table-cell>
          <table:table-cell office:value-type="float" office:value="127.43936" calcext:value-type="float">
            <text:p>127.43936</text:p>
          </table:table-cell>
          <table:table-cell office:value-type="float" office:value="0.0295588" calcext:value-type="float">
            <text:p>0.0295588</text:p>
          </table:table-cell>
          <table:table-cell office:value-type="float" office:value="0.47939" calcext:value-type="float">
            <text:p>0.4793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59" xlink:type="simple">259</text:a></text:p>
          </table:table-cell>
          <table:table-cell office:value-type="string" calcext:value-type="string">
            <text:p>2M17172331+4256556</text:p>
          </table:table-cell>
          <table:table-cell office:value-type="float" office:value="-1.8122" calcext:value-type="float">
            <text:p>-1.8122</text:p>
          </table:table-cell>
          <table:table-cell office:value-type="float" office:value="0.982894" calcext:value-type="float">
            <text:p>0.982894</text:p>
          </table:table-cell>
          <table:table-cell office:value-type="float" office:value="3.2836189" calcext:value-type="float">
            <text:p>3.2836189</text:p>
          </table:table-cell>
          <table:table-cell office:value-type="float" office:value="0.0560826" calcext:value-type="float">
            <text:p>0.0560826</text:p>
          </table:table-cell>
          <table:table-cell office:value-type="float" office:value="0.04143" calcext:value-type="float">
            <text:p>0.04143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60" xlink:type="simple">260</text:a></text:p>
          </table:table-cell>
          <table:table-cell office:value-type="string" calcext:value-type="string">
            <text:p>2M17194150+4305034</text:p>
          </table:table-cell>
          <table:table-cell office:value-type="float" office:value="-0.424296" calcext:value-type="float">
            <text:p>-0.424296</text:p>
          </table:table-cell>
          <table:table-cell office:value-type="float" office:value="1.756975" calcext:value-type="float">
            <text:p>1.756975</text:p>
          </table:table-cell>
          <table:table-cell office:value-type="float" office:value="6.933623" calcext:value-type="float">
            <text:p>6.933623</text:p>
          </table:table-cell>
          <table:table-cell office:value-type="float" office:value="0.0101573" calcext:value-type="float">
            <text:p>0.0101573</text:p>
          </table:table-cell>
          <table:table-cell office:value-type="float" office:value="0.08554" calcext:value-type="float">
            <text:p>0.0855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61" xlink:type="simple">261</text:a></text:p>
          </table:table-cell>
          <table:table-cell office:value-type="string" calcext:value-type="string">
            <text:p>2M17194262+4354561</text:p>
          </table:table-cell>
          <table:table-cell office:value-type="float" office:value="-0.89701" calcext:value-type="float">
            <text:p>-0.89701</text:p>
          </table:table-cell>
          <table:table-cell office:value-type="float" office:value="0.966356" calcext:value-type="float">
            <text:p>0.966356</text:p>
          </table:table-cell>
          <table:table-cell office:value-type="float" office:value="56.385384" calcext:value-type="float">
            <text:p>56.385384</text:p>
          </table:table-cell>
          <table:table-cell office:value-type="float" office:value="0.0106652" calcext:value-type="float">
            <text:p>0.0106652</text:p>
          </table:table-cell>
          <table:table-cell office:value-type="float" office:value="0.28244" calcext:value-type="float">
            <text:p>0.2824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62" xlink:type="simple">262</text:a></text:p>
          </table:table-cell>
          <table:table-cell office:value-type="string" calcext:value-type="string">
            <text:p>2M17202516+4249416</text:p>
          </table:table-cell>
          <table:table-cell office:value-type="float" office:value="-0.24117" calcext:value-type="float">
            <text:p>-0.24117</text:p>
          </table:table-cell>
          <table:table-cell office:value-type="float" office:value="0.713853" calcext:value-type="float">
            <text:p>0.713853</text:p>
          </table:table-cell>
          <table:table-cell office:value-type="float" office:value="4.3888075" calcext:value-type="float">
            <text:p>4.3888075</text:p>
          </table:table-cell>
          <table:table-cell office:value-type="float" office:value="0.00245324" calcext:value-type="float">
            <text:p>0.00245324</text:p>
          </table:table-cell>
          <table:table-cell office:value-type="float" office:value="0.04678" calcext:value-type="float">
            <text:p>0.0467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63" xlink:type="simple">263</text:a></text:p>
          </table:table-cell>
          <table:table-cell office:value-type="string" calcext:value-type="string">
            <text:p>2M17203378+4327517</text:p>
          </table:table-cell>
          <table:table-cell office:value-type="float" office:value="-0.669911" calcext:value-type="float">
            <text:p>-0.669911</text:p>
          </table:table-cell>
          <table:table-cell office:value-type="float" office:value="1.007229" calcext:value-type="float">
            <text:p>1.007229</text:p>
          </table:table-cell>
          <table:table-cell office:value-type="float" office:value="183.80808" calcext:value-type="float">
            <text:p>183.80808</text:p>
          </table:table-cell>
          <table:table-cell office:value-type="float" office:value="0.389908" calcext:value-type="float">
            <text:p>0.389908</text:p>
          </table:table-cell>
          <table:table-cell office:value-type="float" office:value="0.5099" calcext:value-type="float">
            <text:p>0.509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64" xlink:type="simple">264</text:a></text:p>
          </table:table-cell>
          <table:table-cell office:value-type="string" calcext:value-type="string">
            <text:p>2M17214931+4221402</text:p>
          </table:table-cell>
          <table:table-cell office:value-type="float" office:value="-0.509694" calcext:value-type="float">
            <text:p>-0.509694</text:p>
          </table:table-cell>
          <table:table-cell office:value-type="float" office:value="1.030643" calcext:value-type="float">
            <text:p>1.030643</text:p>
          </table:table-cell>
          <table:table-cell office:value-type="float" office:value="118.58009" calcext:value-type="float">
            <text:p>118.58009</text:p>
          </table:table-cell>
          <table:table-cell office:value-type="float" office:value="0.0454367" calcext:value-type="float">
            <text:p>0.0454367</text:p>
          </table:table-cell>
          <table:table-cell office:value-type="float" office:value="0.46362" calcext:value-type="float">
            <text:p>0.4636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65" xlink:type="simple">265</text:a></text:p>
          </table:table-cell>
          <table:table-cell office:value-type="string" calcext:value-type="string">
            <text:p>2M18315033-0019362</text:p>
          </table:table-cell>
          <table:table-cell office:value-type="float" office:value="-0.024954" calcext:value-type="float">
            <text:p>-0.024954</text:p>
          </table:table-cell>
          <table:table-cell office:value-type="float" office:value="1.022151" calcext:value-type="float">
            <text:p>1.022151</text:p>
          </table:table-cell>
          <table:table-cell office:value-type="float" office:value="4.4200932" calcext:value-type="float">
            <text:p>4.4200932</text:p>
          </table:table-cell>
          <table:table-cell office:value-type="float" office:value="0.00359564" calcext:value-type="float">
            <text:p>0.00359564</text:p>
          </table:table-cell>
          <table:table-cell office:value-type="float" office:value="0.05297" calcext:value-type="float">
            <text:p>0.0529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66" xlink:type="simple">266</text:a></text:p>
          </table:table-cell>
          <table:table-cell office:value-type="string" calcext:value-type="string">
            <text:p>2M18404988-0205151</text:p>
          </table:table-cell>
          <table:table-cell office:value-type="float" office:value="0.222242" calcext:value-type="float">
            <text:p>0.222242</text:p>
          </table:table-cell>
          <table:table-cell office:value-type="float" office:value="2.661669" calcext:value-type="float">
            <text:p>2.661669</text:p>
          </table:table-cell>
          <table:table-cell office:value-type="float" office:value="151.6809" calcext:value-type="float">
            <text:p>151.6809</text:p>
          </table:table-cell>
          <table:table-cell office:value-type="float" office:value="0.0651253" calcext:value-type="float">
            <text:p>0.0651253</text:p>
          </table:table-cell>
          <table:table-cell office:value-type="float" office:value="0.75905" calcext:value-type="float">
            <text:p>0.75905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67" xlink:type="simple">267</text:a></text:p>
          </table:table-cell>
          <table:table-cell office:value-type="string" calcext:value-type="string">
            <text:p>2M18424630-0307505</text:p>
          </table:table-cell>
          <table:table-cell office:value-type="float" office:value="0.218479" calcext:value-type="float">
            <text:p>0.218479</text:p>
          </table:table-cell>
          <table:table-cell office:value-type="float" office:value="2.388131" calcext:value-type="float">
            <text:p>2.388131</text:p>
          </table:table-cell>
          <table:table-cell office:value-type="float" office:value="482.81329" calcext:value-type="float">
            <text:p>482.81329</text:p>
          </table:table-cell>
          <table:table-cell office:value-type="float" office:value="0.100122" calcext:value-type="float">
            <text:p>0.100122</text:p>
          </table:table-cell>
          <table:table-cell office:value-type="float" office:value="1.56645" calcext:value-type="float">
            <text:p>1.56645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68" xlink:type="simple">268</text:a></text:p>
          </table:table-cell>
          <table:table-cell office:value-type="string" calcext:value-type="string">
            <text:p>2M18454048-0205015</text:p>
          </table:table-cell>
          <table:table-cell office:value-type="float" office:value="-0.019796" calcext:value-type="float">
            <text:p>-0.019796</text:p>
          </table:table-cell>
          <table:table-cell office:value-type="float" office:value="1.582466" calcext:value-type="float">
            <text:p>1.582466</text:p>
          </table:table-cell>
          <table:table-cell office:value-type="float" office:value="761.79867" calcext:value-type="float">
            <text:p>761.79867</text:p>
          </table:table-cell>
          <table:table-cell office:value-type="float" office:value="0.280346" calcext:value-type="float">
            <text:p>0.280346</text:p>
          </table:table-cell>
          <table:table-cell office:value-type="float" office:value="1.70627" calcext:value-type="float">
            <text:p>1.7062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69" xlink:type="simple">269</text:a></text:p>
          </table:table-cell>
          <table:table-cell office:value-type="string" calcext:value-type="string">
            <text:p>2M18471777-0135164</text:p>
          </table:table-cell>
          <table:table-cell office:value-type="float" office:value="0.335595" calcext:value-type="float">
            <text:p>0.335595</text:p>
          </table:table-cell>
          <table:table-cell office:value-type="float" office:value="2.245432" calcext:value-type="float">
            <text:p>2.245432</text:p>
          </table:table-cell>
          <table:table-cell office:value-type="float" office:value="410.83553" calcext:value-type="float">
            <text:p>410.83553</text:p>
          </table:table-cell>
          <table:table-cell office:value-type="float" office:value="0.0478728" calcext:value-type="float">
            <text:p>0.0478728</text:p>
          </table:table-cell>
          <table:table-cell office:value-type="float" office:value="1.39648" calcext:value-type="float">
            <text:p>1.3964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70" xlink:type="simple">270</text:a></text:p>
          </table:table-cell>
          <table:table-cell office:value-type="string" calcext:value-type="string">
            <text:p>2M18481414-0251133</text:p>
          </table:table-cell>
          <table:table-cell office:value-type="float" office:value="0.173827" calcext:value-type="float">
            <text:p>0.173827</text:p>
          </table:table-cell>
          <table:table-cell office:value-type="float" office:value="1.62468" calcext:value-type="float">
            <text:p>1.62468</text:p>
          </table:table-cell>
          <table:table-cell office:value-type="float" office:value="839.69848" calcext:value-type="float">
            <text:p>839.69848</text:p>
          </table:table-cell>
          <table:table-cell office:value-type="float" office:value="0.134146" calcext:value-type="float">
            <text:p>0.134146</text:p>
          </table:table-cell>
          <table:table-cell office:value-type="float" office:value="1.94222" calcext:value-type="float">
            <text:p>1.9422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71" xlink:type="simple">271</text:a></text:p>
          </table:table-cell>
          <table:table-cell office:value-type="string" calcext:value-type="string">
            <text:p>2M18504195-0311203</text:p>
          </table:table-cell>
          <table:table-cell office:value-type="float" office:value="0.133159" calcext:value-type="float">
            <text:p>0.133159</text:p>
          </table:table-cell>
          <table:table-cell office:value-type="float" office:value="2.994599" calcext:value-type="float">
            <text:p>2.994599</text:p>
          </table:table-cell>
          <table:table-cell office:value-type="float" office:value="16.142685" calcext:value-type="float">
            <text:p>16.142685</text:p>
          </table:table-cell>
          <table:table-cell office:value-type="float" office:value="0.0243718" calcext:value-type="float">
            <text:p>0.0243718</text:p>
          </table:table-cell>
          <table:table-cell office:value-type="float" office:value="0.1792" calcext:value-type="float">
            <text:p>0.179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72" xlink:type="simple">272</text:a></text:p>
          </table:table-cell>
          <table:table-cell office:value-type="string" calcext:value-type="string">
            <text:p>2M18512248-0226024</text:p>
          </table:table-cell>
          <table:table-cell office:value-type="float" office:value="-0.128981" calcext:value-type="float">
            <text:p>-0.128981</text:p>
          </table:table-cell>
          <table:table-cell office:value-type="float" office:value="1.518744" calcext:value-type="float">
            <text:p>1.518744</text:p>
          </table:table-cell>
          <table:table-cell office:value-type="float" office:value="205.20677" calcext:value-type="float">
            <text:p>205.20677</text:p>
          </table:table-cell>
          <table:table-cell office:value-type="float" office:value="0.201916" calcext:value-type="float">
            <text:p>0.201916</text:p>
          </table:table-cell>
          <table:table-cell office:value-type="float" office:value="0.72015" calcext:value-type="float">
            <text:p>0.72015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73" xlink:type="simple">273</text:a></text:p>
          </table:table-cell>
          <table:table-cell office:value-type="string" calcext:value-type="string">
            <text:p>2M18563573-0353463</text:p>
          </table:table-cell>
          <table:table-cell office:value-type="float" office:value="0.347955" calcext:value-type="float">
            <text:p>0.347955</text:p>
          </table:table-cell>
          <table:table-cell office:value-type="float" office:value="2.214895" calcext:value-type="float">
            <text:p>2.214895</text:p>
          </table:table-cell>
          <table:table-cell office:value-type="float" office:value="104.61709" calcext:value-type="float">
            <text:p>104.61709</text:p>
          </table:table-cell>
          <table:table-cell office:value-type="float" office:value="0.0142266" calcext:value-type="float">
            <text:p>0.0142266</text:p>
          </table:table-cell>
          <table:table-cell office:value-type="float" office:value="0.56398" calcext:value-type="float">
            <text:p>0.5639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74" xlink:type="simple">274</text:a></text:p>
          </table:table-cell>
          <table:table-cell office:value-type="string" calcext:value-type="string">
            <text:p>2M18565556-0402568</text:p>
          </table:table-cell>
          <table:table-cell office:value-type="float" office:value="0.262664" calcext:value-type="float">
            <text:p>0.262664</text:p>
          </table:table-cell>
          <table:table-cell office:value-type="float" office:value="1.405409" calcext:value-type="float">
            <text:p>1.405409</text:p>
          </table:table-cell>
          <table:table-cell office:value-type="float" office:value="190.33645" calcext:value-type="float">
            <text:p>190.33645</text:p>
          </table:table-cell>
          <table:table-cell office:value-type="float" office:value="0.0554856" calcext:value-type="float">
            <text:p>0.0554856</text:p>
          </table:table-cell>
          <table:table-cell office:value-type="float" office:value="0.70686" calcext:value-type="float">
            <text:p>0.70686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75" xlink:type="simple">275</text:a></text:p>
          </table:table-cell>
          <table:table-cell office:value-type="string" calcext:value-type="string">
            <text:p>2M18575650-0315315</text:p>
          </table:table-cell>
          <table:table-cell office:value-type="float" office:value="-0.368872" calcext:value-type="float">
            <text:p>-0.368872</text:p>
          </table:table-cell>
          <table:table-cell office:value-type="float" office:value="1.347083" calcext:value-type="float">
            <text:p>1.347083</text:p>
          </table:table-cell>
          <table:table-cell office:value-type="float" office:value="117.14867" calcext:value-type="float">
            <text:p>117.14867</text:p>
          </table:table-cell>
          <table:table-cell office:value-type="float" office:value="0.0302012" calcext:value-type="float">
            <text:p>0.0302012</text:p>
          </table:table-cell>
          <table:table-cell office:value-type="float" office:value="0.50988" calcext:value-type="float">
            <text:p>0.5098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76" xlink:type="simple">276</text:a></text:p>
          </table:table-cell>
          <table:table-cell office:value-type="string" calcext:value-type="string">
            <text:p>2M18580704-0321242</text:p>
          </table:table-cell>
          <table:table-cell office:value-type="float" office:value="0.094998" calcext:value-type="float">
            <text:p>0.094998</text:p>
          </table:table-cell>
          <table:table-cell office:value-type="float" office:value="1.016556" calcext:value-type="float">
            <text:p>1.016556</text:p>
          </table:table-cell>
          <table:table-cell office:value-type="float" office:value="77.761723" calcext:value-type="float">
            <text:p>77.761723</text:p>
          </table:table-cell>
          <table:table-cell office:value-type="float" office:value="0.173206" calcext:value-type="float">
            <text:p>0.173206</text:p>
          </table:table-cell>
          <table:table-cell office:value-type="float" office:value="0.3228" calcext:value-type="float">
            <text:p>0.322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77" xlink:type="simple">277</text:a></text:p>
          </table:table-cell>
          <table:table-cell office:value-type="string" calcext:value-type="string">
            <text:p>2M18580981-0506126</text:p>
          </table:table-cell>
          <table:table-cell office:value-type="float" office:value="-0.096588" calcext:value-type="float">
            <text:p>-0.096588</text:p>
          </table:table-cell>
          <table:table-cell office:value-type="float" office:value="1.33542" calcext:value-type="float">
            <text:p>1.33542</text:p>
          </table:table-cell>
          <table:table-cell office:value-type="float" office:value="122.78765" calcext:value-type="float">
            <text:p>122.78765</text:p>
          </table:table-cell>
          <table:table-cell office:value-type="float" office:value="0.0558829" calcext:value-type="float">
            <text:p>0.0558829</text:p>
          </table:table-cell>
          <table:table-cell office:value-type="float" office:value="0.51806" calcext:value-type="float">
            <text:p>0.51806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78" xlink:type="simple">278</text:a></text:p>
          </table:table-cell>
          <table:table-cell office:value-type="string" calcext:value-type="string">
            <text:p>2M18591837-0401083</text:p>
          </table:table-cell>
          <table:table-cell office:value-type="float" office:value="-0.293204" calcext:value-type="float">
            <text:p>-0.293204</text:p>
          </table:table-cell>
          <table:table-cell office:value-type="float" office:value="2.117962" calcext:value-type="float">
            <text:p>2.117962</text:p>
          </table:table-cell>
          <table:table-cell office:value-type="float" office:value="167.7622" calcext:value-type="float">
            <text:p>167.7622</text:p>
          </table:table-cell>
          <table:table-cell office:value-type="float" office:value="0.146307" calcext:value-type="float">
            <text:p>0.146307</text:p>
          </table:table-cell>
          <table:table-cell office:value-type="float" office:value="0.73124" calcext:value-type="float">
            <text:p>0.7312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79" xlink:type="simple">279</text:a></text:p>
          </table:table-cell>
          <table:table-cell office:value-type="string" calcext:value-type="string">
            <text:p>2M19033776-0322027</text:p>
          </table:table-cell>
          <table:table-cell office:value-type="float" office:value="0.197878" calcext:value-type="float">
            <text:p>0.197878</text:p>
          </table:table-cell>
          <table:table-cell office:value-type="float" office:value="2.000553" calcext:value-type="float">
            <text:p>2.000553</text:p>
          </table:table-cell>
          <table:table-cell office:value-type="float" office:value="160.79201" calcext:value-type="float">
            <text:p>160.79201</text:p>
          </table:table-cell>
          <table:table-cell office:value-type="float" office:value="0.119097" calcext:value-type="float">
            <text:p>0.119097</text:p>
          </table:table-cell>
          <table:table-cell office:value-type="float" office:value="0.70158" calcext:value-type="float">
            <text:p>0.7015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80" xlink:type="simple">280</text:a></text:p>
          </table:table-cell>
          <table:table-cell office:value-type="string" calcext:value-type="string">
            <text:p>2M19045978-0332034</text:p>
          </table:table-cell>
          <table:table-cell office:value-type="float" office:value="0.085617" calcext:value-type="float">
            <text:p>0.085617</text:p>
          </table:table-cell>
          <table:table-cell office:value-type="float" office:value="1.6631" calcext:value-type="float">
            <text:p>1.6631</text:p>
          </table:table-cell>
          <table:table-cell office:value-type="float" office:value="156.37384" calcext:value-type="float">
            <text:p>156.37384</text:p>
          </table:table-cell>
          <table:table-cell office:value-type="float" office:value="0.248064" calcext:value-type="float">
            <text:p>0.248064</text:p>
          </table:table-cell>
          <table:table-cell office:value-type="float" office:value="0.61342" calcext:value-type="float">
            <text:p>0.6134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81" xlink:type="simple">281</text:a></text:p>
          </table:table-cell>
          <table:table-cell office:value-type="string" calcext:value-type="string">
            <text:p>2M19105197+2845422</text:p>
          </table:table-cell>
          <table:table-cell office:value-type="float" office:value="0.033204" calcext:value-type="float">
            <text:p>0.033204</text:p>
          </table:table-cell>
          <table:table-cell office:value-type="float" office:value="1.478019" calcext:value-type="float">
            <text:p>1.478019</text:p>
          </table:table-cell>
          <table:table-cell office:value-type="float" office:value="147.11214" calcext:value-type="float">
            <text:p>147.11214</text:p>
          </table:table-cell>
          <table:table-cell office:value-type="float" office:value="0.0695602" calcext:value-type="float">
            <text:p>0.0695602</text:p>
          </table:table-cell>
          <table:table-cell office:value-type="float" office:value="0.60249" calcext:value-type="float">
            <text:p>0.6024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82" xlink:type="simple">282</text:a></text:p>
          </table:table-cell>
          <table:table-cell office:value-type="string" calcext:value-type="string">
            <text:p>2M19110770+2747154</text:p>
          </table:table-cell>
          <table:table-cell office:value-type="float" office:value="0.18128" calcext:value-type="float">
            <text:p>0.18128</text:p>
          </table:table-cell>
          <table:table-cell office:value-type="float" office:value="0.719701" calcext:value-type="float">
            <text:p>0.719701</text:p>
          </table:table-cell>
          <table:table-cell office:value-type="float" office:value="26.131148" calcext:value-type="float">
            <text:p>26.131148</text:p>
          </table:table-cell>
          <table:table-cell office:value-type="float" office:value="0.00797048" calcext:value-type="float">
            <text:p>0.00797048</text:p>
          </table:table-cell>
          <table:table-cell office:value-type="float" office:value="0.15332" calcext:value-type="float">
            <text:p>0.1533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83" xlink:type="simple">283</text:a></text:p>
          </table:table-cell>
          <table:table-cell office:value-type="string" calcext:value-type="string">
            <text:p>2M19114515-0725486</text:p>
          </table:table-cell>
          <table:table-cell office:value-type="float" office:value="0.062413" calcext:value-type="float">
            <text:p>0.062413</text:p>
          </table:table-cell>
          <table:table-cell office:value-type="float" office:value="1.824372" calcext:value-type="float">
            <text:p>1.824372</text:p>
          </table:table-cell>
          <table:table-cell office:value-type="float" office:value="167.44024" calcext:value-type="float">
            <text:p>167.44024</text:p>
          </table:table-cell>
          <table:table-cell office:value-type="float" office:value="0.236933" calcext:value-type="float">
            <text:p>0.236933</text:p>
          </table:table-cell>
          <table:table-cell office:value-type="float" office:value="0.66968" calcext:value-type="float">
            <text:p>0.6696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84" xlink:type="simple">284</text:a></text:p>
          </table:table-cell>
          <table:table-cell office:value-type="string" calcext:value-type="string">
            <text:p>2M19123733+2724276</text:p>
          </table:table-cell>
          <table:table-cell office:value-type="float" office:value="0.039718" calcext:value-type="float">
            <text:p>0.039718</text:p>
          </table:table-cell>
          <table:table-cell office:value-type="float" office:value="3.278498" calcext:value-type="float">
            <text:p>3.278498</text:p>
          </table:table-cell>
          <table:table-cell office:value-type="float" office:value="36.815662" calcext:value-type="float">
            <text:p>36.815662</text:p>
          </table:table-cell>
          <table:table-cell office:value-type="float" office:value="0.0233533" calcext:value-type="float">
            <text:p>0.0233533</text:p>
          </table:table-cell>
          <table:table-cell office:value-type="float" office:value="0.32022" calcext:value-type="float">
            <text:p>0.3202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85" xlink:type="simple">285</text:a></text:p>
          </table:table-cell>
          <table:table-cell office:value-type="string" calcext:value-type="string">
            <text:p>2M19130255-0625100</text:p>
          </table:table-cell>
          <table:table-cell office:value-type="float" office:value="0.42325" calcext:value-type="float">
            <text:p>0.42325</text:p>
          </table:table-cell>
          <table:table-cell office:value-type="float" office:value="0.724009" calcext:value-type="float">
            <text:p>0.724009</text:p>
          </table:table-cell>
          <table:table-cell office:value-type="float" office:value="158.9041" calcext:value-type="float">
            <text:p>158.9041</text:p>
          </table:table-cell>
          <table:table-cell office:value-type="float" office:value="0.0191999" calcext:value-type="float">
            <text:p>0.0191999</text:p>
          </table:table-cell>
          <table:table-cell office:value-type="float" office:value="0.50663" calcext:value-type="float">
            <text:p>0.50663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86" xlink:type="simple">286</text:a></text:p>
          </table:table-cell>
          <table:table-cell office:value-type="string" calcext:value-type="string">
            <text:p>2M19131944-0532048</text:p>
          </table:table-cell>
          <table:table-cell office:value-type="float" office:value="0.151048" calcext:value-type="float">
            <text:p>0.151048</text:p>
          </table:table-cell>
          <table:table-cell office:value-type="float" office:value="1.655397" calcext:value-type="float">
            <text:p>1.655397</text:p>
          </table:table-cell>
          <table:table-cell office:value-type="float" office:value="152.76613" calcext:value-type="float">
            <text:p>152.76613</text:p>
          </table:table-cell>
          <table:table-cell office:value-type="float" office:value="0.0266271" calcext:value-type="float">
            <text:p>0.0266271</text:p>
          </table:table-cell>
          <table:table-cell office:value-type="float" office:value="0.65458" calcext:value-type="float">
            <text:p>0.6545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87" xlink:type="simple">287</text:a></text:p>
          </table:table-cell>
          <table:table-cell office:value-type="string" calcext:value-type="string">
            <text:p>2M19134104-0712053</text:p>
          </table:table-cell>
          <table:table-cell office:value-type="float" office:value="0.175919" calcext:value-type="float">
            <text:p>0.175919</text:p>
          </table:table-cell>
          <table:table-cell office:value-type="float" office:value="1.695142" calcext:value-type="float">
            <text:p>1.695142</text:p>
          </table:table-cell>
          <table:table-cell office:value-type="float" office:value="191.43588" calcext:value-type="float">
            <text:p>191.43588</text:p>
          </table:table-cell>
          <table:table-cell office:value-type="float" office:value="1.07742" calcext:value-type="float">
            <text:p>1.07742</text:p>
          </table:table-cell>
          <table:table-cell office:value-type="float" office:value="0.55835" calcext:value-type="float">
            <text:p>0.55835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88" xlink:type="simple">288</text:a></text:p>
          </table:table-cell>
          <table:table-cell office:value-type="string" calcext:value-type="string">
            <text:p>2M19145920-0539507</text:p>
          </table:table-cell>
          <table:table-cell office:value-type="float" office:value="-0.066056" calcext:value-type="float">
            <text:p>-0.066056</text:p>
          </table:table-cell>
          <table:table-cell office:value-type="float" office:value="1.531016" calcext:value-type="float">
            <text:p>1.531016</text:p>
          </table:table-cell>
          <table:table-cell office:value-type="float" office:value="521.29427" calcext:value-type="float">
            <text:p>521.29427</text:p>
          </table:table-cell>
          <table:table-cell office:value-type="float" office:value="0.584649" calcext:value-type="float">
            <text:p>0.584649</text:p>
          </table:table-cell>
          <table:table-cell office:value-type="float" office:value="1.17761" calcext:value-type="float">
            <text:p>1.1776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89" xlink:type="simple">289</text:a></text:p>
          </table:table-cell>
          <table:table-cell office:value-type="string" calcext:value-type="string">
            <text:p>2M19160171+2714504</text:p>
          </table:table-cell>
          <table:table-cell office:value-type="float" office:value="0.024659" calcext:value-type="float">
            <text:p>0.024659</text:p>
          </table:table-cell>
          <table:table-cell office:value-type="float" office:value="2.44504" calcext:value-type="float">
            <text:p>2.44504</text:p>
          </table:table-cell>
          <table:table-cell office:value-type="float" office:value="531.91489" calcext:value-type="float">
            <text:p>531.91489</text:p>
          </table:table-cell>
          <table:table-cell office:value-type="float" office:value="0.176303" calcext:value-type="float">
            <text:p>0.176303</text:p>
          </table:table-cell>
          <table:table-cell office:value-type="float" office:value="1.65232" calcext:value-type="float">
            <text:p>1.6523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90" xlink:type="simple">290</text:a></text:p>
          </table:table-cell>
          <table:table-cell office:value-type="string" calcext:value-type="string">
            <text:p>2M19240789+2504214</text:p>
          </table:table-cell>
          <table:table-cell office:value-type="float" office:value="-0.391262" calcext:value-type="float">
            <text:p>-0.391262</text:p>
          </table:table-cell>
          <table:table-cell office:value-type="float" office:value="2.123926" calcext:value-type="float">
            <text:p>2.123926</text:p>
          </table:table-cell>
          <table:table-cell office:value-type="float" office:value="515.0319" calcext:value-type="float">
            <text:p>515.0319</text:p>
          </table:table-cell>
          <table:table-cell office:value-type="float" office:value="0.104545" calcext:value-type="float">
            <text:p>0.104545</text:p>
          </table:table-cell>
          <table:table-cell office:value-type="float" office:value="1.56542" calcext:value-type="float">
            <text:p>1.5654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91" xlink:type="simple">291</text:a></text:p>
          </table:table-cell>
          <table:table-cell office:value-type="string" calcext:value-type="string">
            <text:p>2M19263602+4242028</text:p>
          </table:table-cell>
          <table:table-cell office:value-type="float" office:value="0.175" calcext:value-type="float">
            <text:p>0.175</text:p>
          </table:table-cell>
          <table:table-cell office:value-type="float" office:value="1.138551" calcext:value-type="float">
            <text:p>1.138551</text:p>
          </table:table-cell>
          <table:table-cell office:value-type="float" office:value="145.98568" calcext:value-type="float">
            <text:p>145.98568</text:p>
          </table:table-cell>
          <table:table-cell office:value-type="float" office:value="0.59313" calcext:value-type="float">
            <text:p>0.59313</text:p>
          </table:table-cell>
          <table:table-cell office:value-type="float" office:value="0.4284" calcext:value-type="float">
            <text:p>0.428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92" xlink:type="simple">292</text:a></text:p>
          </table:table-cell>
          <table:table-cell office:value-type="string" calcext:value-type="string">
            <text:p>2M19270523+4105530</text:p>
          </table:table-cell>
          <table:table-cell office:value-type="float" office:value="-0.29816" calcext:value-type="float">
            <text:p>-0.29816</text:p>
          </table:table-cell>
          <table:table-cell office:value-type="float" office:value="1.429955" calcext:value-type="float">
            <text:p>1.429955</text:p>
          </table:table-cell>
          <table:table-cell office:value-type="float" office:value="82.318554" calcext:value-type="float">
            <text:p>82.318554</text:p>
          </table:table-cell>
          <table:table-cell office:value-type="float" office:value="0.201521" calcext:value-type="float">
            <text:p>0.201521</text:p>
          </table:table-cell>
          <table:table-cell office:value-type="float" office:value="0.38212" calcext:value-type="float">
            <text:p>0.3821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93" xlink:type="simple">293</text:a></text:p>
          </table:table-cell>
          <table:table-cell office:value-type="string" calcext:value-type="string">
            <text:p>2M19273730+2555338</text:p>
          </table:table-cell>
          <table:table-cell office:value-type="float" office:value="-0.038369" calcext:value-type="float">
            <text:p>-0.038369</text:p>
          </table:table-cell>
          <table:table-cell office:value-type="float" office:value="1.073467" calcext:value-type="float">
            <text:p>1.073467</text:p>
          </table:table-cell>
          <table:table-cell office:value-type="float" office:value="18.294038" calcext:value-type="float">
            <text:p>18.294038</text:p>
          </table:table-cell>
          <table:table-cell office:value-type="float" office:value="0.302289" calcext:value-type="float">
            <text:p>0.302289</text:p>
          </table:table-cell>
          <table:table-cell office:value-type="float" office:value="0.11791" calcext:value-type="float">
            <text:p>0.1179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94" xlink:type="simple">294</text:a></text:p>
          </table:table-cell>
          <table:table-cell office:value-type="string" calcext:value-type="string">
            <text:p>2M19275008+2426204</text:p>
          </table:table-cell>
          <table:table-cell office:value-type="float" office:value="-0.044011" calcext:value-type="float">
            <text:p>-0.044011</text:p>
          </table:table-cell>
          <table:table-cell office:value-type="float" office:value="2.46749" calcext:value-type="float">
            <text:p>2.46749</text:p>
          </table:table-cell>
          <table:table-cell office:value-type="float" office:value="332.89343" calcext:value-type="float">
            <text:p>332.89343</text:p>
          </table:table-cell>
          <table:table-cell office:value-type="float" office:value="0.018043" calcext:value-type="float">
            <text:p>0.018043</text:p>
          </table:table-cell>
          <table:table-cell office:value-type="float" office:value="1.26408" calcext:value-type="float">
            <text:p>1.2640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95" xlink:type="simple">295</text:a></text:p>
          </table:table-cell>
          <table:table-cell office:value-type="string" calcext:value-type="string">
            <text:p>2M19290626+4202158</text:p>
          </table:table-cell>
          <table:table-cell office:value-type="float" office:value="0.330145" calcext:value-type="float">
            <text:p>0.330145</text:p>
          </table:table-cell>
          <table:table-cell office:value-type="float" office:value="1.311615" calcext:value-type="float">
            <text:p>1.311615</text:p>
          </table:table-cell>
          <table:table-cell office:value-type="float" office:value="63.628492" calcext:value-type="float">
            <text:p>63.628492</text:p>
          </table:table-cell>
          <table:table-cell office:value-type="float" office:value="0.590963" calcext:value-type="float">
            <text:p>0.590963</text:p>
          </table:table-cell>
          <table:table-cell office:value-type="float" office:value="0.26645" calcext:value-type="float">
            <text:p>0.26645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96" xlink:type="simple">296</text:a></text:p>
          </table:table-cell>
          <table:table-cell office:value-type="string" calcext:value-type="string">
            <text:p>2M19291780+4302004</text:p>
          </table:table-cell>
          <table:table-cell office:value-type="float" office:value="0.20825" calcext:value-type="float">
            <text:p>0.20825</text:p>
          </table:table-cell>
          <table:table-cell office:value-type="float" office:value="1.207963" calcext:value-type="float">
            <text:p>1.207963</text:p>
          </table:table-cell>
          <table:table-cell office:value-type="float" office:value="274.41113" calcext:value-type="float">
            <text:p>274.41113</text:p>
          </table:table-cell>
          <table:table-cell office:value-type="float" office:value="0.0906403" calcext:value-type="float">
            <text:p>0.0906403</text:p>
          </table:table-cell>
          <table:table-cell office:value-type="float" office:value="0.83869" calcext:value-type="float">
            <text:p>0.8386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97" xlink:type="simple">297</text:a></text:p>
          </table:table-cell>
          <table:table-cell office:value-type="string" calcext:value-type="string">
            <text:p>2M19292561+2626538</text:p>
          </table:table-cell>
          <table:table-cell office:value-type="float" office:value="-0.351786" calcext:value-type="float">
            <text:p>-0.351786</text:p>
          </table:table-cell>
          <table:table-cell office:value-type="float" office:value="1.148174" calcext:value-type="float">
            <text:p>1.148174</text:p>
          </table:table-cell>
          <table:table-cell office:value-type="float" office:value="481.792" calcext:value-type="float">
            <text:p>481.792</text:p>
          </table:table-cell>
          <table:table-cell office:value-type="float" office:value="0.193025" calcext:value-type="float">
            <text:p>0.193025</text:p>
          </table:table-cell>
          <table:table-cell office:value-type="float" office:value="1.13549" calcext:value-type="float">
            <text:p>1.1354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98" xlink:type="simple">298</text:a></text:p>
          </table:table-cell>
          <table:table-cell office:value-type="string" calcext:value-type="string">
            <text:p>2M19292854+2459037</text:p>
          </table:table-cell>
          <table:table-cell office:value-type="float" office:value="-0.372799" calcext:value-type="float">
            <text:p>-0.372799</text:p>
          </table:table-cell>
          <table:table-cell office:value-type="float" office:value="1.019418" calcext:value-type="float">
            <text:p>1.019418</text:p>
          </table:table-cell>
          <table:table-cell office:value-type="float" office:value="1303.5317" calcext:value-type="float">
            <text:p>1303.5317</text:p>
          </table:table-cell>
          <table:table-cell office:value-type="float" office:value="0.333917" calcext:value-type="float">
            <text:p>0.333917</text:p>
          </table:table-cell>
          <table:table-cell office:value-type="float" office:value="1.9458" calcext:value-type="float">
            <text:p>1.945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299" xlink:type="simple">299</text:a></text:p>
          </table:table-cell>
          <table:table-cell office:value-type="string" calcext:value-type="string">
            <text:p>2M19301464+2613471</text:p>
          </table:table-cell>
          <table:table-cell office:value-type="float" office:value="0.262135" calcext:value-type="float">
            <text:p>0.262135</text:p>
          </table:table-cell>
          <table:table-cell office:value-type="float" office:value="1.559485" calcext:value-type="float">
            <text:p>1.559485</text:p>
          </table:table-cell>
          <table:table-cell office:value-type="float" office:value="46.217128" calcext:value-type="float">
            <text:p>46.217128</text:p>
          </table:table-cell>
          <table:table-cell office:value-type="float" office:value="0.129001" calcext:value-type="float">
            <text:p>0.129001</text:p>
          </table:table-cell>
          <table:table-cell office:value-type="float" office:value="0.27719" calcext:value-type="float">
            <text:p>0.2771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00" xlink:type="simple">300</text:a></text:p>
          </table:table-cell>
          <table:table-cell office:value-type="string" calcext:value-type="string">
            <text:p>2M19315429+4232516</text:p>
          </table:table-cell>
          <table:table-cell office:value-type="float" office:value="-0.147998" calcext:value-type="float">
            <text:p>-0.147998</text:p>
          </table:table-cell>
          <table:table-cell office:value-type="float" office:value="1.499385" calcext:value-type="float">
            <text:p>1.499385</text:p>
          </table:table-cell>
          <table:table-cell office:value-type="float" office:value="103.30171" calcext:value-type="float">
            <text:p>103.30171</text:p>
          </table:table-cell>
          <table:table-cell office:value-type="float" office:value="0.650536" calcext:value-type="float">
            <text:p>0.650536</text:p>
          </table:table-cell>
          <table:table-cell office:value-type="float" office:value="0.38783" calcext:value-type="float">
            <text:p>0.38783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01" xlink:type="simple">301</text:a></text:p>
          </table:table-cell>
          <table:table-cell office:value-type="string" calcext:value-type="string">
            <text:p>2M19335125+4253024</text:p>
          </table:table-cell>
          <table:table-cell office:value-type="float" office:value="-0.013818" calcext:value-type="float">
            <text:p>-0.013818</text:p>
          </table:table-cell>
          <table:table-cell office:value-type="float" office:value="0.581405" calcext:value-type="float">
            <text:p>0.581405</text:p>
          </table:table-cell>
          <table:table-cell office:value-type="float" office:value="4.2860654" calcext:value-type="float">
            <text:p>4.2860654</text:p>
          </table:table-cell>
          <table:table-cell office:value-type="float" office:value="0.244345" calcext:value-type="float">
            <text:p>0.244345</text:p>
          </table:table-cell>
          <table:table-cell office:value-type="float" office:value="0.03411" calcext:value-type="float">
            <text:p>0.0341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02" xlink:type="simple">302</text:a></text:p>
          </table:table-cell>
          <table:table-cell office:value-type="string" calcext:value-type="string">
            <text:p>2M19352118+4207199</text:p>
          </table:table-cell>
          <table:table-cell office:value-type="float" office:value="-0.25478" calcext:value-type="float">
            <text:p>-0.25478</text:p>
          </table:table-cell>
          <table:table-cell office:value-type="float" office:value="0.992647" calcext:value-type="float">
            <text:p>0.992647</text:p>
          </table:table-cell>
          <table:table-cell office:value-type="float" office:value="10.81629" calcext:value-type="float">
            <text:p>10.81629</text:p>
          </table:table-cell>
          <table:table-cell office:value-type="float" office:value="0.191229" calcext:value-type="float">
            <text:p>0.191229</text:p>
          </table:table-cell>
          <table:table-cell office:value-type="float" office:value="0.0849" calcext:value-type="float">
            <text:p>0.084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03" xlink:type="simple">303</text:a></text:p>
          </table:table-cell>
          <table:table-cell office:value-type="string" calcext:value-type="string">
            <text:p>2M19390004+2427162</text:p>
          </table:table-cell>
          <table:table-cell office:value-type="float" office:value="0.209526" calcext:value-type="float">
            <text:p>0.209526</text:p>
          </table:table-cell>
          <table:table-cell office:value-type="float" office:value="1.769254" calcext:value-type="float">
            <text:p>1.769254</text:p>
          </table:table-cell>
          <table:table-cell office:value-type="float" office:value="940.27945" calcext:value-type="float">
            <text:p>940.27945</text:p>
          </table:table-cell>
          <table:table-cell office:value-type="float" office:value="0.824024" calcext:value-type="float">
            <text:p>0.824024</text:p>
          </table:table-cell>
          <table:table-cell office:value-type="float" office:value="1.76061" calcext:value-type="float">
            <text:p>1.7606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04" xlink:type="simple">304</text:a></text:p>
          </table:table-cell>
          <table:table-cell office:value-type="string" calcext:value-type="string">
            <text:p>2M19394424+2437530</text:p>
          </table:table-cell>
          <table:table-cell office:value-type="float" office:value="0.20785" calcext:value-type="float">
            <text:p>0.20785</text:p>
          </table:table-cell>
          <table:table-cell office:value-type="float" office:value="1.218704" calcext:value-type="float">
            <text:p>1.218704</text:p>
          </table:table-cell>
          <table:table-cell office:value-type="float" office:value="1248.1651" calcext:value-type="float">
            <text:p>1248.1651</text:p>
          </table:table-cell>
          <table:table-cell office:value-type="float" office:value="0.709587" calcext:value-type="float">
            <text:p>0.709587</text:p>
          </table:table-cell>
          <table:table-cell office:value-type="float" office:value="1.7847" calcext:value-type="float">
            <text:p>1.784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05" xlink:type="simple">305</text:a></text:p>
          </table:table-cell>
          <table:table-cell office:value-type="string" calcext:value-type="string">
            <text:p>2M19401388+2249182</text:p>
          </table:table-cell>
          <table:table-cell office:value-type="float" office:value="0.256465" calcext:value-type="float">
            <text:p>0.256465</text:p>
          </table:table-cell>
          <table:table-cell office:value-type="float" office:value="4.70336" calcext:value-type="float">
            <text:p>4.70336</text:p>
          </table:table-cell>
          <table:table-cell office:value-type="float" office:value="1130.9816" calcext:value-type="float">
            <text:p>1130.9816</text:p>
          </table:table-cell>
          <table:table-cell office:value-type="float" office:value="0.169041" calcext:value-type="float">
            <text:p>0.169041</text:p>
          </table:table-cell>
          <table:table-cell office:value-type="float" office:value="3.47656" calcext:value-type="float">
            <text:p>3.47656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06" xlink:type="simple">306</text:a></text:p>
          </table:table-cell>
          <table:table-cell office:value-type="string" calcext:value-type="string">
            <text:p>2M19404367+2303446</text:p>
          </table:table-cell>
          <table:table-cell office:value-type="float" office:value="0.326793" calcext:value-type="float">
            <text:p>0.326793</text:p>
          </table:table-cell>
          <table:table-cell office:value-type="float" office:value="1.693382" calcext:value-type="float">
            <text:p>1.693382</text:p>
          </table:table-cell>
          <table:table-cell office:value-type="float" office:value="1568.3157" calcext:value-type="float">
            <text:p>1568.3157</text:p>
          </table:table-cell>
          <table:table-cell office:value-type="float" office:value="0.328326" calcext:value-type="float">
            <text:p>0.328326</text:p>
          </table:table-cell>
          <table:table-cell office:value-type="float" office:value="2.7979" calcext:value-type="float">
            <text:p>2.797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07" xlink:type="simple">307</text:a></text:p>
          </table:table-cell>
          <table:table-cell office:value-type="string" calcext:value-type="string">
            <text:p>2M19405532+2401157</text:p>
          </table:table-cell>
          <table:table-cell office:value-type="float" office:value="0.093295" calcext:value-type="float">
            <text:p>0.093295</text:p>
          </table:table-cell>
          <table:table-cell office:value-type="float" office:value="2.605801" calcext:value-type="float">
            <text:p>2.605801</text:p>
          </table:table-cell>
          <table:table-cell office:value-type="float" office:value="107.94045" calcext:value-type="float">
            <text:p>107.94045</text:p>
          </table:table-cell>
          <table:table-cell office:value-type="float" office:value="0.39883" calcext:value-type="float">
            <text:p>0.39883</text:p>
          </table:table-cell>
          <table:table-cell office:value-type="float" office:value="0.55522" calcext:value-type="float">
            <text:p>0.5552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08" xlink:type="simple">308</text:a></text:p>
          </table:table-cell>
          <table:table-cell office:value-type="string" calcext:value-type="string">
            <text:p>2M19410909+2331524</text:p>
          </table:table-cell>
          <table:table-cell office:value-type="float" office:value="0.140623" calcext:value-type="float">
            <text:p>0.140623</text:p>
          </table:table-cell>
          <table:table-cell office:value-type="float" office:value="2.991544" calcext:value-type="float">
            <text:p>2.991544</text:p>
          </table:table-cell>
          <table:table-cell office:value-type="float" office:value="566.40923" calcext:value-type="float">
            <text:p>566.40923</text:p>
          </table:table-cell>
          <table:table-cell office:value-type="float" office:value="0.274872" calcext:value-type="float">
            <text:p>0.274872</text:p>
          </table:table-cell>
          <table:table-cell office:value-type="float" office:value="1.82054" calcext:value-type="float">
            <text:p>1.8205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09" xlink:type="simple">309</text:a></text:p>
          </table:table-cell>
          <table:table-cell office:value-type="string" calcext:value-type="string">
            <text:p>2M19411443+2454266</text:p>
          </table:table-cell>
          <table:table-cell office:value-type="float" office:value="0.207486" calcext:value-type="float">
            <text:p>0.207486</text:p>
          </table:table-cell>
          <table:table-cell office:value-type="float" office:value="2.821382" calcext:value-type="float">
            <text:p>2.821382</text:p>
          </table:table-cell>
          <table:table-cell office:value-type="float" office:value="48.876658" calcext:value-type="float">
            <text:p>48.876658</text:p>
          </table:table-cell>
          <table:table-cell office:value-type="float" office:value="0.0166533" calcext:value-type="float">
            <text:p>0.0166533</text:p>
          </table:table-cell>
          <table:table-cell office:value-type="float" office:value="0.36823" calcext:value-type="float">
            <text:p>0.36823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10" xlink:type="simple">310</text:a></text:p>
          </table:table-cell>
          <table:table-cell office:value-type="string" calcext:value-type="string">
            <text:p>2M19424644+2318442</text:p>
          </table:table-cell>
          <table:table-cell office:value-type="float" office:value="0.153647" calcext:value-type="float">
            <text:p>0.153647</text:p>
          </table:table-cell>
          <table:table-cell office:value-type="float" office:value="3.396288" calcext:value-type="float">
            <text:p>3.396288</text:p>
          </table:table-cell>
          <table:table-cell office:value-type="float" office:value="1550.6593" calcext:value-type="float">
            <text:p>1550.6593</text:p>
          </table:table-cell>
          <table:table-cell office:value-type="float" office:value="0.508464" calcext:value-type="float">
            <text:p>0.508464</text:p>
          </table:table-cell>
          <table:table-cell office:value-type="float" office:value="3.59101" calcext:value-type="float">
            <text:p>3.5910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11" xlink:type="simple">311</text:a></text:p>
          </table:table-cell>
          <table:table-cell office:value-type="string" calcext:value-type="string">
            <text:p>2M19433509+2456366</text:p>
          </table:table-cell>
          <table:table-cell office:value-type="float" office:value="-0.074275" calcext:value-type="float">
            <text:p>-0.074275</text:p>
          </table:table-cell>
          <table:table-cell office:value-type="float" office:value="1.473563" calcext:value-type="float">
            <text:p>1.473563</text:p>
          </table:table-cell>
          <table:table-cell office:value-type="float" office:value="233.36921" calcext:value-type="float">
            <text:p>233.36921</text:p>
          </table:table-cell>
          <table:table-cell office:value-type="float" office:value="0.384054" calcext:value-type="float">
            <text:p>0.384054</text:p>
          </table:table-cell>
          <table:table-cell office:value-type="float" office:value="0.72337" calcext:value-type="float">
            <text:p>0.7233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12" xlink:type="simple">312</text:a></text:p>
          </table:table-cell>
          <table:table-cell office:value-type="string" calcext:value-type="string">
            <text:p>2M19445003+2439272</text:p>
          </table:table-cell>
          <table:table-cell office:value-type="float" office:value="-0.019591" calcext:value-type="float">
            <text:p>-0.019591</text:p>
          </table:table-cell>
          <table:table-cell office:value-type="float" office:value="2.29067" calcext:value-type="float">
            <text:p>2.29067</text:p>
          </table:table-cell>
          <table:table-cell office:value-type="float" office:value="1002.2497" calcext:value-type="float">
            <text:p>1002.2497</text:p>
          </table:table-cell>
          <table:table-cell office:value-type="float" office:value="0.105674" calcext:value-type="float">
            <text:p>0.105674</text:p>
          </table:table-cell>
          <table:table-cell office:value-type="float" office:value="2.50718" calcext:value-type="float">
            <text:p>2.5071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13" xlink:type="simple">313</text:a></text:p>
          </table:table-cell>
          <table:table-cell office:value-type="string" calcext:value-type="string">
            <text:p>2M19452035+2457557</text:p>
          </table:table-cell>
          <table:table-cell office:value-type="float" office:value="-0.672227" calcext:value-type="float">
            <text:p>-0.672227</text:p>
          </table:table-cell>
          <table:table-cell office:value-type="float" office:value="1.086313" calcext:value-type="float">
            <text:p>1.086313</text:p>
          </table:table-cell>
          <table:table-cell office:value-type="float" office:value="742.20022" calcext:value-type="float">
            <text:p>742.20022</text:p>
          </table:table-cell>
          <table:table-cell office:value-type="float" office:value="0.14883" calcext:value-type="float">
            <text:p>0.14883</text:p>
          </table:table-cell>
          <table:table-cell office:value-type="float" office:value="1.51392" calcext:value-type="float">
            <text:p>1.5139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14" xlink:type="simple">314</text:a></text:p>
          </table:table-cell>
          <table:table-cell office:value-type="string" calcext:value-type="string">
            <text:p>2M19453527+2333077</text:p>
          </table:table-cell>
          <table:table-cell office:value-type="float" office:value="0.268544" calcext:value-type="float">
            <text:p>0.268544</text:p>
          </table:table-cell>
          <table:table-cell office:value-type="float" office:value="2.230614" calcext:value-type="float">
            <text:p>2.230614</text:p>
          </table:table-cell>
          <table:table-cell office:value-type="float" office:value="483.11099" calcext:value-type="float">
            <text:p>483.11099</text:p>
          </table:table-cell>
          <table:table-cell office:value-type="float" office:value="0.234476" calcext:value-type="float">
            <text:p>0.234476</text:p>
          </table:table-cell>
          <table:table-cell office:value-type="float" office:value="1.47288" calcext:value-type="float">
            <text:p>1.4728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15" xlink:type="simple">315</text:a></text:p>
          </table:table-cell>
          <table:table-cell office:value-type="string" calcext:value-type="string">
            <text:p>2M19471487+2244208</text:p>
          </table:table-cell>
          <table:table-cell office:value-type="float" office:value="-0.49995" calcext:value-type="float">
            <text:p>-0.49995</text:p>
          </table:table-cell>
          <table:table-cell office:value-type="float" office:value="1.145178" calcext:value-type="float">
            <text:p>1.145178</text:p>
          </table:table-cell>
          <table:table-cell office:value-type="float" office:value="1370.4464" calcext:value-type="float">
            <text:p>1370.4464</text:p>
          </table:table-cell>
          <table:table-cell office:value-type="float" office:value="0.163213" calcext:value-type="float">
            <text:p>0.163213</text:p>
          </table:table-cell>
          <table:table-cell office:value-type="float" office:value="2.31155" calcext:value-type="float">
            <text:p>2.31155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16" xlink:type="simple">316</text:a></text:p>
          </table:table-cell>
          <table:table-cell office:value-type="string" calcext:value-type="string">
            <text:p>2M19474741+2321103</text:p>
          </table:table-cell>
          <table:table-cell office:value-type="float" office:value="0.084499" calcext:value-type="float">
            <text:p>0.084499</text:p>
          </table:table-cell>
          <table:table-cell office:value-type="float" office:value="1.635856" calcext:value-type="float">
            <text:p>1.635856</text:p>
          </table:table-cell>
          <table:table-cell office:value-type="float" office:value="36.523922" calcext:value-type="float">
            <text:p>36.523922</text:p>
          </table:table-cell>
          <table:table-cell office:value-type="float" office:value="0.0248217" calcext:value-type="float">
            <text:p>0.0248217</text:p>
          </table:table-cell>
          <table:table-cell office:value-type="float" office:value="0.25131" calcext:value-type="float">
            <text:p>0.2513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17" xlink:type="simple">317</text:a></text:p>
          </table:table-cell>
          <table:table-cell office:value-type="string" calcext:value-type="string">
            <text:p>2M19480488+2401144</text:p>
          </table:table-cell>
          <table:table-cell office:value-type="float" office:value="0.373841" calcext:value-type="float">
            <text:p>0.373841</text:p>
          </table:table-cell>
          <table:table-cell office:value-type="float" office:value="2.092347" calcext:value-type="float">
            <text:p>2.092347</text:p>
          </table:table-cell>
          <table:table-cell office:value-type="float" office:value="1310.1157" calcext:value-type="float">
            <text:p>1310.1157</text:p>
          </table:table-cell>
          <table:table-cell office:value-type="float" office:value="0.487708" calcext:value-type="float">
            <text:p>0.487708</text:p>
          </table:table-cell>
          <table:table-cell office:value-type="float" office:value="2.60632" calcext:value-type="float">
            <text:p>2.6063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18" xlink:type="simple">318</text:a></text:p>
          </table:table-cell>
          <table:table-cell office:value-type="string" calcext:value-type="string">
            <text:p>2M19481421+2307432</text:p>
          </table:table-cell>
          <table:table-cell office:value-type="float" office:value="0.052966" calcext:value-type="float">
            <text:p>0.052966</text:p>
          </table:table-cell>
          <table:table-cell office:value-type="float" office:value="0.869884" calcext:value-type="float">
            <text:p>0.869884</text:p>
          </table:table-cell>
          <table:table-cell office:value-type="float" office:value="777.85057" calcext:value-type="float">
            <text:p>777.85057</text:p>
          </table:table-cell>
          <table:table-cell office:value-type="float" office:value="0.190458" calcext:value-type="float">
            <text:p>0.190458</text:p>
          </table:table-cell>
          <table:table-cell office:value-type="float" office:value="1.38473" calcext:value-type="float">
            <text:p>1.38473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19" xlink:type="simple">319</text:a></text:p>
          </table:table-cell>
          <table:table-cell office:value-type="string" calcext:value-type="string">
            <text:p>2M19541546+2141090</text:p>
          </table:table-cell>
          <table:table-cell office:value-type="float" office:value="-0.153003" calcext:value-type="float">
            <text:p>-0.153003</text:p>
          </table:table-cell>
          <table:table-cell office:value-type="float" office:value="5.814817" calcext:value-type="float">
            <text:p>5.814817</text:p>
          </table:table-cell>
          <table:table-cell office:value-type="float" office:value="20.358046" calcext:value-type="float">
            <text:p>20.358046</text:p>
          </table:table-cell>
          <table:table-cell office:value-type="float" office:value="0.332178" calcext:value-type="float">
            <text:p>0.332178</text:p>
          </table:table-cell>
          <table:table-cell office:value-type="float" office:value="0.25284" calcext:value-type="float">
            <text:p>0.2528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20" xlink:type="simple">320</text:a></text:p>
          </table:table-cell>
          <table:table-cell office:value-type="string" calcext:value-type="string">
            <text:p>2M19565473+2206194</text:p>
          </table:table-cell>
          <table:table-cell office:value-type="float" office:value="0.171776" calcext:value-type="float">
            <text:p>0.171776</text:p>
          </table:table-cell>
          <table:table-cell office:value-type="float" office:value="1.306941" calcext:value-type="float">
            <text:p>1.306941</text:p>
          </table:table-cell>
          <table:table-cell office:value-type="float" office:value="99.319998" calcext:value-type="float">
            <text:p>99.319998</text:p>
          </table:table-cell>
          <table:table-cell office:value-type="float" office:value="0.212082" calcext:value-type="float">
            <text:p>0.212082</text:p>
          </table:table-cell>
          <table:table-cell office:value-type="float" office:value="0.41514" calcext:value-type="float">
            <text:p>0.4151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21" xlink:type="simple">321</text:a></text:p>
          </table:table-cell>
          <table:table-cell office:value-type="string" calcext:value-type="string">
            <text:p>2M19595397+2316326</text:p>
          </table:table-cell>
          <table:table-cell office:value-type="float" office:value="-0.165208" calcext:value-type="float">
            <text:p>-0.165208</text:p>
          </table:table-cell>
          <table:table-cell office:value-type="float" office:value="2.287082" calcext:value-type="float">
            <text:p>2.287082</text:p>
          </table:table-cell>
          <table:table-cell office:value-type="float" office:value="421.01082" calcext:value-type="float">
            <text:p>421.01082</text:p>
          </table:table-cell>
          <table:table-cell office:value-type="float" office:value="0.167296" calcext:value-type="float">
            <text:p>0.167296</text:p>
          </table:table-cell>
          <table:table-cell office:value-type="float" office:value="1.3818" calcext:value-type="float">
            <text:p>1.381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22" xlink:type="simple">322</text:a></text:p>
          </table:table-cell>
          <table:table-cell office:value-type="string" calcext:value-type="string">
            <text:p>2M20000379+2209030</text:p>
          </table:table-cell>
          <table:table-cell office:value-type="float" office:value="-1.313113" calcext:value-type="float">
            <text:p>-1.313113</text:p>
          </table:table-cell>
          <table:table-cell office:value-type="float" office:value="0.90299" calcext:value-type="float">
            <text:p>0.90299</text:p>
          </table:table-cell>
          <table:table-cell office:value-type="float" office:value="481.41921" calcext:value-type="float">
            <text:p>481.41921</text:p>
          </table:table-cell>
          <table:table-cell office:value-type="float" office:value="0.446719" calcext:value-type="float">
            <text:p>0.446719</text:p>
          </table:table-cell>
          <table:table-cell office:value-type="float" office:value="0.88881" calcext:value-type="float">
            <text:p>0.8888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23" xlink:type="simple">323</text:a></text:p>
          </table:table-cell>
          <table:table-cell office:value-type="string" calcext:value-type="string">
            <text:p>2M20015934+2044307</text:p>
          </table:table-cell>
          <table:table-cell office:value-type="float" office:value="0.398527" calcext:value-type="float">
            <text:p>0.398527</text:p>
          </table:table-cell>
          <table:table-cell office:value-type="float" office:value="1.758143" calcext:value-type="float">
            <text:p>1.758143</text:p>
          </table:table-cell>
          <table:table-cell office:value-type="float" office:value="193.27082" calcext:value-type="float">
            <text:p>193.27082</text:p>
          </table:table-cell>
          <table:table-cell office:value-type="float" office:value="0.174481" calcext:value-type="float">
            <text:p>0.174481</text:p>
          </table:table-cell>
          <table:table-cell office:value-type="float" office:value="0.7413" calcext:value-type="float">
            <text:p>0.7413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24" xlink:type="simple">324</text:a></text:p>
          </table:table-cell>
          <table:table-cell office:value-type="string" calcext:value-type="string">
            <text:p>2M20032039+2127112</text:p>
          </table:table-cell>
          <table:table-cell office:value-type="float" office:value="0.069533" calcext:value-type="float">
            <text:p>0.069533</text:p>
          </table:table-cell>
          <table:table-cell office:value-type="float" office:value="2.168118" calcext:value-type="float">
            <text:p>2.168118</text:p>
          </table:table-cell>
          <table:table-cell office:value-type="float" office:value="54.045227" calcext:value-type="float">
            <text:p>54.045227</text:p>
          </table:table-cell>
          <table:table-cell office:value-type="float" office:value="0.0118183" calcext:value-type="float">
            <text:p>0.0118183</text:p>
          </table:table-cell>
          <table:table-cell office:value-type="float" office:value="0.36077" calcext:value-type="float">
            <text:p>0.3607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25" xlink:type="simple">325</text:a></text:p>
          </table:table-cell>
          <table:table-cell office:value-type="string" calcext:value-type="string">
            <text:p>2M20110568+1955061</text:p>
          </table:table-cell>
          <table:table-cell office:value-type="float" office:value="-0.043993" calcext:value-type="float">
            <text:p>-0.043993</text:p>
          </table:table-cell>
          <table:table-cell office:value-type="float" office:value="0.857008" calcext:value-type="float">
            <text:p>0.857008</text:p>
          </table:table-cell>
          <table:table-cell office:value-type="float" office:value="120.98087" calcext:value-type="float">
            <text:p>120.98087</text:p>
          </table:table-cell>
          <table:table-cell office:value-type="float" office:value="0.124556" calcext:value-type="float">
            <text:p>0.124556</text:p>
          </table:table-cell>
          <table:table-cell office:value-type="float" office:value="0.4154" calcext:value-type="float">
            <text:p>0.415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26" xlink:type="simple">326</text:a></text:p>
          </table:table-cell>
          <table:table-cell office:value-type="string" calcext:value-type="string">
            <text:p>2M20111794+1908468</text:p>
          </table:table-cell>
          <table:table-cell office:value-type="float" office:value="-0.36485" calcext:value-type="float">
            <text:p>-0.36485</text:p>
          </table:table-cell>
          <table:table-cell office:value-type="float" office:value="1.632042" calcext:value-type="float">
            <text:p>1.632042</text:p>
          </table:table-cell>
          <table:table-cell office:value-type="float" office:value="65.733791" calcext:value-type="float">
            <text:p>65.733791</text:p>
          </table:table-cell>
          <table:table-cell office:value-type="float" office:value="0.327499" calcext:value-type="float">
            <text:p>0.327499</text:p>
          </table:table-cell>
          <table:table-cell office:value-type="float" office:value="0.33222" calcext:value-type="float">
            <text:p>0.3322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27" xlink:type="simple">327</text:a></text:p>
          </table:table-cell>
          <table:table-cell office:value-type="string" calcext:value-type="string">
            <text:p>2M20122312+1922250</text:p>
          </table:table-cell>
          <table:table-cell office:value-type="float" office:value="0.203142" calcext:value-type="float">
            <text:p>0.203142</text:p>
          </table:table-cell>
          <table:table-cell office:value-type="float" office:value="1.811087" calcext:value-type="float">
            <text:p>1.811087</text:p>
          </table:table-cell>
          <table:table-cell office:value-type="float" office:value="157.25702" calcext:value-type="float">
            <text:p>157.25702</text:p>
          </table:table-cell>
          <table:table-cell office:value-type="float" office:value="0.0381202" calcext:value-type="float">
            <text:p>0.0381202</text:p>
          </table:table-cell>
          <table:table-cell office:value-type="float" office:value="0.68541" calcext:value-type="float">
            <text:p>0.6854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28" xlink:type="simple">328</text:a></text:p>
          </table:table-cell>
          <table:table-cell office:value-type="string" calcext:value-type="string">
            <text:p>2M20123077+1850399</text:p>
          </table:table-cell>
          <table:table-cell office:value-type="float" office:value="0.214827" calcext:value-type="float">
            <text:p>0.214827</text:p>
          </table:table-cell>
          <table:table-cell office:value-type="float" office:value="1.459181" calcext:value-type="float">
            <text:p>1.459181</text:p>
          </table:table-cell>
          <table:table-cell office:value-type="float" office:value="98.669288" calcext:value-type="float">
            <text:p>98.669288</text:p>
          </table:table-cell>
          <table:table-cell office:value-type="float" office:value="0.0220058" calcext:value-type="float">
            <text:p>0.0220058</text:p>
          </table:table-cell>
          <table:table-cell office:value-type="float" office:value="0.46927" calcext:value-type="float">
            <text:p>0.4692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29" xlink:type="simple">329</text:a></text:p>
          </table:table-cell>
          <table:table-cell office:value-type="string" calcext:value-type="string">
            <text:p>2M20130687+2044173</text:p>
          </table:table-cell>
          <table:table-cell office:value-type="float" office:value="-0.053369" calcext:value-type="float">
            <text:p>-0.053369</text:p>
          </table:table-cell>
          <table:table-cell office:value-type="float" office:value="1.468913" calcext:value-type="float">
            <text:p>1.468913</text:p>
          </table:table-cell>
          <table:table-cell office:value-type="float" office:value="17.931923" calcext:value-type="float">
            <text:p>17.931923</text:p>
          </table:table-cell>
          <table:table-cell office:value-type="float" office:value="0.0280827" calcext:value-type="float">
            <text:p>0.0280827</text:p>
          </table:table-cell>
          <table:table-cell office:value-type="float" office:value="0.1505" calcext:value-type="float">
            <text:p>0.1505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30" xlink:type="simple">330</text:a></text:p>
          </table:table-cell>
          <table:table-cell office:value-type="string" calcext:value-type="string">
            <text:p>2M20183197+1953430</text:p>
          </table:table-cell>
          <table:table-cell office:value-type="float" office:value="0.163047" calcext:value-type="float">
            <text:p>0.163047</text:p>
          </table:table-cell>
          <table:table-cell office:value-type="float" office:value="2.281689" calcext:value-type="float">
            <text:p>2.281689</text:p>
          </table:table-cell>
          <table:table-cell office:value-type="float" office:value="51.295358" calcext:value-type="float">
            <text:p>51.295358</text:p>
          </table:table-cell>
          <table:table-cell office:value-type="float" office:value="1.47995" calcext:value-type="float">
            <text:p>1.47995</text:p>
          </table:table-cell>
          <table:table-cell office:value-type="float" office:value="0.25487" calcext:value-type="float">
            <text:p>0.2548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31" xlink:type="simple">331</text:a></text:p>
          </table:table-cell>
          <table:table-cell office:value-type="string" calcext:value-type="string">
            <text:p>2M20443307+5040001</text:p>
          </table:table-cell>
          <table:table-cell office:value-type="float" office:value="-0.21751" calcext:value-type="float">
            <text:p>-0.21751</text:p>
          </table:table-cell>
          <table:table-cell office:value-type="float" office:value="0.512136" calcext:value-type="float">
            <text:p>0.512136</text:p>
          </table:table-cell>
          <table:table-cell office:value-type="float" office:value="28.107732" calcext:value-type="float">
            <text:p>28.107732</text:p>
          </table:table-cell>
          <table:table-cell office:value-type="float" office:value="0.017543" calcext:value-type="float">
            <text:p>0.017543</text:p>
          </table:table-cell>
          <table:table-cell office:value-type="float" office:value="0.14153" calcext:value-type="float">
            <text:p>0.14153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32" xlink:type="simple">332</text:a></text:p>
          </table:table-cell>
          <table:table-cell office:value-type="string" calcext:value-type="string">
            <text:p>2M20455210+5138327</text:p>
          </table:table-cell>
          <table:table-cell office:value-type="float" office:value="0.144961" calcext:value-type="float">
            <text:p>0.144961</text:p>
          </table:table-cell>
          <table:table-cell office:value-type="float" office:value="2.201084" calcext:value-type="float">
            <text:p>2.201084</text:p>
          </table:table-cell>
          <table:table-cell office:value-type="float" office:value="27.200908" calcext:value-type="float">
            <text:p>27.200908</text:p>
          </table:table-cell>
          <table:table-cell office:value-type="float" office:value="0.0483645" calcext:value-type="float">
            <text:p>0.0483645</text:p>
          </table:table-cell>
          <table:table-cell office:value-type="float" office:value="0.22694" calcext:value-type="float">
            <text:p>0.2269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33" xlink:type="simple">333</text:a></text:p>
          </table:table-cell>
          <table:table-cell office:value-type="string" calcext:value-type="string">
            <text:p>2M20472800+5111090</text:p>
          </table:table-cell>
          <table:table-cell office:value-type="float" office:value="-0.361506" calcext:value-type="float">
            <text:p>-0.361506</text:p>
          </table:table-cell>
          <table:table-cell office:value-type="float" office:value="1.249856" calcext:value-type="float">
            <text:p>1.249856</text:p>
          </table:table-cell>
          <table:table-cell office:value-type="float" office:value="498.71431" calcext:value-type="float">
            <text:p>498.71431</text:p>
          </table:table-cell>
          <table:table-cell office:value-type="float" office:value="0.748969" calcext:value-type="float">
            <text:p>0.748969</text:p>
          </table:table-cell>
          <table:table-cell office:value-type="float" office:value="0.96942" calcext:value-type="float">
            <text:p>0.9694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34" xlink:type="simple">334</text:a></text:p>
          </table:table-cell>
          <table:table-cell office:value-type="string" calcext:value-type="string">
            <text:p>2M20511111+5054053</text:p>
          </table:table-cell>
          <table:table-cell office:value-type="float" office:value="0.027538" calcext:value-type="float">
            <text:p>0.027538</text:p>
          </table:table-cell>
          <table:table-cell office:value-type="float" office:value="2.862602" calcext:value-type="float">
            <text:p>2.862602</text:p>
          </table:table-cell>
          <table:table-cell office:value-type="float" office:value="14.640287" calcext:value-type="float">
            <text:p>14.640287</text:p>
          </table:table-cell>
          <table:table-cell office:value-type="float" office:value="0.0176691" calcext:value-type="float">
            <text:p>0.0176691</text:p>
          </table:table-cell>
          <table:table-cell office:value-type="float" office:value="0.16562" calcext:value-type="float">
            <text:p>0.1656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35" xlink:type="simple">335</text:a></text:p>
          </table:table-cell>
          <table:table-cell office:value-type="string" calcext:value-type="string">
            <text:p>2M20512287+5144445</text:p>
          </table:table-cell>
          <table:table-cell office:value-type="float" office:value="0.036813" calcext:value-type="float">
            <text:p>0.036813</text:p>
          </table:table-cell>
          <table:table-cell office:value-type="float" office:value="1.244105" calcext:value-type="float">
            <text:p>1.244105</text:p>
          </table:table-cell>
          <table:table-cell office:value-type="float" office:value="107.28844" calcext:value-type="float">
            <text:p>107.28844</text:p>
          </table:table-cell>
          <table:table-cell office:value-type="float" office:value="0.957135" calcext:value-type="float">
            <text:p>0.957135</text:p>
          </table:table-cell>
          <table:table-cell office:value-type="float" office:value="0.32487" calcext:value-type="float">
            <text:p>0.3248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36" xlink:type="simple">336</text:a></text:p>
          </table:table-cell>
          <table:table-cell office:value-type="string" calcext:value-type="string">
            <text:p>2M20525666+4958258</text:p>
          </table:table-cell>
          <table:table-cell office:value-type="float" office:value="0.27107" calcext:value-type="float">
            <text:p>0.27107</text:p>
          </table:table-cell>
          <table:table-cell office:value-type="float" office:value="1.255272" calcext:value-type="float">
            <text:p>1.255272</text:p>
          </table:table-cell>
          <table:table-cell office:value-type="float" office:value="34.127074" calcext:value-type="float">
            <text:p>34.127074</text:p>
          </table:table-cell>
          <table:table-cell office:value-type="float" office:value="0.906643" calcext:value-type="float">
            <text:p>0.906643</text:p>
          </table:table-cell>
          <table:table-cell office:value-type="float" office:value="0.15459" calcext:value-type="float">
            <text:p>0.1545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37" xlink:type="simple">337</text:a></text:p>
          </table:table-cell>
          <table:table-cell office:value-type="string" calcext:value-type="string">
            <text:p>2M20531937+5012375</text:p>
          </table:table-cell>
          <table:table-cell office:value-type="float" office:value="0.099797" calcext:value-type="float">
            <text:p>0.099797</text:p>
          </table:table-cell>
          <table:table-cell office:value-type="float" office:value="2.415826" calcext:value-type="float">
            <text:p>2.415826</text:p>
          </table:table-cell>
          <table:table-cell office:value-type="float" office:value="14.705947" calcext:value-type="float">
            <text:p>14.705947</text:p>
          </table:table-cell>
          <table:table-cell office:value-type="float" office:value="0.0145324" calcext:value-type="float">
            <text:p>0.0145324</text:p>
          </table:table-cell>
          <table:table-cell office:value-type="float" office:value="0.15699" calcext:value-type="float">
            <text:p>0.1569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38" xlink:type="simple">338</text:a></text:p>
          </table:table-cell>
          <table:table-cell office:value-type="string" calcext:value-type="string">
            <text:p>2M20533921+4948286</text:p>
          </table:table-cell>
          <table:table-cell office:value-type="float" office:value="-0.077571" calcext:value-type="float">
            <text:p>-0.077571</text:p>
          </table:table-cell>
          <table:table-cell office:value-type="float" office:value="3.158612" calcext:value-type="float">
            <text:p>3.158612</text:p>
          </table:table-cell>
          <table:table-cell office:value-type="float" office:value="151.07893" calcext:value-type="float">
            <text:p>151.07893</text:p>
          </table:table-cell>
          <table:table-cell office:value-type="float" office:value="0.03419" calcext:value-type="float">
            <text:p>0.03419</text:p>
          </table:table-cell>
          <table:table-cell office:value-type="float" office:value="0.80868" calcext:value-type="float">
            <text:p>0.8086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39" xlink:type="simple">339</text:a></text:p>
          </table:table-cell>
          <table:table-cell office:value-type="string" calcext:value-type="string">
            <text:p>2M20544193+5133387</text:p>
          </table:table-cell>
          <table:table-cell office:value-type="float" office:value="0.21449" calcext:value-type="float">
            <text:p>0.21449</text:p>
          </table:table-cell>
          <table:table-cell office:value-type="float" office:value="0.674412" calcext:value-type="float">
            <text:p>0.674412</text:p>
          </table:table-cell>
          <table:table-cell office:value-type="float" office:value="10.169869" calcext:value-type="float">
            <text:p>10.169869</text:p>
          </table:table-cell>
          <table:table-cell office:value-type="float" office:value="0.457829" calcext:value-type="float">
            <text:p>0.457829</text:p>
          </table:table-cell>
          <table:table-cell office:value-type="float" office:value="0.05703" calcext:value-type="float">
            <text:p>0.05703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40" xlink:type="simple">340</text:a></text:p>
          </table:table-cell>
          <table:table-cell office:value-type="string" calcext:value-type="string">
            <text:p>2M20544823+5017406</text:p>
          </table:table-cell>
          <table:table-cell office:value-type="float" office:value="0.206879" calcext:value-type="float">
            <text:p>0.206879</text:p>
          </table:table-cell>
          <table:table-cell office:value-type="float" office:value="1.827672" calcext:value-type="float">
            <text:p>1.827672</text:p>
          </table:table-cell>
          <table:table-cell office:value-type="float" office:value="211.77284" calcext:value-type="float">
            <text:p>211.77284</text:p>
          </table:table-cell>
          <table:table-cell office:value-type="float" office:value="0.0260417" calcext:value-type="float">
            <text:p>0.0260417</text:p>
          </table:table-cell>
          <table:table-cell office:value-type="float" office:value="0.8422" calcext:value-type="float">
            <text:p>0.842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41" xlink:type="simple">341</text:a></text:p>
          </table:table-cell>
          <table:table-cell office:value-type="string" calcext:value-type="string">
            <text:p>2M20551781+5012028</text:p>
          </table:table-cell>
          <table:table-cell office:value-type="float" office:value="-0.153793" calcext:value-type="float">
            <text:p>-0.153793</text:p>
          </table:table-cell>
          <table:table-cell office:value-type="float" office:value="2.368866" calcext:value-type="float">
            <text:p>2.368866</text:p>
          </table:table-cell>
          <table:table-cell office:value-type="float" office:value="680.19455" calcext:value-type="float">
            <text:p>680.19455</text:p>
          </table:table-cell>
          <table:table-cell office:value-type="float" office:value="0.0347687" calcext:value-type="float">
            <text:p>0.0347687</text:p>
          </table:table-cell>
          <table:table-cell office:value-type="float" office:value="1.99823" calcext:value-type="float">
            <text:p>1.99823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42" xlink:type="simple">342</text:a></text:p>
          </table:table-cell>
          <table:table-cell office:value-type="string" calcext:value-type="string">
            <text:p>2M20555422+5036211</text:p>
          </table:table-cell>
          <table:table-cell office:value-type="float" office:value="-0.071347" calcext:value-type="float">
            <text:p>-0.071347</text:p>
          </table:table-cell>
          <table:table-cell office:value-type="float" office:value="8.287677" calcext:value-type="float">
            <text:p>8.287677</text:p>
          </table:table-cell>
          <table:table-cell office:value-type="float" office:value="10.832964" calcext:value-type="float">
            <text:p>10.832964</text:p>
          </table:table-cell>
          <table:table-cell office:value-type="float" office:value="0.0508001" calcext:value-type="float">
            <text:p>0.0508001</text:p>
          </table:table-cell>
          <table:table-cell office:value-type="float" office:value="0.19311" calcext:value-type="float">
            <text:p>0.1931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43" xlink:type="simple">343</text:a></text:p>
          </table:table-cell>
          <table:table-cell office:value-type="string" calcext:value-type="string">
            <text:p>2M20563173+5153589</text:p>
          </table:table-cell>
          <table:table-cell office:value-type="float" office:value="0.034839" calcext:value-type="float">
            <text:p>0.034839</text:p>
          </table:table-cell>
          <table:table-cell office:value-type="float" office:value="1.356401" calcext:value-type="float">
            <text:p>1.356401</text:p>
          </table:table-cell>
          <table:table-cell office:value-type="float" office:value="238.24846" calcext:value-type="float">
            <text:p>238.24846</text:p>
          </table:table-cell>
          <table:table-cell office:value-type="float" office:value="0.110259" calcext:value-type="float">
            <text:p>0.110259</text:p>
          </table:table-cell>
          <table:table-cell office:value-type="float" office:value="0.79029" calcext:value-type="float">
            <text:p>0.7902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44" xlink:type="simple">344</text:a></text:p>
          </table:table-cell>
          <table:table-cell office:value-type="string" calcext:value-type="string">
            <text:p>2M20564020+5021315</text:p>
          </table:table-cell>
          <table:table-cell office:value-type="float" office:value="-0.359647" calcext:value-type="float">
            <text:p>-0.359647</text:p>
          </table:table-cell>
          <table:table-cell office:value-type="float" office:value="1.225897" calcext:value-type="float">
            <text:p>1.225897</text:p>
          </table:table-cell>
          <table:table-cell office:value-type="float" office:value="19.550699" calcext:value-type="float">
            <text:p>19.550699</text:p>
          </table:table-cell>
          <table:table-cell office:value-type="float" office:value="0.0529816" calcext:value-type="float">
            <text:p>0.0529816</text:p>
          </table:table-cell>
          <table:table-cell office:value-type="float" office:value="0.14778" calcext:value-type="float">
            <text:p>0.1477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45" xlink:type="simple">345</text:a></text:p>
          </table:table-cell>
          <table:table-cell office:value-type="string" calcext:value-type="string">
            <text:p>2M20574795+5015567</text:p>
          </table:table-cell>
          <table:table-cell office:value-type="float" office:value="-0.45157" calcext:value-type="float">
            <text:p>-0.45157</text:p>
          </table:table-cell>
          <table:table-cell office:value-type="float" office:value="1.028566" calcext:value-type="float">
            <text:p>1.028566</text:p>
          </table:table-cell>
          <table:table-cell office:value-type="float" office:value="6.9969748" calcext:value-type="float">
            <text:p>6.9969748</text:p>
          </table:table-cell>
          <table:table-cell office:value-type="float" office:value="0.0194937" calcext:value-type="float">
            <text:p>0.0194937</text:p>
          </table:table-cell>
          <table:table-cell office:value-type="float" office:value="0.07137" calcext:value-type="float">
            <text:p>0.0713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46" xlink:type="simple">346</text:a></text:p>
          </table:table-cell>
          <table:table-cell office:value-type="string" calcext:value-type="string">
            <text:p>2M20583988+5020511</text:p>
          </table:table-cell>
          <table:table-cell office:value-type="float" office:value="-0.107332" calcext:value-type="float">
            <text:p>-0.107332</text:p>
          </table:table-cell>
          <table:table-cell office:value-type="float" office:value="2.403863" calcext:value-type="float">
            <text:p>2.403863</text:p>
          </table:table-cell>
          <table:table-cell office:value-type="float" office:value="223.31646" calcext:value-type="float">
            <text:p>223.31646</text:p>
          </table:table-cell>
          <table:table-cell office:value-type="float" office:value="0.134499" calcext:value-type="float">
            <text:p>0.134499</text:p>
          </table:table-cell>
          <table:table-cell office:value-type="float" office:value="0.93057" calcext:value-type="float">
            <text:p>0.9305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47" xlink:type="simple">347</text:a></text:p>
          </table:table-cell>
          <table:table-cell office:value-type="string" calcext:value-type="string">
            <text:p>2M20592885+5050588</text:p>
          </table:table-cell>
          <table:table-cell office:value-type="float" office:value="0.009721" calcext:value-type="float">
            <text:p>0.009721</text:p>
          </table:table-cell>
          <table:table-cell office:value-type="float" office:value="2.391958" calcext:value-type="float">
            <text:p>2.391958</text:p>
          </table:table-cell>
          <table:table-cell office:value-type="float" office:value="250.40263" calcext:value-type="float">
            <text:p>250.40263</text:p>
          </table:table-cell>
          <table:table-cell office:value-type="float" office:value="0.349696" calcext:value-type="float">
            <text:p>0.349696</text:p>
          </table:table-cell>
          <table:table-cell office:value-type="float" office:value="0.94937" calcext:value-type="float">
            <text:p>0.9493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48" xlink:type="simple">348</text:a></text:p>
          </table:table-cell>
          <table:table-cell office:value-type="string" calcext:value-type="string">
            <text:p>2M21000032+5047506</text:p>
          </table:table-cell>
          <table:table-cell office:value-type="float" office:value="0.010561" calcext:value-type="float">
            <text:p>0.010561</text:p>
          </table:table-cell>
          <table:table-cell office:value-type="float" office:value="0.931075" calcext:value-type="float">
            <text:p>0.931075</text:p>
          </table:table-cell>
          <table:table-cell office:value-type="float" office:value="0.82295759" calcext:value-type="float">
            <text:p>0.82295759</text:p>
          </table:table-cell>
          <table:table-cell office:value-type="float" office:value="0.00414994" calcext:value-type="float">
            <text:p>0.00414994</text:p>
          </table:table-cell>
          <table:table-cell office:value-type="float" office:value="0.01673" calcext:value-type="float">
            <text:p>0.01673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49" xlink:type="simple">349</text:a></text:p>
          </table:table-cell>
          <table:table-cell office:value-type="string" calcext:value-type="string">
            <text:p>2M21085247+4933419</text:p>
          </table:table-cell>
          <table:table-cell office:value-type="float" office:value="-0.106381" calcext:value-type="float">
            <text:p>-0.106381</text:p>
          </table:table-cell>
          <table:table-cell office:value-type="float" office:value="1.492935" calcext:value-type="float">
            <text:p>1.492935</text:p>
          </table:table-cell>
          <table:table-cell office:value-type="float" office:value="1598.629" calcext:value-type="float">
            <text:p>1598.629</text:p>
          </table:table-cell>
          <table:table-cell office:value-type="float" office:value="0.212096" calcext:value-type="float">
            <text:p>0.212096</text:p>
          </table:table-cell>
          <table:table-cell office:value-type="float" office:value="2.79897" calcext:value-type="float">
            <text:p>2.7989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50" xlink:type="simple">350</text:a></text:p>
          </table:table-cell>
          <table:table-cell office:value-type="string" calcext:value-type="string">
            <text:p>2M21115923+4702111</text:p>
          </table:table-cell>
          <table:table-cell office:value-type="float" office:value="-0.027335" calcext:value-type="float">
            <text:p>-0.027335</text:p>
          </table:table-cell>
          <table:table-cell office:value-type="float" office:value="2.525797" calcext:value-type="float">
            <text:p>2.525797</text:p>
          </table:table-cell>
          <table:table-cell office:value-type="float" office:value="669.35492" calcext:value-type="float">
            <text:p>669.35492</text:p>
          </table:table-cell>
          <table:table-cell office:value-type="float" office:value="0.451876" calcext:value-type="float">
            <text:p>0.451876</text:p>
          </table:table-cell>
          <table:table-cell office:value-type="float" office:value="1.82747" calcext:value-type="float">
            <text:p>1.8274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51" xlink:type="simple">351</text:a></text:p>
          </table:table-cell>
          <table:table-cell office:value-type="string" calcext:value-type="string">
            <text:p>2M21170564+4746449</text:p>
          </table:table-cell>
          <table:table-cell office:value-type="float" office:value="-0.267566" calcext:value-type="float">
            <text:p>-0.267566</text:p>
          </table:table-cell>
          <table:table-cell office:value-type="float" office:value="1.592421" calcext:value-type="float">
            <text:p>1.592421</text:p>
          </table:table-cell>
          <table:table-cell office:value-type="float" office:value="1394.6868" calcext:value-type="float">
            <text:p>1394.6868</text:p>
          </table:table-cell>
          <table:table-cell office:value-type="float" office:value="0.469457" calcext:value-type="float">
            <text:p>0.469457</text:p>
          </table:table-cell>
          <table:table-cell office:value-type="float" office:value="2.40141" calcext:value-type="float">
            <text:p>2.4014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52" xlink:type="simple">352</text:a></text:p>
          </table:table-cell>
          <table:table-cell office:value-type="string" calcext:value-type="string">
            <text:p>2M21172208+4843343</text:p>
          </table:table-cell>
          <table:table-cell office:value-type="float" office:value="0.151455" calcext:value-type="float">
            <text:p>0.151455</text:p>
          </table:table-cell>
          <table:table-cell office:value-type="float" office:value="3.481946" calcext:value-type="float">
            <text:p>3.481946</text:p>
          </table:table-cell>
          <table:table-cell office:value-type="float" office:value="1285.35" calcext:value-type="float">
            <text:p>1285.35</text:p>
          </table:table-cell>
          <table:table-cell office:value-type="float" office:value="0.29751" calcext:value-type="float">
            <text:p>0.29751</text:p>
          </table:table-cell>
          <table:table-cell office:value-type="float" office:value="3.32008" calcext:value-type="float">
            <text:p>3.3200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53" xlink:type="simple">353</text:a></text:p>
          </table:table-cell>
          <table:table-cell office:value-type="string" calcext:value-type="string">
            <text:p>2M21182361+4817275</text:p>
          </table:table-cell>
          <table:table-cell office:value-type="float" office:value="-0.290842" calcext:value-type="float">
            <text:p>-0.290842</text:p>
          </table:table-cell>
          <table:table-cell office:value-type="float" office:value="0.970849" calcext:value-type="float">
            <text:p>0.970849</text:p>
          </table:table-cell>
          <table:table-cell office:value-type="float" office:value="1347.2229" calcext:value-type="float">
            <text:p>1347.2229</text:p>
          </table:table-cell>
          <table:table-cell office:value-type="float" office:value="0.184643" calcext:value-type="float">
            <text:p>0.184643</text:p>
          </table:table-cell>
          <table:table-cell office:value-type="float" office:value="2.10475" calcext:value-type="float">
            <text:p>2.10475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54" xlink:type="simple">354</text:a></text:p>
          </table:table-cell>
          <table:table-cell office:value-type="string" calcext:value-type="string">
            <text:p>2M21222665+4539494</text:p>
          </table:table-cell>
          <table:table-cell office:value-type="float" office:value="-0.259269" calcext:value-type="float">
            <text:p>-0.259269</text:p>
          </table:table-cell>
          <table:table-cell office:value-type="float" office:value="1.316768" calcext:value-type="float">
            <text:p>1.316768</text:p>
          </table:table-cell>
          <table:table-cell office:value-type="float" office:value="564.24032" calcext:value-type="float">
            <text:p>564.24032</text:p>
          </table:table-cell>
          <table:table-cell office:value-type="float" office:value="0.302644" calcext:value-type="float">
            <text:p>0.302644</text:p>
          </table:table-cell>
          <table:table-cell office:value-type="float" office:value="1.27601" calcext:value-type="float">
            <text:p>1.2760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55" xlink:type="simple">355</text:a></text:p>
          </table:table-cell>
          <table:table-cell office:value-type="string" calcext:value-type="string">
            <text:p>2M21225400+4453001</text:p>
          </table:table-cell>
          <table:table-cell office:value-type="float" office:value="-0.228159" calcext:value-type="float">
            <text:p>-0.228159</text:p>
          </table:table-cell>
          <table:table-cell office:value-type="float" office:value="1.298449" calcext:value-type="float">
            <text:p>1.298449</text:p>
          </table:table-cell>
          <table:table-cell office:value-type="float" office:value="1039.0722" calcext:value-type="float">
            <text:p>1039.0722</text:p>
          </table:table-cell>
          <table:table-cell office:value-type="float" office:value="0.172904" calcext:value-type="float">
            <text:p>0.172904</text:p>
          </table:table-cell>
          <table:table-cell office:value-type="float" office:value="2.01521" calcext:value-type="float">
            <text:p>2.0152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56" xlink:type="simple">356</text:a></text:p>
          </table:table-cell>
          <table:table-cell office:value-type="string" calcext:value-type="string">
            <text:p>2M21234925+4534342</text:p>
          </table:table-cell>
          <table:table-cell office:value-type="float" office:value="-0.328128" calcext:value-type="float">
            <text:p>-0.328128</text:p>
          </table:table-cell>
          <table:table-cell office:value-type="float" office:value="1.73382" calcext:value-type="float">
            <text:p>1.73382</text:p>
          </table:table-cell>
          <table:table-cell office:value-type="float" office:value="159.88473" calcext:value-type="float">
            <text:p>159.88473</text:p>
          </table:table-cell>
          <table:table-cell office:value-type="float" office:value="0.201883" calcext:value-type="float">
            <text:p>0.201883</text:p>
          </table:table-cell>
          <table:table-cell office:value-type="float" office:value="0.64356" calcext:value-type="float">
            <text:p>0.64356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57" xlink:type="simple">357</text:a></text:p>
          </table:table-cell>
          <table:table-cell office:value-type="string" calcext:value-type="string">
            <text:p>2M21244622+1247365</text:p>
          </table:table-cell>
          <table:table-cell office:value-type="float" office:value="-0.195255" calcext:value-type="float">
            <text:p>-0.195255</text:p>
          </table:table-cell>
          <table:table-cell office:value-type="float" office:value="1.048664" calcext:value-type="float">
            <text:p>1.048664</text:p>
          </table:table-cell>
          <table:table-cell office:value-type="float" office:value="109.43646" calcext:value-type="float">
            <text:p>109.43646</text:p>
          </table:table-cell>
          <table:table-cell office:value-type="float" office:value="0.113846" calcext:value-type="float">
            <text:p>0.113846</text:p>
          </table:table-cell>
          <table:table-cell office:value-type="float" office:value="0.4247" calcext:value-type="float">
            <text:p>0.424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58" xlink:type="simple">358</text:a></text:p>
          </table:table-cell>
          <table:table-cell office:value-type="string" calcext:value-type="string">
            <text:p>2M21254515+4412510</text:p>
          </table:table-cell>
          <table:table-cell office:value-type="float" office:value="-0.322843" calcext:value-type="float">
            <text:p>-0.322843</text:p>
          </table:table-cell>
          <table:table-cell office:value-type="float" office:value="1.062918" calcext:value-type="float">
            <text:p>1.062918</text:p>
          </table:table-cell>
          <table:table-cell office:value-type="float" office:value="974.03512" calcext:value-type="float">
            <text:p>974.03512</text:p>
          </table:table-cell>
          <table:table-cell office:value-type="float" office:value="0.222044" calcext:value-type="float">
            <text:p>0.222044</text:p>
          </table:table-cell>
          <table:table-cell office:value-type="float" office:value="1.72939" calcext:value-type="float">
            <text:p>1.72939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59" xlink:type="simple">359</text:a></text:p>
          </table:table-cell>
          <table:table-cell office:value-type="string" calcext:value-type="string">
            <text:p>2M21262850+1138426</text:p>
          </table:table-cell>
          <table:table-cell office:value-type="float" office:value="0.077951" calcext:value-type="float">
            <text:p>0.077951</text:p>
          </table:table-cell>
          <table:table-cell office:value-type="float" office:value="1.138479" calcext:value-type="float">
            <text:p>1.138479</text:p>
          </table:table-cell>
          <table:table-cell office:value-type="float" office:value="1557.5077" calcext:value-type="float">
            <text:p>1557.5077</text:p>
          </table:table-cell>
          <table:table-cell office:value-type="float" office:value="0.286931" calcext:value-type="float">
            <text:p>0.286931</text:p>
          </table:table-cell>
          <table:table-cell office:value-type="float" office:value="2.36373" calcext:value-type="float">
            <text:p>2.36373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60" xlink:type="simple">360</text:a></text:p>
          </table:table-cell>
          <table:table-cell office:value-type="string" calcext:value-type="string">
            <text:p>2M21264913+4515101</text:p>
          </table:table-cell>
          <table:table-cell office:value-type="float" office:value="-0.16394" calcext:value-type="float">
            <text:p>-0.16394</text:p>
          </table:table-cell>
          <table:table-cell office:value-type="float" office:value="0.663964" calcext:value-type="float">
            <text:p>0.663964</text:p>
          </table:table-cell>
          <table:table-cell office:value-type="float" office:value="2.1998025" calcext:value-type="float">
            <text:p>2.1998025</text:p>
          </table:table-cell>
          <table:table-cell office:value-type="float" office:value="0.00516603" calcext:value-type="float">
            <text:p>0.00516603</text:p>
          </table:table-cell>
          <table:table-cell office:value-type="float" office:value="0.02873" calcext:value-type="float">
            <text:p>0.02873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61" xlink:type="simple">361</text:a></text:p>
          </table:table-cell>
          <table:table-cell office:value-type="string" calcext:value-type="string">
            <text:p>2M21271422+4621236</text:p>
          </table:table-cell>
          <table:table-cell office:value-type="float" office:value="-0.14614" calcext:value-type="float">
            <text:p>-0.14614</text:p>
          </table:table-cell>
          <table:table-cell office:value-type="float" office:value="0.82476" calcext:value-type="float">
            <text:p>0.82476</text:p>
          </table:table-cell>
          <table:table-cell office:value-type="float" office:value="22.254918" calcext:value-type="float">
            <text:p>22.254918</text:p>
          </table:table-cell>
          <table:table-cell office:value-type="float" office:value="0.121701" calcext:value-type="float">
            <text:p>0.121701</text:p>
          </table:table-cell>
          <table:table-cell office:value-type="float" office:value="0.13248" calcext:value-type="float">
            <text:p>0.1324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62" xlink:type="simple">362</text:a></text:p>
          </table:table-cell>
          <table:table-cell office:value-type="string" calcext:value-type="string">
            <text:p>2M21273750+4654009</text:p>
          </table:table-cell>
          <table:table-cell office:value-type="float" office:value="-0.211308" calcext:value-type="float">
            <text:p>-0.211308</text:p>
          </table:table-cell>
          <table:table-cell office:value-type="float" office:value="1.897541" calcext:value-type="float">
            <text:p>1.897541</text:p>
          </table:table-cell>
          <table:table-cell office:value-type="float" office:value="380.45386" calcext:value-type="float">
            <text:p>380.45386</text:p>
          </table:table-cell>
          <table:table-cell office:value-type="float" office:value="0.0238496" calcext:value-type="float">
            <text:p>0.0238496</text:p>
          </table:table-cell>
          <table:table-cell office:value-type="float" office:value="1.26157" calcext:value-type="float">
            <text:p>1.2615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63" xlink:type="simple">363</text:a></text:p>
          </table:table-cell>
          <table:table-cell office:value-type="string" calcext:value-type="string">
            <text:p>2M21274355+1202081</text:p>
          </table:table-cell>
          <table:table-cell office:value-type="float" office:value="-0.49733" calcext:value-type="float">
            <text:p>-0.49733</text:p>
          </table:table-cell>
          <table:table-cell office:value-type="float" office:value="0.841087" calcext:value-type="float">
            <text:p>0.841087</text:p>
          </table:table-cell>
          <table:table-cell office:value-type="float" office:value="279.2064" calcext:value-type="float">
            <text:p>279.2064</text:p>
          </table:table-cell>
          <table:table-cell office:value-type="float" office:value="0.0407808" calcext:value-type="float">
            <text:p>0.0407808</text:p>
          </table:table-cell>
          <table:table-cell office:value-type="float" office:value="0.76465" calcext:value-type="float">
            <text:p>0.76465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64" xlink:type="simple">364</text:a></text:p>
          </table:table-cell>
          <table:table-cell office:value-type="string" calcext:value-type="string">
            <text:p>2M21281415+1207240</text:p>
          </table:table-cell>
          <table:table-cell office:value-type="float" office:value="-0.156087" calcext:value-type="float">
            <text:p>-0.156087</text:p>
          </table:table-cell>
          <table:table-cell office:value-type="float" office:value="1.574537" calcext:value-type="float">
            <text:p>1.574537</text:p>
          </table:table-cell>
          <table:table-cell office:value-type="float" office:value="209.09595" calcext:value-type="float">
            <text:p>209.09595</text:p>
          </table:table-cell>
          <table:table-cell office:value-type="float" office:value="0.0817502" calcext:value-type="float">
            <text:p>0.0817502</text:p>
          </table:table-cell>
          <table:table-cell office:value-type="float" office:value="0.77548" calcext:value-type="float">
            <text:p>0.7754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65" xlink:type="simple">365</text:a></text:p>
          </table:table-cell>
          <table:table-cell office:value-type="string" calcext:value-type="string">
            <text:p>2M21301297+1133164</text:p>
          </table:table-cell>
          <table:table-cell office:value-type="float" office:value="-0.24415" calcext:value-type="float">
            <text:p>-0.24415</text:p>
          </table:table-cell>
          <table:table-cell office:value-type="float" office:value="0.850698" calcext:value-type="float">
            <text:p>0.850698</text:p>
          </table:table-cell>
          <table:table-cell office:value-type="float" office:value="536.81877" calcext:value-type="float">
            <text:p>536.81877</text:p>
          </table:table-cell>
          <table:table-cell office:value-type="float" office:value="0.260204" calcext:value-type="float">
            <text:p>0.260204</text:p>
          </table:table-cell>
          <table:table-cell office:value-type="float" office:value="1.0252" calcext:value-type="float">
            <text:p>1.025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66" xlink:type="simple">366</text:a></text:p>
          </table:table-cell>
          <table:table-cell office:value-type="string" calcext:value-type="string">
            <text:p>2M21303338+1314001</text:p>
          </table:table-cell>
          <table:table-cell office:value-type="float" office:value="-0.240996" calcext:value-type="float">
            <text:p>-0.240996</text:p>
          </table:table-cell>
          <table:table-cell office:value-type="float" office:value="1.215318" calcext:value-type="float">
            <text:p>1.215318</text:p>
          </table:table-cell>
          <table:table-cell office:value-type="float" office:value="63.772264" calcext:value-type="float">
            <text:p>63.772264</text:p>
          </table:table-cell>
          <table:table-cell office:value-type="float" office:value="0.00747379" calcext:value-type="float">
            <text:p>0.00747379</text:p>
          </table:table-cell>
          <table:table-cell office:value-type="float" office:value="0.33201" calcext:value-type="float">
            <text:p>0.3320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67" xlink:type="simple">367</text:a></text:p>
          </table:table-cell>
          <table:table-cell office:value-type="string" calcext:value-type="string">
            <text:p>2M21303727+1155122</text:p>
          </table:table-cell>
          <table:table-cell office:value-type="float" office:value="0.091078" calcext:value-type="float">
            <text:p>0.091078</text:p>
          </table:table-cell>
          <table:table-cell office:value-type="float" office:value="1.079849" calcext:value-type="float">
            <text:p>1.079849</text:p>
          </table:table-cell>
          <table:table-cell office:value-type="float" office:value="11.712345" calcext:value-type="float">
            <text:p>11.712345</text:p>
          </table:table-cell>
          <table:table-cell office:value-type="float" office:value="0.489119" calcext:value-type="float">
            <text:p>0.489119</text:p>
          </table:table-cell>
          <table:table-cell office:value-type="float" office:value="0.08072" calcext:value-type="float">
            <text:p>0.0807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68" xlink:type="simple">368</text:a></text:p>
          </table:table-cell>
          <table:table-cell office:value-type="string" calcext:value-type="string">
            <text:p>2M21310059+1219589</text:p>
          </table:table-cell>
          <table:table-cell office:value-type="float" office:value="-0.82734" calcext:value-type="float">
            <text:p>-0.82734</text:p>
          </table:table-cell>
          <table:table-cell office:value-type="float" office:value="1.069762" calcext:value-type="float">
            <text:p>1.069762</text:p>
          </table:table-cell>
          <table:table-cell office:value-type="float" office:value="190.27506" calcext:value-type="float">
            <text:p>190.27506</text:p>
          </table:table-cell>
          <table:table-cell office:value-type="float" office:value="0.196883" calcext:value-type="float">
            <text:p>0.196883</text:p>
          </table:table-cell>
          <table:table-cell office:value-type="float" office:value="0.59161" calcext:value-type="float">
            <text:p>0.59161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69" xlink:type="simple">369</text:a></text:p>
          </table:table-cell>
          <table:table-cell office:value-type="string" calcext:value-type="string">
            <text:p>2M21310801+1201391</text:p>
          </table:table-cell>
          <table:table-cell office:value-type="float" office:value="-0.211842" calcext:value-type="float">
            <text:p>-0.211842</text:p>
          </table:table-cell>
          <table:table-cell office:value-type="float" office:value="1.36009" calcext:value-type="float">
            <text:p>1.36009</text:p>
          </table:table-cell>
          <table:table-cell office:value-type="float" office:value="157.7327" calcext:value-type="float">
            <text:p>157.7327</text:p>
          </table:table-cell>
          <table:table-cell office:value-type="float" office:value="0.0545676" calcext:value-type="float">
            <text:p>0.0545676</text:p>
          </table:table-cell>
          <table:table-cell office:value-type="float" office:value="0.61662" calcext:value-type="float">
            <text:p>0.6166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70" xlink:type="simple">370</text:a></text:p>
          </table:table-cell>
          <table:table-cell office:value-type="string" calcext:value-type="string">
            <text:p>2M21312112+1307399</text:p>
          </table:table-cell>
          <table:table-cell office:value-type="float" office:value="-1.682475" calcext:value-type="float">
            <text:p>-1.682475</text:p>
          </table:table-cell>
          <table:table-cell office:value-type="float" office:value="0.867574" calcext:value-type="float">
            <text:p>0.867574</text:p>
          </table:table-cell>
          <table:table-cell office:value-type="float" office:value="102.05481" calcext:value-type="float">
            <text:p>102.05481</text:p>
          </table:table-cell>
          <table:table-cell office:value-type="float" office:value="0.0798881" calcext:value-type="float">
            <text:p>0.0798881</text:p>
          </table:table-cell>
          <table:table-cell office:value-type="float" office:value="0.38437" calcext:value-type="float">
            <text:p>0.3843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71" xlink:type="simple">371</text:a></text:p>
          </table:table-cell>
          <table:table-cell office:value-type="string" calcext:value-type="string">
            <text:p>2M21313183+1139365</text:p>
          </table:table-cell>
          <table:table-cell office:value-type="float" office:value="-0.26127" calcext:value-type="float">
            <text:p>-0.26127</text:p>
          </table:table-cell>
          <table:table-cell office:value-type="float" office:value="0.848835" calcext:value-type="float">
            <text:p>0.848835</text:p>
          </table:table-cell>
          <table:table-cell office:value-type="float" office:value="1439.4379" calcext:value-type="float">
            <text:p>1439.4379</text:p>
          </table:table-cell>
          <table:table-cell office:value-type="float" office:value="0.472728" calcext:value-type="float">
            <text:p>0.472728</text:p>
          </table:table-cell>
          <table:table-cell office:value-type="float" office:value="1.75862" calcext:value-type="float">
            <text:p>1.7586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72" xlink:type="simple">372</text:a></text:p>
          </table:table-cell>
          <table:table-cell office:value-type="string" calcext:value-type="string">
            <text:p>2M21315735+1156548</text:p>
          </table:table-cell>
          <table:table-cell office:value-type="float" office:value="-0.85961" calcext:value-type="float">
            <text:p>-0.85961</text:p>
          </table:table-cell>
          <table:table-cell office:value-type="float" office:value="1.068787" calcext:value-type="float">
            <text:p>1.068787</text:p>
          </table:table-cell>
          <table:table-cell office:value-type="float" office:value="74.373343" calcext:value-type="float">
            <text:p>74.373343</text:p>
          </table:table-cell>
          <table:table-cell office:value-type="float" office:value="0.0898015" calcext:value-type="float">
            <text:p>0.0898015</text:p>
          </table:table-cell>
          <table:table-cell office:value-type="float" office:value="0.33534" calcext:value-type="float">
            <text:p>0.3353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73" xlink:type="simple">373</text:a></text:p>
          </table:table-cell>
          <table:table-cell office:value-type="string" calcext:value-type="string">
            <text:p>2M21324071+1224030</text:p>
          </table:table-cell>
          <table:table-cell office:value-type="float" office:value="-0.441745" calcext:value-type="float">
            <text:p>-0.441745</text:p>
          </table:table-cell>
          <table:table-cell office:value-type="float" office:value="1.206227" calcext:value-type="float">
            <text:p>1.206227</text:p>
          </table:table-cell>
          <table:table-cell office:value-type="float" office:value="69.547434" calcext:value-type="float">
            <text:p>69.547434</text:p>
          </table:table-cell>
          <table:table-cell office:value-type="float" office:value="0.123043" calcext:value-type="float">
            <text:p>0.123043</text:p>
          </table:table-cell>
          <table:table-cell office:value-type="float" office:value="0.33022" calcext:value-type="float">
            <text:p>0.3302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74" xlink:type="simple">374</text:a></text:p>
          </table:table-cell>
          <table:table-cell office:value-type="string" calcext:value-type="string">
            <text:p>2M21325045+1206334</text:p>
          </table:table-cell>
          <table:table-cell office:value-type="float" office:value="-0.71971" calcext:value-type="float">
            <text:p>-0.71971</text:p>
          </table:table-cell>
          <table:table-cell office:value-type="float" office:value="0.382997" calcext:value-type="float">
            <text:p>0.382997</text:p>
          </table:table-cell>
          <table:table-cell office:value-type="float" office:value="61.439975" calcext:value-type="float">
            <text:p>61.439975</text:p>
          </table:table-cell>
          <table:table-cell office:value-type="float" office:value="0.0509456" calcext:value-type="float">
            <text:p>0.0509456</text:p>
          </table:table-cell>
          <table:table-cell office:value-type="float" office:value="0.20362" calcext:value-type="float">
            <text:p>0.20362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75" xlink:type="simple">375</text:a></text:p>
          </table:table-cell>
          <table:table-cell office:value-type="string" calcext:value-type="string">
            <text:p>2M21331372+1254561</text:p>
          </table:table-cell>
          <table:table-cell office:value-type="float" office:value="0.36402" calcext:value-type="float">
            <text:p>0.36402</text:p>
          </table:table-cell>
          <table:table-cell office:value-type="float" office:value="1.287152" calcext:value-type="float">
            <text:p>1.287152</text:p>
          </table:table-cell>
          <table:table-cell office:value-type="float" office:value="242.61002" calcext:value-type="float">
            <text:p>242.61002</text:p>
          </table:table-cell>
          <table:table-cell office:value-type="float" office:value="0.0239469" calcext:value-type="float">
            <text:p>0.0239469</text:p>
          </table:table-cell>
          <table:table-cell office:value-type="float" office:value="0.81798" calcext:value-type="float">
            <text:p>0.81798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76" xlink:type="simple">376</text:a></text:p>
          </table:table-cell>
          <table:table-cell office:value-type="string" calcext:value-type="string">
            <text:p>2M21334323+1125252</text:p>
          </table:table-cell>
          <table:table-cell office:value-type="float" office:value="0.26862" calcext:value-type="float">
            <text:p>0.26862</text:p>
          </table:table-cell>
          <table:table-cell office:value-type="float" office:value="0.784131" calcext:value-type="float">
            <text:p>0.784131</text:p>
          </table:table-cell>
          <table:table-cell office:value-type="float" office:value="1757.6629" calcext:value-type="float">
            <text:p>1757.6629</text:p>
          </table:table-cell>
          <table:table-cell office:value-type="float" office:value="0.177225" calcext:value-type="float">
            <text:p>0.177225</text:p>
          </table:table-cell>
          <table:table-cell office:value-type="float" office:value="2.29454" calcext:value-type="float">
            <text:p>2.2945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77" xlink:type="simple">377</text:a></text:p>
          </table:table-cell>
          <table:table-cell office:value-type="string" calcext:value-type="string">
            <text:p>2M21341600+1148394</text:p>
          </table:table-cell>
          <table:table-cell office:value-type="float" office:value="0.013224" calcext:value-type="float">
            <text:p>0.013224</text:p>
          </table:table-cell>
          <table:table-cell office:value-type="float" office:value="1.416929" calcext:value-type="float">
            <text:p>1.416929</text:p>
          </table:table-cell>
          <table:table-cell office:value-type="float" office:value="159.78754" calcext:value-type="float">
            <text:p>159.78754</text:p>
          </table:table-cell>
          <table:table-cell office:value-type="float" office:value="0.486546" calcext:value-type="float">
            <text:p>0.486546</text:p>
          </table:table-cell>
          <table:table-cell office:value-type="float" office:value="0.53164" calcext:value-type="float">
            <text:p>0.53164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78" xlink:type="simple">378</text:a></text:p>
          </table:table-cell>
          <table:table-cell office:value-type="string" calcext:value-type="string">
            <text:p>2M21380962+4208595</text:p>
          </table:table-cell>
          <table:table-cell office:value-type="float" office:value="-0.39433" calcext:value-type="float">
            <text:p>-0.39433</text:p>
          </table:table-cell>
          <table:table-cell office:value-type="float" office:value="0.791703" calcext:value-type="float">
            <text:p>0.791703</text:p>
          </table:table-cell>
          <table:table-cell office:value-type="float" office:value="18.397369" calcext:value-type="float">
            <text:p>18.397369</text:p>
          </table:table-cell>
          <table:table-cell office:value-type="float" office:value="0.0203547" calcext:value-type="float">
            <text:p>0.0203547</text:p>
          </table:table-cell>
          <table:table-cell office:value-type="float" office:value="0.12405" calcext:value-type="float">
            <text:p>0.12405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79" xlink:type="simple">379</text:a></text:p>
          </table:table-cell>
          <table:table-cell office:value-type="string" calcext:value-type="string">
            <text:p>2M21415678+4306484</text:p>
          </table:table-cell>
          <table:table-cell office:value-type="float" office:value="0.042618" calcext:value-type="float">
            <text:p>0.042618</text:p>
          </table:table-cell>
          <table:table-cell office:value-type="float" office:value="1.760114" calcext:value-type="float">
            <text:p>1.760114</text:p>
          </table:table-cell>
          <table:table-cell office:value-type="float" office:value="153.67379" calcext:value-type="float">
            <text:p>153.67379</text:p>
          </table:table-cell>
          <table:table-cell office:value-type="float" office:value="0.325247" calcext:value-type="float">
            <text:p>0.325247</text:p>
          </table:table-cell>
          <table:table-cell office:value-type="float" office:value="0.60546" calcext:value-type="float">
            <text:p>0.60546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80" xlink:type="simple">380</text:a></text:p>
          </table:table-cell>
          <table:table-cell office:value-type="string" calcext:value-type="string">
            <text:p>2M21442136+4312587</text:p>
          </table:table-cell>
          <table:table-cell office:value-type="float" office:value="-0.15765" calcext:value-type="float">
            <text:p>-0.15765</text:p>
          </table:table-cell>
          <table:table-cell office:value-type="float" office:value="0.727132" calcext:value-type="float">
            <text:p>0.727132</text:p>
          </table:table-cell>
          <table:table-cell office:value-type="float" office:value="241.38042" calcext:value-type="float">
            <text:p>241.38042</text:p>
          </table:table-cell>
          <table:table-cell office:value-type="float" office:value="0.30505" calcext:value-type="float">
            <text:p>0.30505</text:p>
          </table:table-cell>
          <table:table-cell office:value-type="float" office:value="0.54017" calcext:value-type="float">
            <text:p>0.54017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81" xlink:type="simple">381</text:a></text:p>
          </table:table-cell>
          <table:table-cell office:value-type="string" calcext:value-type="string">
            <text:p>2M21482923+4307053</text:p>
          </table:table-cell>
          <table:table-cell office:value-type="float" office:value="0.002472" calcext:value-type="float">
            <text:p>0.002472</text:p>
          </table:table-cell>
          <table:table-cell office:value-type="float" office:value="1.505675" calcext:value-type="float">
            <text:p>1.505675</text:p>
          </table:table-cell>
          <table:table-cell office:value-type="float" office:value="93.154871" calcext:value-type="float">
            <text:p>93.154871</text:p>
          </table:table-cell>
          <table:table-cell office:value-type="float" office:value="0.0478579" calcext:value-type="float">
            <text:p>0.0478579</text:p>
          </table:table-cell>
          <table:table-cell office:value-type="float" office:value="0.45143" calcext:value-type="float">
            <text:p>0.45143</text:p>
          </table:table-cell>
        </table:table-row>
        <table:table-row table:style-name="ro1">
          <table:table-cell office:value-type="string" calcext:value-type="string">
            <text:p><text:a xlink:href="http://vizier.cfa.harvard.edu/viz-bin/VizieR-5?-ref=VIZ5c7536f92097c&amp;-out.add=.&amp;-source=J/AJ/151/85/table4&amp;recno=382" xlink:type="simple">382</text:a></text:p>
          </table:table-cell>
          <table:table-cell office:value-type="string" calcext:value-type="string">
            <text:p>2M21492557+4203285</text:p>
          </table:table-cell>
          <table:table-cell office:value-type="float" office:value="0.24058" calcext:value-type="float">
            <text:p>0.24058</text:p>
          </table:table-cell>
          <table:table-cell office:value-type="float" office:value="0.992951" calcext:value-type="float">
            <text:p>0.992951</text:p>
          </table:table-cell>
          <table:table-cell office:value-type="float" office:value="22.345783" calcext:value-type="float">
            <text:p>22.345783</text:p>
          </table:table-cell>
          <table:table-cell office:value-type="float" office:value="0.00829875" calcext:value-type="float">
            <text:p>0.00829875</text:p>
          </table:table-cell>
          <table:table-cell office:value-type="float" office:value="0.15404" calcext:value-type="float">
            <text:p>0.154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ZSongTi" svg:font-family="FZSongTi" style:font-family-generic="system" style:font-pitch="variable"/>
    <style:font-face style:name="Noto Kufi Arabic" svg:font-family="'Noto Kufi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Noto Kufi Arab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FZSongTi" style:font-family-asian="FZSongTi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2:59:11.364552506</meta:creation-date>
    <dc:date>2019-02-26T13:00:22.811332632</dc:date>
    <meta:editing-duration>PT1M13S</meta:editing-duration>
    <meta:editing-cycles>1</meta:editing-cycles>
    <meta:document-statistic meta:table-count="1" meta:cell-count="2681" meta:object-count="0"/>
    <meta:generator>LibreOffice/6.0.3.2$Linux_X86_64 LibreOffice_project/00m0$Build-2</meta:generator>
  </office:meta>
</office:document-meta>
</file>